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6" style:family="table-column">
      <style:table-column-properties fo:break-before="auto" style:column-width="46.6mm"/>
    </style:style>
    <style:style style:name="co37" style:family="table-column">
      <style:table-column-properties fo:break-before="auto" style:column-width="14.66mm"/>
    </style:style>
    <style:style style:name="co38" style:family="table-column">
      <style:table-column-properties fo:break-before="auto" style:column-width="23.28mm"/>
    </style:style>
    <style:style style:name="co39" style:family="table-column">
      <style:table-column-properties fo:break-before="auto" style:column-width="58.4mm"/>
    </style:style>
    <style:style style:name="co46" style:family="table-column">
      <style:table-column-properties fo:break-before="auto" style:column-width="24.15mm"/>
    </style:style>
    <style:style style:name="co41" style:family="table-column">
      <style:table-column-properties fo:break-before="auto" style:column-width="9.19mm"/>
    </style:style>
    <style:style style:name="co47" style:family="table-column">
      <style:table-column-properties fo:break-before="auto" style:column-width="9.75mm"/>
    </style:style>
    <style:style style:name="co43" style:family="table-column">
      <style:table-column-properties fo:break-before="auto" style:column-width="12.35mm"/>
    </style:style>
    <style:style style:name="co44" style:family="table-column">
      <style:table-column-properties fo:break-before="auto" style:column-width="18.4mm"/>
    </style:style>
    <style:style style:name="co45" style:family="table-column">
      <style:table-column-properties fo:break-before="auto" style:column-width="10.9mm"/>
    </style:style>
    <style:style style:name="co13" style:family="table-column">
      <style:table-column-properties fo:break-before="auto" style:column-width="43.73mm"/>
    </style:style>
    <style:style style:name="co14" style:family="table-column">
      <style:table-column-properties fo:break-before="auto" style:column-width="20.78mm"/>
    </style:style>
    <style:style style:name="co15" style:family="table-column">
      <style:table-column-properties fo:break-before="auto" style:column-width="16.37mm"/>
    </style:style>
    <style:style style:name="co16" style:family="table-column">
      <style:table-column-properties fo:break-before="auto" style:column-width="17.74mm"/>
    </style:style>
    <style:style style:name="co6" style:family="table-column">
      <style:table-column-properties fo:break-before="auto" style:column-width="9.17mm"/>
    </style:style>
    <style:style style:name="co7" style:family="table-column">
      <style:table-column-properties fo:break-before="auto" style:column-width="10mm"/>
    </style:style>
    <style:style style:name="co8" style:family="table-column">
      <style:table-column-properties fo:break-before="auto" style:column-width="13.04mm"/>
    </style:style>
    <style:style style:name="co9" style:family="table-column">
      <style:table-column-properties fo:break-before="auto" style:column-width="18.57mm"/>
    </style:style>
    <style:style style:name="co17" style:family="table-column">
      <style:table-column-properties fo:break-before="auto" style:column-width="10.28mm"/>
    </style:style>
    <style:style style:name="co23" style:family="table-column">
      <style:table-column-properties fo:break-before="auto" style:column-width="45.01mm"/>
    </style:style>
    <style:style style:name="co24" style:family="table-column">
      <style:table-column-properties fo:break-before="auto" style:column-width="14.52mm"/>
    </style:style>
    <style:style style:name="co25" style:family="table-column">
      <style:table-column-properties fo:break-before="auto" style:column-width="22.4mm"/>
    </style:style>
    <style:style style:name="co26" style:family="table-column">
      <style:table-column-properties fo:break-before="auto" style:column-width="55.63mm"/>
    </style:style>
    <style:style style:name="co27" style:family="table-column">
      <style:table-column-properties fo:break-before="auto" style:column-width="17.52mm"/>
    </style:style>
    <style:style style:name="co28" style:family="table-column">
      <style:table-column-properties fo:break-before="auto" style:column-width="9.07mm"/>
    </style:style>
    <style:style style:name="co29" style:family="table-column">
      <style:table-column-properties fo:break-before="auto" style:column-width="9.88mm"/>
    </style:style>
    <style:style style:name="co30" style:family="table-column">
      <style:table-column-properties fo:break-before="auto" style:column-width="20.5mm"/>
    </style:style>
    <style:style style:name="co31" style:family="table-column">
      <style:table-column-properties fo:break-before="auto" style:column-width="18.33mm"/>
    </style:style>
    <style:style style:name="co32" style:family="table-column">
      <style:table-column-properties fo:break-before="auto" style:column-width="10.71mm"/>
    </style:style>
    <style:style style:name="co33" style:family="table-column">
      <style:table-column-properties fo:break-before="auto" style:column-width="22.14mm"/>
    </style:style>
    <style:style style:name="co34" style:family="table-column">
      <style:table-column-properties fo:break-before="auto" style:column-width="21.27mm"/>
    </style:style>
    <style:style style:name="co35" style:family="table-column">
      <style:table-column-properties fo:break-before="auto" style:column-width="22.58mm"/>
    </style:style>
    <style:style style:name="co40" style:family="table-column">
      <style:table-column-properties fo:break-before="auto" style:column-width="44.59mm"/>
    </style:style>
    <style:style style:name="co42" style:family="table-column">
      <style:table-column-properties fo:break-before="auto" style:column-width="17.53mm"/>
    </style:style>
    <style:style style:name="co48" style:family="table-column">
      <style:table-column-properties fo:break-before="auto" style:column-width="27.89mm"/>
    </style:style>
    <style:style style:name="co49" style:family="table-column">
      <style:table-column-properties fo:break-before="auto" style:column-width="42.56mm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boolean-style style:name="N99">
      <number:boolean/>
    </number:boolean-style>
    <style:style style:name="ce1" style:family="table-cell" style:parent-style-name="Default">
      <style:text-properties style:font-name="Arial" style:font-name-asian="Andale Sans UI" style:font-name-complex="Tahoma"/>
    </style:style>
    <style:style style:name="ce2" style:family="table-cell" style:parent-style-name="Default" style:data-style-name="N99"/>
    <style:style style:name="ce3" style:family="table-cell" style:parent-style-name="Default">
      <style:table-cell-properties fo:background-color="#ffff00"/>
    </style:style>
    <style:style style:name="ce4" style:family="table-cell" style:parent-style-name="Default" style:data-style-name="N113"/>
    <style:style style:name="ce5" style:family="table-cell" style:parent-style-name="Default" style:data-style-name="N11"/>
  </office:automatic-styles>
  <office:body>
    <office:spreadsheet>
      <table:table table:name="Global" table:style-name="ta1" table:print="false"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38" table:default-cell-style-name="Default"/>
        <table:table-column table:style-name="co46" table:default-cell-style-name="Default"/>
        <table:table-column table:style-name="co41" table:default-cell-style-name="Default"/>
        <table:table-column table:style-name="co47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row table:style-name="ro2">
          <table:table-cell office:value-type="string" calcext:value-type="string">
            <text:p>filename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ub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heuristica</text:p>
          </table:table-cell>
          <table:table-cell office:value-type="string" calcext:value-type="string">
            <text:p>valor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20-10-10-1000-1,dssp</text:p>
          </table:table-cell>
          <table:table-cell office:value-type="float" office:value="3" calcext:value-type="float">
            <text:p>3</text:p>
          </table:table-cell>
          <table:table-cell office:value-type="float" office:value="-767.683162" calcext:value-type="float">
            <text:p>-767,68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767.685282" calcext:value-type="float">
            <text:p>-767,69</text:p>
          </table:table-cell>
          <table:table-cell office:value-type="float" office:value="1803.0411" calcext:value-type="float">
            <text:p>1803,0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20-10-10-1000-2,dssp</text:p>
          </table:table-cell>
          <table:table-cell office:value-type="float" office:value="7" calcext:value-type="float">
            <text:p>7</text:p>
          </table:table-cell>
          <table:table-cell office:value-type="float" office:value="-771.00776" calcext:value-type="float">
            <text:p>-771,0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771.011258" calcext:value-type="float">
            <text:p>-771,01</text:p>
          </table:table-cell>
          <table:table-cell office:value-type="float" office:value="1802.919988" calcext:value-type="float">
            <text:p>1802,9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20-10-10-250-1,dssp</text:p>
          </table:table-cell>
          <table:table-cell office:value-type="float" office:value="5413" calcext:value-type="float">
            <text:p>5413</text:p>
          </table:table-cell>
          <table:table-cell office:value-type="float" office:value="-193.891026" calcext:value-type="float">
            <text:p>-193,89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93.904447" calcext:value-type="float">
            <text:p>-193,9</text:p>
          </table:table-cell>
          <table:table-cell office:value-type="float" office:value="1800.21885" calcext:value-type="float">
            <text:p>1800,2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20-10-10-250-2,dssp</text:p>
          </table:table-cell>
          <table:table-cell office:value-type="float" office:value="6191" calcext:value-type="float">
            <text:p>6191</text:p>
          </table:table-cell>
          <table:table-cell office:value-type="float" office:value="-194.779169" calcext:value-type="float">
            <text:p>-194,78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94.803505" calcext:value-type="float">
            <text:p>-194,8</text:p>
          </table:table-cell>
          <table:table-cell office:value-type="float" office:value="1800.215993" calcext:value-type="float">
            <text:p>1800,2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20-10-10-500-1,dssp</text:p>
          </table:table-cell>
          <table:table-cell office:value-type="float" office:value="908" calcext:value-type="float">
            <text:p>908</text:p>
          </table:table-cell>
          <table:table-cell office:value-type="float" office:value="-385.414336" calcext:value-type="float">
            <text:p>-385,4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385.420119" calcext:value-type="float">
            <text:p>-385,42</text:p>
          </table:table-cell>
          <table:table-cell office:value-type="float" office:value="1800.685887" calcext:value-type="float">
            <text:p>1800,6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20-10-10-500-2,dssp</text:p>
          </table:table-cell>
          <table:table-cell office:value-type="float" office:value="1848" calcext:value-type="float">
            <text:p>1848</text:p>
          </table:table-cell>
          <table:table-cell office:value-type="float" office:value="-387.18522" calcext:value-type="float">
            <text:p>-387,19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387.196642" calcext:value-type="float">
            <text:p>-387,2</text:p>
          </table:table-cell>
          <table:table-cell office:value-type="float" office:value="1800.684882" calcext:value-type="float">
            <text:p>1800,6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20-10-10-750-1,dssp</text:p>
          </table:table-cell>
          <table:table-cell office:value-type="float" office:value="131" calcext:value-type="float">
            <text:p>131</text:p>
          </table:table-cell>
          <table:table-cell office:value-type="float" office:value="-576.975529" calcext:value-type="float">
            <text:p>-576,98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576.978244" calcext:value-type="float">
            <text:p>-576,98</text:p>
          </table:table-cell>
          <table:table-cell office:value-type="float" office:value="1801.653113" calcext:value-type="float">
            <text:p>1801,6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20-10-10-750-2,dssp</text:p>
          </table:table-cell>
          <table:table-cell office:value-type="float" office:value="546" calcext:value-type="float">
            <text:p>546</text:p>
          </table:table-cell>
          <table:table-cell office:value-type="float" office:value="-580.297967" calcext:value-type="float">
            <text:p>-580,3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580.304024" calcext:value-type="float">
            <text:p>-580,3</text:p>
          </table:table-cell>
          <table:table-cell office:value-type="float" office:value="1801.431934" calcext:value-type="float">
            <text:p>1801,4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20-15-15-1000-1,dssp</text:p>
          </table:table-cell>
          <table:table-cell office:value-type="float" office:value="1" calcext:value-type="float">
            <text:p>1</text:p>
          </table:table-cell>
          <table:table-cell office:value-type="float" office:value="-800" calcext:value-type="float">
            <text:p>-800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800" calcext:value-type="float">
            <text:p>-800</text:p>
          </table:table-cell>
          <table:table-cell office:value-type="float" office:value="1805.055902" calcext:value-type="float">
            <text:p>1805,0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20-15-15-1000-2,dssp</text:p>
          </table:table-cell>
          <table:table-cell office:value-type="float" office:value="3" calcext:value-type="float">
            <text:p>3</text:p>
          </table:table-cell>
          <table:table-cell office:value-type="float" office:value="-770.399394" calcext:value-type="float">
            <text:p>-770,4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770.40153" calcext:value-type="float">
            <text:p>-770,4</text:p>
          </table:table-cell>
          <table:table-cell office:value-type="float" office:value="1804.752586" calcext:value-type="float">
            <text:p>1804,7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20-15-15-250-1,dssp</text:p>
          </table:table-cell>
          <table:table-cell office:value-type="float" office:value="5901" calcext:value-type="float">
            <text:p>5901</text:p>
          </table:table-cell>
          <table:table-cell office:value-type="float" office:value="-193.373431" calcext:value-type="float">
            <text:p>-193,37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93.386023" calcext:value-type="float">
            <text:p>-193,39</text:p>
          </table:table-cell>
          <table:table-cell office:value-type="float" office:value="1800.338572" calcext:value-type="float">
            <text:p>1800,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20-15-15-250-2,dssp</text:p>
          </table:table-cell>
          <table:table-cell office:value-type="float" office:value="2618" calcext:value-type="float">
            <text:p>2618</text:p>
          </table:table-cell>
          <table:table-cell office:value-type="float" office:value="-195.44422" calcext:value-type="float">
            <text:p>-195,44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95.455717" calcext:value-type="float">
            <text:p>-195,46</text:p>
          </table:table-cell>
          <table:table-cell office:value-type="float" office:value="1800.269626" calcext:value-type="float">
            <text:p>1800,2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20-15-15-500-1,dssp</text:p>
          </table:table-cell>
          <table:table-cell office:value-type="float" office:value="270" calcext:value-type="float">
            <text:p>270</text:p>
          </table:table-cell>
          <table:table-cell office:value-type="float" office:value="-384.421093" calcext:value-type="float">
            <text:p>-384,42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384.423744" calcext:value-type="float">
            <text:p>-384,42</text:p>
          </table:table-cell>
          <table:table-cell office:value-type="float" office:value="1801.11828" calcext:value-type="float">
            <text:p>1801,1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20-15-15-500-2,dssp</text:p>
          </table:table-cell>
          <table:table-cell office:value-type="float" office:value="253" calcext:value-type="float">
            <text:p>253</text:p>
          </table:table-cell>
          <table:table-cell office:value-type="float" office:value="-386.969793" calcext:value-type="float">
            <text:p>-386,97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386.9731" calcext:value-type="float">
            <text:p>-386,97</text:p>
          </table:table-cell>
          <table:table-cell office:value-type="float" office:value="1801.356106" calcext:value-type="float">
            <text:p>1801,3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20-15-15-750-1,dssp</text:p>
          </table:table-cell>
          <table:table-cell office:value-type="float" office:value="3" calcext:value-type="float">
            <text:p>3</text:p>
          </table:table-cell>
          <table:table-cell office:value-type="float" office:value="-575.285229" calcext:value-type="float">
            <text:p>-575,29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575.287247" calcext:value-type="float">
            <text:p>-575,29</text:p>
          </table:table-cell>
          <table:table-cell office:value-type="float" office:value="1803.945732" calcext:value-type="float">
            <text:p>1803,9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20-15-15-750-2,dssp</text:p>
          </table:table-cell>
          <table:table-cell office:value-type="float" office:value="146" calcext:value-type="float">
            <text:p>146</text:p>
          </table:table-cell>
          <table:table-cell office:value-type="float" office:value="-579.626299" calcext:value-type="float">
            <text:p>-579,63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579.629519" calcext:value-type="float">
            <text:p>-579,63</text:p>
          </table:table-cell>
          <table:table-cell office:value-type="float" office:value="1802.2592" calcext:value-type="float">
            <text:p>1802,2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20-20-20-1000-1,dssp</text:p>
          </table:table-cell>
          <table:table-cell office:value-type="float" office:value="1" calcext:value-type="float">
            <text:p>1</text:p>
          </table:table-cell>
          <table:table-cell office:value-type="float" office:value="-800" calcext:value-type="float">
            <text:p>-800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800" calcext:value-type="float">
            <text:p>-800</text:p>
          </table:table-cell>
          <table:table-cell office:value-type="float" office:value="1808.626188" calcext:value-type="float">
            <text:p>1808,6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20-20-20-1000-2,dssp</text:p>
          </table:table-cell>
          <table:table-cell office:value-type="float" office:value="1" calcext:value-type="float">
            <text:p>1</text:p>
          </table:table-cell>
          <table:table-cell office:value-type="float" office:value="-769.921996" calcext:value-type="float">
            <text:p>-769,92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769.921996" calcext:value-type="float">
            <text:p>-769,92</text:p>
          </table:table-cell>
          <table:table-cell office:value-type="float" office:value="1805.898807" calcext:value-type="float">
            <text:p>1805,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20-20-20-250-1,dssp</text:p>
          </table:table-cell>
          <table:table-cell office:value-type="float" office:value="106" calcext:value-type="float">
            <text:p>106</text:p>
          </table:table-cell>
          <table:table-cell office:value-type="float" office:value="-192.697716" calcext:value-type="float">
            <text:p>-192,7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92.70337" calcext:value-type="float">
            <text:p>-192,7</text:p>
          </table:table-cell>
          <table:table-cell office:value-type="float" office:value="1800.441089" calcext:value-type="float">
            <text:p>1800,4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20-20-20-250-2,dssp</text:p>
          </table:table-cell>
          <table:table-cell office:value-type="float" office:value="1696" calcext:value-type="float">
            <text:p>1696</text:p>
          </table:table-cell>
          <table:table-cell office:value-type="float" office:value="-194.015615" calcext:value-type="float">
            <text:p>-194,02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94.026147" calcext:value-type="float">
            <text:p>-194,03</text:p>
          </table:table-cell>
          <table:table-cell office:value-type="float" office:value="1800.407569" calcext:value-type="float">
            <text:p>1800,4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20-20-20-500-1,dssp</text:p>
          </table:table-cell>
          <table:table-cell office:value-type="float" office:value="26" calcext:value-type="float">
            <text:p>26</text:p>
          </table:table-cell>
          <table:table-cell office:value-type="float" office:value="-383.334746" calcext:value-type="float">
            <text:p>-383,33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383.339961" calcext:value-type="float">
            <text:p>-383,34</text:p>
          </table:table-cell>
          <table:table-cell office:value-type="float" office:value="1801.771731" calcext:value-type="float">
            <text:p>1801,7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20-20-20-500-2,dssp</text:p>
          </table:table-cell>
          <table:table-cell office:value-type="float" office:value="191" calcext:value-type="float">
            <text:p>191</text:p>
          </table:table-cell>
          <table:table-cell office:value-type="float" office:value="-386.997862" calcext:value-type="float">
            <text:p>-387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387.002757" calcext:value-type="float">
            <text:p>-387</text:p>
          </table:table-cell>
          <table:table-cell office:value-type="float" office:value="1802.123277" calcext:value-type="float">
            <text:p>1802,1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20-20-20-750-1,dssp</text:p>
          </table:table-cell>
          <table:table-cell office:value-type="float" office:value="3" calcext:value-type="float">
            <text:p>3</text:p>
          </table:table-cell>
          <table:table-cell office:value-type="float" office:value="-576.063488" calcext:value-type="float">
            <text:p>-576,06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576.065915" calcext:value-type="float">
            <text:p>-576,07</text:p>
          </table:table-cell>
          <table:table-cell office:value-type="float" office:value="1803.413105" calcext:value-type="float">
            <text:p>1803,4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20-20-20-750-2,dssp</text:p>
          </table:table-cell>
          <table:table-cell office:value-type="float" office:value="4" calcext:value-type="float">
            <text:p>4</text:p>
          </table:table-cell>
          <table:table-cell office:value-type="float" office:value="-578.007608" calcext:value-type="float">
            <text:p>-578,0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578.012873" calcext:value-type="float">
            <text:p>-578,01</text:p>
          </table:table-cell>
          <table:table-cell office:value-type="float" office:value="1802.765015" calcext:value-type="float">
            <text:p>1802,7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20-25-25-1000-1,dssp</text:p>
          </table:table-cell>
          <table:table-cell office:value-type="float" office:value="1" calcext:value-type="float">
            <text:p>1</text:p>
          </table:table-cell>
          <table:table-cell office:value-type="float" office:value="-800" calcext:value-type="float">
            <text:p>-800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800" calcext:value-type="float">
            <text:p>-800</text:p>
          </table:table-cell>
          <table:table-cell office:value-type="float" office:value="1807.193399" calcext:value-type="float">
            <text:p>1807,1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20-25-25-1000-2,dssp</text:p>
          </table:table-cell>
          <table:table-cell office:value-type="float" office:value="1" calcext:value-type="float">
            <text:p>1</text:p>
          </table:table-cell>
          <table:table-cell office:value-type="float" office:value="-800" calcext:value-type="float">
            <text:p>-800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800" calcext:value-type="float">
            <text:p>-800</text:p>
          </table:table-cell>
          <table:table-cell office:value-type="float" office:value="1806.441553" calcext:value-type="float">
            <text:p>1806,4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20-25-25-250-1,dssp</text:p>
          </table:table-cell>
          <table:table-cell office:value-type="float" office:value="287" calcext:value-type="float">
            <text:p>287</text:p>
          </table:table-cell>
          <table:table-cell office:value-type="float" office:value="-192.382505" calcext:value-type="float">
            <text:p>-192,38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92.390486" calcext:value-type="float">
            <text:p>-192,39</text:p>
          </table:table-cell>
          <table:table-cell office:value-type="float" office:value="1800.515794" calcext:value-type="float">
            <text:p>1800,5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20-25-25-250-2,dssp</text:p>
          </table:table-cell>
          <table:table-cell office:value-type="float" office:value="200" calcext:value-type="float">
            <text:p>200</text:p>
          </table:table-cell>
          <table:table-cell office:value-type="float" office:value="-193.734557" calcext:value-type="float">
            <text:p>-193,73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93.74027" calcext:value-type="float">
            <text:p>-193,74</text:p>
          </table:table-cell>
          <table:table-cell office:value-type="float" office:value="1800.578192" calcext:value-type="float">
            <text:p>1800,5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20-25-25-500-1,dssp</text:p>
          </table:table-cell>
          <table:table-cell office:value-type="float" office:value="30" calcext:value-type="float">
            <text:p>30</text:p>
          </table:table-cell>
          <table:table-cell office:value-type="float" office:value="-383.825154" calcext:value-type="float">
            <text:p>-383,83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383.831189" calcext:value-type="float">
            <text:p>-383,83</text:p>
          </table:table-cell>
          <table:table-cell office:value-type="float" office:value="1802.020998" calcext:value-type="float">
            <text:p>1802,0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20-25-25-500-2,dssp</text:p>
          </table:table-cell>
          <table:table-cell office:value-type="float" office:value="42" calcext:value-type="float">
            <text:p>42</text:p>
          </table:table-cell>
          <table:table-cell office:value-type="float" office:value="-386.577102" calcext:value-type="float">
            <text:p>-386,58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386.581641" calcext:value-type="float">
            <text:p>-386,58</text:p>
          </table:table-cell>
          <table:table-cell office:value-type="float" office:value="1801.801312" calcext:value-type="float">
            <text:p>1801,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20-25-25-750-1,dssp</text:p>
          </table:table-cell>
          <table:table-cell office:value-type="float" office:value="1" calcext:value-type="float">
            <text:p>1</text:p>
          </table:table-cell>
          <table:table-cell office:value-type="float" office:value="-574.685891" calcext:value-type="float">
            <text:p>-574,69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574.685891" calcext:value-type="float">
            <text:p>-574,69</text:p>
          </table:table-cell>
          <table:table-cell office:value-type="float" office:value="1805.988691" calcext:value-type="float">
            <text:p>1805,9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20-25-25-750-2,dssp</text:p>
          </table:table-cell>
          <table:table-cell office:value-type="float" office:value="4" calcext:value-type="float">
            <text:p>4</text:p>
          </table:table-cell>
          <table:table-cell office:value-type="float" office:value="-578.594159" calcext:value-type="float">
            <text:p>-578,59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578.599453" calcext:value-type="float">
            <text:p>-578,6</text:p>
          </table:table-cell>
          <table:table-cell office:value-type="float" office:value="1804.1959" calcext:value-type="float">
            <text:p>1804,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20-5-5-1000-1,dssp</text:p>
          </table:table-cell>
          <table:table-cell office:value-type="float" office:value="396" calcext:value-type="float">
            <text:p>396</text:p>
          </table:table-cell>
          <table:table-cell office:value-type="float" office:value="-771.949347" calcext:value-type="float">
            <text:p>-771,95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771.953915" calcext:value-type="float">
            <text:p>-771,95</text:p>
          </table:table-cell>
          <table:table-cell office:value-type="float" office:value="1801.343148" calcext:value-type="float">
            <text:p>1801,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20-5-5-1000-2,dssp</text:p>
          </table:table-cell>
          <table:table-cell office:value-type="float" office:value="530" calcext:value-type="float">
            <text:p>530</text:p>
          </table:table-cell>
          <table:table-cell office:value-type="float" office:value="-771.615062" calcext:value-type="float">
            <text:p>-771,62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771.617805" calcext:value-type="float">
            <text:p>-771,62</text:p>
          </table:table-cell>
          <table:table-cell office:value-type="float" office:value="1801.32465" calcext:value-type="float">
            <text:p>1801,3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20-5-5-250-1,dssp</text:p>
          </table:table-cell>
          <table:table-cell office:value-type="float" office:value="11428" calcext:value-type="float">
            <text:p>11428</text:p>
          </table:table-cell>
          <table:table-cell office:value-type="float" office:value="-194.917972" calcext:value-type="float">
            <text:p>-194,92</text:p>
          </table:table-cell>
          <table:table-cell office:value-type="float" office:value="-39" calcext:value-type="float">
            <text:p>-39</text:p>
          </table:table-cell>
          <table:table-cell office:value-type="float" office:value="-194.932384" calcext:value-type="float">
            <text:p>-194,93</text:p>
          </table:table-cell>
          <table:table-cell office:value-type="float" office:value="1800.253514" calcext:value-type="float">
            <text:p>1800,2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20-5-5-250-2,dssp</text:p>
          </table:table-cell>
          <table:table-cell office:value-type="float" office:value="9848" calcext:value-type="float">
            <text:p>9848</text:p>
          </table:table-cell>
          <table:table-cell office:value-type="float" office:value="-196.615039" calcext:value-type="float">
            <text:p>-196,62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96.658145" calcext:value-type="float">
            <text:p>-196,66</text:p>
          </table:table-cell>
          <table:table-cell office:value-type="float" office:value="1800.202701" calcext:value-type="float">
            <text:p>1800,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20-5-5-500-1,dssp</text:p>
          </table:table-cell>
          <table:table-cell office:value-type="float" office:value="2348" calcext:value-type="float">
            <text:p>2348</text:p>
          </table:table-cell>
          <table:table-cell office:value-type="float" office:value="-387.607139" calcext:value-type="float">
            <text:p>-387,6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387.612306" calcext:value-type="float">
            <text:p>-387,61</text:p>
          </table:table-cell>
          <table:table-cell office:value-type="float" office:value="1800.335004" calcext:value-type="float">
            <text:p>1800,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20-5-5-500-2,dssp</text:p>
          </table:table-cell>
          <table:table-cell office:value-type="float" office:value="3559" calcext:value-type="float">
            <text:p>3559</text:p>
          </table:table-cell>
          <table:table-cell office:value-type="float" office:value="-388.715043" calcext:value-type="float">
            <text:p>-388,72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388.724414" calcext:value-type="float">
            <text:p>-388,72</text:p>
          </table:table-cell>
          <table:table-cell office:value-type="float" office:value="1800.357856" calcext:value-type="float">
            <text:p>1800,3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20-5-5-750-1,dssp</text:p>
          </table:table-cell>
          <table:table-cell office:value-type="float" office:value="1800" calcext:value-type="float">
            <text:p>1800</text:p>
          </table:table-cell>
          <table:table-cell office:value-type="float" office:value="-580.995046" calcext:value-type="float">
            <text:p>-58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580.997903" calcext:value-type="float">
            <text:p>-581</text:p>
          </table:table-cell>
          <table:table-cell office:value-type="float" office:value="1800.724019" calcext:value-type="float">
            <text:p>1800,7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20-5-5-750-2,dssp</text:p>
          </table:table-cell>
          <table:table-cell office:value-type="float" office:value="591" calcext:value-type="float">
            <text:p>591</text:p>
          </table:table-cell>
          <table:table-cell office:value-type="float" office:value="-581.584827" calcext:value-type="float">
            <text:p>-581,58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581.58878" calcext:value-type="float">
            <text:p>-581,59</text:p>
          </table:table-cell>
          <table:table-cell office:value-type="float" office:value="1800.73532" calcext:value-type="float">
            <text:p>1800,7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4-10-10-1000-1,dssp</text:p>
          </table:table-cell>
          <table:table-cell office:value-type="float" office:value="5" calcext:value-type="float">
            <text:p>5</text:p>
          </table:table-cell>
          <table:table-cell office:value-type="float" office:value="-605.588231" calcext:value-type="float">
            <text:p>-605,59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605.59688" calcext:value-type="float">
            <text:p>-605,6</text:p>
          </table:table-cell>
          <table:table-cell office:value-type="float" office:value="1801.84509" calcext:value-type="float">
            <text:p>1801,8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4-10-10-1000-2,dssp</text:p>
          </table:table-cell>
          <table:table-cell office:value-type="float" office:value="2" calcext:value-type="float">
            <text:p>2</text:p>
          </table:table-cell>
          <table:table-cell office:value-type="float" office:value="-607" calcext:value-type="float">
            <text:p>-607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607" calcext:value-type="float">
            <text:p>-607</text:p>
          </table:table-cell>
          <table:table-cell office:value-type="float" office:value="1802.843404" calcext:value-type="float">
            <text:p>1802,8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4-10-10-250-1,dssp</text:p>
          </table:table-cell>
          <table:table-cell office:value-type="float" office:value="6874" calcext:value-type="float">
            <text:p>6874</text:p>
          </table:table-cell>
          <table:table-cell office:value-type="float" office:value="-153.656961" calcext:value-type="float">
            <text:p>-153,66</text:p>
          </table:table-cell>
          <table:table-cell office:value-type="float" office:value="-14" calcext:value-type="float">
            <text:p>-14</text:p>
          </table:table-cell>
          <table:table-cell office:value-type="float" office:value="-153.808742" calcext:value-type="float">
            <text:p>-153,81</text:p>
          </table:table-cell>
          <table:table-cell office:value-type="float" office:value="1800.150199" calcext:value-type="float">
            <text:p>1800,1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4-10-10-250-2,dssp</text:p>
          </table:table-cell>
          <table:table-cell office:value-type="float" office:value="6681" calcext:value-type="float">
            <text:p>6681</text:p>
          </table:table-cell>
          <table:table-cell office:value-type="float" office:value="-154.275477" calcext:value-type="float">
            <text:p>-154,28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54.314405" calcext:value-type="float">
            <text:p>-154,31</text:p>
          </table:table-cell>
          <table:table-cell office:value-type="float" office:value="1800.185918" calcext:value-type="float">
            <text:p>1800,1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4-10-10-500-1,dssp</text:p>
          </table:table-cell>
          <table:table-cell office:value-type="float" office:value="441" calcext:value-type="float">
            <text:p>441</text:p>
          </table:table-cell>
          <table:table-cell office:value-type="float" office:value="-303.525315" calcext:value-type="float">
            <text:p>-303,53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303.544793" calcext:value-type="float">
            <text:p>-303,54</text:p>
          </table:table-cell>
          <table:table-cell office:value-type="float" office:value="1800.662849" calcext:value-type="float">
            <text:p>1800,6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4-10-10-500-2,dssp</text:p>
          </table:table-cell>
          <table:table-cell office:value-type="float" office:value="82" calcext:value-type="float">
            <text:p>82</text:p>
          </table:table-cell>
          <table:table-cell office:value-type="float" office:value="-307.541903" calcext:value-type="float">
            <text:p>-307,54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307.555234" calcext:value-type="float">
            <text:p>-307,56</text:p>
          </table:table-cell>
          <table:table-cell office:value-type="float" office:value="1800.424285" calcext:value-type="float">
            <text:p>1800,4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4-10-10-750-1,dssp</text:p>
          </table:table-cell>
          <table:table-cell office:value-type="float" office:value="335" calcext:value-type="float">
            <text:p>335</text:p>
          </table:table-cell>
          <table:table-cell office:value-type="float" office:value="-454.24138" calcext:value-type="float">
            <text:p>-454,24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454.258396" calcext:value-type="float">
            <text:p>-454,26</text:p>
          </table:table-cell>
          <table:table-cell office:value-type="float" office:value="1801.085322" calcext:value-type="float">
            <text:p>1801,0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4-10-10-750-2,dssp</text:p>
          </table:table-cell>
          <table:table-cell office:value-type="float" office:value="446" calcext:value-type="float">
            <text:p>446</text:p>
          </table:table-cell>
          <table:table-cell office:value-type="float" office:value="-456.08856" calcext:value-type="float">
            <text:p>-456,09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456.104352" calcext:value-type="float">
            <text:p>-456,1</text:p>
          </table:table-cell>
          <table:table-cell office:value-type="float" office:value="1801.115388" calcext:value-type="float">
            <text:p>1801,1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4-15-15-1000-1,dssp</text:p>
          </table:table-cell>
          <table:table-cell office:value-type="float" office:value="2" calcext:value-type="float">
            <text:p>2</text:p>
          </table:table-cell>
          <table:table-cell office:value-type="float" office:value="-603.102945" calcext:value-type="float">
            <text:p>-603,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603.112269" calcext:value-type="float">
            <text:p>-603,11</text:p>
          </table:table-cell>
          <table:table-cell office:value-type="float" office:value="1804.605385" calcext:value-type="float">
            <text:p>1804,6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4-15-15-1000-2,dssp</text:p>
          </table:table-cell>
          <table:table-cell office:value-type="float" office:value="4" calcext:value-type="float">
            <text:p>4</text:p>
          </table:table-cell>
          <table:table-cell office:value-type="float" office:value="-605.891062" calcext:value-type="float">
            <text:p>-605,89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605.903586" calcext:value-type="float">
            <text:p>-605,9</text:p>
          </table:table-cell>
          <table:table-cell office:value-type="float" office:value="1803.37122" calcext:value-type="float">
            <text:p>1803,3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4-15-15-250-1,dssp</text:p>
          </table:table-cell>
          <table:table-cell office:value-type="float" office:value="2548" calcext:value-type="float">
            <text:p>2548</text:p>
          </table:table-cell>
          <table:table-cell office:value-type="float" office:value="-150.751815" calcext:value-type="float">
            <text:p>-150,75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50.801595" calcext:value-type="float">
            <text:p>-150,8</text:p>
          </table:table-cell>
          <table:table-cell office:value-type="float" office:value="1800.224057" calcext:value-type="float">
            <text:p>1800,2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4-15-15-250-2,dssp</text:p>
          </table:table-cell>
          <table:table-cell office:value-type="float" office:value="2302" calcext:value-type="float">
            <text:p>2302</text:p>
          </table:table-cell>
          <table:table-cell office:value-type="float" office:value="-152" calcext:value-type="float">
            <text:p>-152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52.112556" calcext:value-type="float">
            <text:p>-152,11</text:p>
          </table:table-cell>
          <table:table-cell office:value-type="float" office:value="1800.206668" calcext:value-type="float">
            <text:p>1800,2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4-15-15-500-1,dssp</text:p>
          </table:table-cell>
          <table:table-cell office:value-type="float" office:value="25" calcext:value-type="float">
            <text:p>25</text:p>
          </table:table-cell>
          <table:table-cell office:value-type="float" office:value="-301" calcext:value-type="float">
            <text:p>-30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301.569285" calcext:value-type="float">
            <text:p>-301,57</text:p>
          </table:table-cell>
          <table:table-cell office:value-type="float" office:value="1801.181078" calcext:value-type="float">
            <text:p>1801,1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4-15-15-500-2,dssp</text:p>
          </table:table-cell>
          <table:table-cell office:value-type="float" office:value="763" calcext:value-type="float">
            <text:p>763</text:p>
          </table:table-cell>
          <table:table-cell office:value-type="float" office:value="-302.900937" calcext:value-type="float">
            <text:p>-302,9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302.92638" calcext:value-type="float">
            <text:p>-302,93</text:p>
          </table:table-cell>
          <table:table-cell office:value-type="float" office:value="1800.673198" calcext:value-type="float">
            <text:p>1800,6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4-15-15-750-1,dssp</text:p>
          </table:table-cell>
          <table:table-cell office:value-type="float" office:value="6" calcext:value-type="float">
            <text:p>6</text:p>
          </table:table-cell>
          <table:table-cell office:value-type="float" office:value="-452.221667" calcext:value-type="float">
            <text:p>-452,22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452.237583" calcext:value-type="float">
            <text:p>-452,24</text:p>
          </table:table-cell>
          <table:table-cell office:value-type="float" office:value="1802.142683" calcext:value-type="float">
            <text:p>1802,1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4-15-15-750-2,dssp</text:p>
          </table:table-cell>
          <table:table-cell office:value-type="float" office:value="14" calcext:value-type="float">
            <text:p>14</text:p>
          </table:table-cell>
          <table:table-cell office:value-type="float" office:value="-459.607449" calcext:value-type="float">
            <text:p>-459,6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459.623925" calcext:value-type="float">
            <text:p>-459,62</text:p>
          </table:table-cell>
          <table:table-cell office:value-type="float" office:value="1801.699318" calcext:value-type="float">
            <text:p>1801,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4-20-20-1000-1,dssp</text:p>
          </table:table-cell>
          <table:table-cell office:value-type="float" office:value="1" calcext:value-type="float">
            <text:p>1</text:p>
          </table:table-cell>
          <table:table-cell office:value-type="float" office:value="-601.465055" calcext:value-type="float">
            <text:p>-601,47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601.465055" calcext:value-type="float">
            <text:p>-601,47</text:p>
          </table:table-cell>
          <table:table-cell office:value-type="float" office:value="1807.079786" calcext:value-type="float">
            <text:p>1807,0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4-20-20-1000-2,dssp</text:p>
          </table:table-cell>
          <table:table-cell office:value-type="float" office:value="2" calcext:value-type="float">
            <text:p>2</text:p>
          </table:table-cell>
          <table:table-cell office:value-type="float" office:value="-604.484897" calcext:value-type="float">
            <text:p>-604,48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604.484897" calcext:value-type="float">
            <text:p>-604,48</text:p>
          </table:table-cell>
          <table:table-cell office:value-type="float" office:value="1804.903477" calcext:value-type="float">
            <text:p>1804,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4-20-20-250-1,dssp</text:p>
          </table:table-cell>
          <table:table-cell office:value-type="float" office:value="2013" calcext:value-type="float">
            <text:p>2013</text:p>
          </table:table-cell>
          <table:table-cell office:value-type="float" office:value="-151.152221" calcext:value-type="float">
            <text:p>-151,15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51.20241" calcext:value-type="float">
            <text:p>-151,2</text:p>
          </table:table-cell>
          <table:table-cell office:value-type="float" office:value="1800.269987" calcext:value-type="float">
            <text:p>1800,2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4-20-20-250-2,dssp</text:p>
          </table:table-cell>
          <table:table-cell office:value-type="float" office:value="1419" calcext:value-type="float">
            <text:p>1419</text:p>
          </table:table-cell>
          <table:table-cell office:value-type="float" office:value="-153" calcext:value-type="float">
            <text:p>-153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53.644036" calcext:value-type="float">
            <text:p>-153,64</text:p>
          </table:table-cell>
          <table:table-cell office:value-type="float" office:value="1800.250571" calcext:value-type="float">
            <text:p>1800,2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4-20-20-500-1,dssp</text:p>
          </table:table-cell>
          <table:table-cell office:value-type="float" office:value="186" calcext:value-type="float">
            <text:p>186</text:p>
          </table:table-cell>
          <table:table-cell office:value-type="float" office:value="-302.741798" calcext:value-type="float">
            <text:p>-302,74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302.765015" calcext:value-type="float">
            <text:p>-302,77</text:p>
          </table:table-cell>
          <table:table-cell office:value-type="float" office:value="1801.068787" calcext:value-type="float">
            <text:p>1801,0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4-20-20-500-2,dssp</text:p>
          </table:table-cell>
          <table:table-cell office:value-type="float" office:value="328" calcext:value-type="float">
            <text:p>328</text:p>
          </table:table-cell>
          <table:table-cell office:value-type="float" office:value="-303.811651" calcext:value-type="float">
            <text:p>-303,8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303.82834" calcext:value-type="float">
            <text:p>-303,83</text:p>
          </table:table-cell>
          <table:table-cell office:value-type="float" office:value="1800.996893" calcext:value-type="float">
            <text:p>180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4-20-20-750-1,dssp</text:p>
          </table:table-cell>
          <table:table-cell office:value-type="float" office:value="3" calcext:value-type="float">
            <text:p>3</text:p>
          </table:table-cell>
          <table:table-cell office:value-type="float" office:value="-451.734376" calcext:value-type="float">
            <text:p>-451,73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451.745098" calcext:value-type="float">
            <text:p>-451,75</text:p>
          </table:table-cell>
          <table:table-cell office:value-type="float" office:value="1802.828218" calcext:value-type="float">
            <text:p>1802,8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4-20-20-750-2,dssp</text:p>
          </table:table-cell>
          <table:table-cell office:value-type="float" office:value="4" calcext:value-type="float">
            <text:p>4</text:p>
          </table:table-cell>
          <table:table-cell office:value-type="float" office:value="-451.904771" calcext:value-type="float">
            <text:p>-451,9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451.915449" calcext:value-type="float">
            <text:p>-451,92</text:p>
          </table:table-cell>
          <table:table-cell office:value-type="float" office:value="1802.023584" calcext:value-type="float">
            <text:p>1802,0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4-25-25-1000-1,dssp</text:p>
          </table:table-cell>
          <table:table-cell office:value-type="float" office:value="1" calcext:value-type="float">
            <text:p>1</text:p>
          </table:table-cell>
          <table:table-cell office:value-type="float" office:value="-800" calcext:value-type="float">
            <text:p>-800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800" calcext:value-type="float">
            <text:p>-800</text:p>
          </table:table-cell>
          <table:table-cell office:value-type="float" office:value="1807.05936" calcext:value-type="float">
            <text:p>1807,0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4-25-25-1000-2,dssp</text:p>
          </table:table-cell>
          <table:table-cell office:value-type="float" office:value="1" calcext:value-type="float">
            <text:p>1</text:p>
          </table:table-cell>
          <table:table-cell office:value-type="float" office:value="-604.351295" calcext:value-type="float">
            <text:p>-604,35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604.351295" calcext:value-type="float">
            <text:p>-604,35</text:p>
          </table:table-cell>
          <table:table-cell office:value-type="float" office:value="1804.597737" calcext:value-type="float">
            <text:p>1804,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4-25-25-250-1,dssp</text:p>
          </table:table-cell>
          <table:table-cell office:value-type="float" office:value="1027" calcext:value-type="float">
            <text:p>1027</text:p>
          </table:table-cell>
          <table:table-cell office:value-type="float" office:value="-150" calcext:value-type="float">
            <text:p>-150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50.092289" calcext:value-type="float">
            <text:p>-150,09</text:p>
          </table:table-cell>
          <table:table-cell office:value-type="float" office:value="1800.294892" calcext:value-type="float">
            <text:p>1800,2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4-25-25-250-2,dssp</text:p>
          </table:table-cell>
          <table:table-cell office:value-type="float" office:value="1095" calcext:value-type="float">
            <text:p>1095</text:p>
          </table:table-cell>
          <table:table-cell office:value-type="float" office:value="-151.745735" calcext:value-type="float">
            <text:p>-151,75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51.820796" calcext:value-type="float">
            <text:p>-151,82</text:p>
          </table:table-cell>
          <table:table-cell office:value-type="float" office:value="1800.329135" calcext:value-type="float">
            <text:p>1800,3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4-25-25-500-1,dssp</text:p>
          </table:table-cell>
          <table:table-cell office:value-type="float" office:value="151" calcext:value-type="float">
            <text:p>151</text:p>
          </table:table-cell>
          <table:table-cell office:value-type="float" office:value="-300.988197" calcext:value-type="float">
            <text:p>-300,99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301.004923" calcext:value-type="float">
            <text:p>-301</text:p>
          </table:table-cell>
          <table:table-cell office:value-type="float" office:value="1801.080379" calcext:value-type="float">
            <text:p>1801,0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4-25-25-500-2,dssp</text:p>
          </table:table-cell>
          <table:table-cell office:value-type="float" office:value="492" calcext:value-type="float">
            <text:p>492</text:p>
          </table:table-cell>
          <table:table-cell office:value-type="float" office:value="-303.729199" calcext:value-type="float">
            <text:p>-303,73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303.748289" calcext:value-type="float">
            <text:p>-303,75</text:p>
          </table:table-cell>
          <table:table-cell office:value-type="float" office:value="1801.150828" calcext:value-type="float">
            <text:p>1801,1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4-25-25-750-1,dssp</text:p>
          </table:table-cell>
          <table:table-cell office:value-type="float" office:value="2" calcext:value-type="float">
            <text:p>2</text:p>
          </table:table-cell>
          <table:table-cell office:value-type="float" office:value="-450.535281" calcext:value-type="float">
            <text:p>-450,54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450.547183" calcext:value-type="float">
            <text:p>-450,55</text:p>
          </table:table-cell>
          <table:table-cell office:value-type="float" office:value="1804.001361" calcext:value-type="float">
            <text:p>180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4-25-25-750-2,dssp</text:p>
          </table:table-cell>
          <table:table-cell office:value-type="float" office:value="18" calcext:value-type="float">
            <text:p>18</text:p>
          </table:table-cell>
          <table:table-cell office:value-type="float" office:value="-455.655541" calcext:value-type="float">
            <text:p>-455,66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455.671423" calcext:value-type="float">
            <text:p>-455,67</text:p>
          </table:table-cell>
          <table:table-cell office:value-type="float" office:value="1804.48587" calcext:value-type="float">
            <text:p>1804,4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4-5-5-1000-1,dssp</text:p>
          </table:table-cell>
          <table:table-cell office:value-type="float" office:value="429" calcext:value-type="float">
            <text:p>429</text:p>
          </table:table-cell>
          <table:table-cell office:value-type="float" office:value="-608.56053" calcext:value-type="float">
            <text:p>-608,56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608.572316" calcext:value-type="float">
            <text:p>-608,57</text:p>
          </table:table-cell>
          <table:table-cell office:value-type="float" office:value="1801.025627" calcext:value-type="float">
            <text:p>1801,0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4-5-5-1000-2,dssp</text:p>
          </table:table-cell>
          <table:table-cell office:value-type="float" office:value="270" calcext:value-type="float">
            <text:p>270</text:p>
          </table:table-cell>
          <table:table-cell office:value-type="float" office:value="-610.667572" calcext:value-type="float">
            <text:p>-610,67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610.67867" calcext:value-type="float">
            <text:p>-610,68</text:p>
          </table:table-cell>
          <table:table-cell office:value-type="float" office:value="1801.034385" calcext:value-type="float">
            <text:p>1801,0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4-5-5-250-1,dssp</text:p>
          </table:table-cell>
          <table:table-cell office:value-type="float" office:value="32138" calcext:value-type="float">
            <text:p>32138</text:p>
          </table:table-cell>
          <table:table-cell office:value-type="float" office:value="-153.994084" calcext:value-type="float">
            <text:p>-153,99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54.027734" calcext:value-type="float">
            <text:p>-154,03</text:p>
          </table:table-cell>
          <table:table-cell office:value-type="float" office:value="1800.205498" calcext:value-type="float">
            <text:p>1800,2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4-5-5-250-2,dssp</text:p>
          </table:table-cell>
          <table:table-cell office:value-type="float" office:value="53351" calcext:value-type="float">
            <text:p>53351</text:p>
          </table:table-cell>
          <table:table-cell office:value-type="float" office:value="-110" calcext:value-type="float">
            <text:p>-110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58.1433" calcext:value-type="float">
            <text:p>-158,14</text:p>
          </table:table-cell>
          <table:table-cell office:value-type="float" office:value="1800.230742" calcext:value-type="float">
            <text:p>1800,2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4-5-5-500-1,dssp</text:p>
          </table:table-cell>
          <table:table-cell office:value-type="float" office:value="3586" calcext:value-type="float">
            <text:p>3586</text:p>
          </table:table-cell>
          <table:table-cell office:value-type="float" office:value="-307.050161" calcext:value-type="float">
            <text:p>-307,05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307.084807" calcext:value-type="float">
            <text:p>-307,08</text:p>
          </table:table-cell>
          <table:table-cell office:value-type="float" office:value="1800.26449" calcext:value-type="float">
            <text:p>1800,2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4-5-5-500-2,dssp</text:p>
          </table:table-cell>
          <table:table-cell office:value-type="float" office:value="3213" calcext:value-type="float">
            <text:p>3213</text:p>
          </table:table-cell>
          <table:table-cell office:value-type="float" office:value="-309.884263" calcext:value-type="float">
            <text:p>-309,88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309.933617" calcext:value-type="float">
            <text:p>-309,93</text:p>
          </table:table-cell>
          <table:table-cell office:value-type="float" office:value="1800.263369" calcext:value-type="float">
            <text:p>1800,2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4-5-5-750-1,dssp</text:p>
          </table:table-cell>
          <table:table-cell office:value-type="float" office:value="890" calcext:value-type="float">
            <text:p>890</text:p>
          </table:table-cell>
          <table:table-cell office:value-type="float" office:value="-459.641912" calcext:value-type="float">
            <text:p>-459,64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459.667966" calcext:value-type="float">
            <text:p>-459,67</text:p>
          </table:table-cell>
          <table:table-cell office:value-type="float" office:value="1800.599487" calcext:value-type="float">
            <text:p>1800,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4-5-5-750-2,dssp</text:p>
          </table:table-cell>
          <table:table-cell office:value-type="float" office:value="1693" calcext:value-type="float">
            <text:p>1693</text:p>
          </table:table-cell>
          <table:table-cell office:value-type="float" office:value="-458.91008" calcext:value-type="float">
            <text:p>-458,9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458.938725" calcext:value-type="float">
            <text:p>-458,94</text:p>
          </table:table-cell>
          <table:table-cell office:value-type="float" office:value="1800.574364" calcext:value-type="float">
            <text:p>1800,5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</table:table>
      <table:table table:name="Root" table:style-name="ta1" table:print="false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7" table:default-cell-style-name="Default"/>
        <table:table-row table:style-name="ro2">
          <table:table-cell office:value-type="string" calcext:value-type="string">
            <text:p>frac</text:p>
          </table:table-cell>
          <table:table-cell office:value-type="string" calcext:value-type="string">
            <text:p>inteiras</text:p>
          </table:table-cell>
          <table:table-cell office:value-type="string" calcext:value-type="string">
            <text:p>filename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ub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heuristica</text:p>
          </table:table-cell>
          <table:table-cell office:value-type="string" calcext:value-type="string">
            <text:p>valor</text:p>
          </table:table-cell>
        </table:table-row>
        <table:table-row table:style-name="ro2">
          <table:table-cell office:value-type="string" calcext:value-type="string">
            <text:p>a.dssp</text:p>
          </table:table-cell>
          <table:table-cell office:value-type="float" office:value="-13.268571" calcext:value-type="float">
            <text:p>-13,27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3.268571" calcext:value-type="float">
            <text:p>-13,27</text:p>
          </table:table-cell>
          <table:table-cell office:value-type="float" office:value="0.068451" calcext:value-type="float">
            <text:p>0,0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nd0-20-10-10-20-1.dssp</text:p>
          </table:table-cell>
          <table:table-cell office:value-type="float" office:value="-13.540458" calcext:value-type="float">
            <text:p>-13,54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3.540458" calcext:value-type="float">
            <text:p>-13,54</text:p>
          </table:table-cell>
          <table:table-cell office:value-type="float" office:value="0.119573" calcext:value-type="float">
            <text:p>0,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nd0-20-10-10-20-2.dssp</text:p>
          </table:table-cell>
          <table:table-cell office:value-type="float" office:value="-13.381193" calcext:value-type="float">
            <text:p>-13,38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3.381193" calcext:value-type="float">
            <text:p>-13,38</text:p>
          </table:table-cell>
          <table:table-cell office:value-type="float" office:value="0.067955" calcext:value-type="float">
            <text:p>0,0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nd0-20-10-10-20-3.dssp</text:p>
          </table:table-cell>
          <table:table-cell office:value-type="float" office:value="-13.388473" calcext:value-type="float">
            <text:p>-13,39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3.388473" calcext:value-type="float">
            <text:p>-13,39</text:p>
          </table:table-cell>
          <table:table-cell office:value-type="float" office:value="0.074966" calcext:value-type="float">
            <text:p>0,0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nd0-20-10-10-20-4.dssp</text:p>
          </table:table-cell>
          <table:table-cell office:value-type="float" office:value="-13.301492" calcext:value-type="float">
            <text:p>-13,3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3.301492" calcext:value-type="float">
            <text:p>-13,3</text:p>
          </table:table-cell>
          <table:table-cell office:value-type="float" office:value="0.071206" calcext:value-type="float">
            <text:p>0,0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nd0-20-10-10-20-5.dssp</text:p>
          </table:table-cell>
          <table:table-cell office:value-type="float" office:value="-13.268571" calcext:value-type="float">
            <text:p>-13,27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3.268571" calcext:value-type="float">
            <text:p>-13,27</text:p>
          </table:table-cell>
          <table:table-cell office:value-type="float" office:value="0.067915" calcext:value-type="float">
            <text:p>0,0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nd0-20-15-15-30-1.dssp</text:p>
          </table:table-cell>
          <table:table-cell office:value-type="float" office:value="-21.418942" calcext:value-type="float">
            <text:p>-21,42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1.418942" calcext:value-type="float">
            <text:p>-21,42</text:p>
          </table:table-cell>
          <table:table-cell office:value-type="float" office:value="0.162714" calcext:value-type="float">
            <text:p>0,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nd0-20-15-15-30-2.dssp</text:p>
          </table:table-cell>
          <table:table-cell office:value-type="float" office:value="-21.117137" calcext:value-type="float">
            <text:p>-21,12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1.117137" calcext:value-type="float">
            <text:p>-21,12</text:p>
          </table:table-cell>
          <table:table-cell office:value-type="float" office:value="0.15392" calcext:value-type="float">
            <text:p>0,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nd0-20-15-15-30-3.dssp</text:p>
          </table:table-cell>
          <table:table-cell office:value-type="float" office:value="-21.064146" calcext:value-type="float">
            <text:p>-21,06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1.064146" calcext:value-type="float">
            <text:p>-21,06</text:p>
          </table:table-cell>
          <table:table-cell office:value-type="float" office:value="0.137551" calcext:value-type="float">
            <text:p>0,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nd0-20-15-15-30-4.dssp</text:p>
          </table:table-cell>
          <table:table-cell office:value-type="float" office:value="-20.971548" calcext:value-type="float">
            <text:p>-20,97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0.971548" calcext:value-type="float">
            <text:p>-20,97</text:p>
          </table:table-cell>
          <table:table-cell office:value-type="float" office:value="0.124659" calcext:value-type="float">
            <text:p>0,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nd0-20-15-15-30-5.dssp</text:p>
          </table:table-cell>
          <table:table-cell office:value-type="float" office:value="-21.045366" calcext:value-type="float">
            <text:p>-21,05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1.045366" calcext:value-type="float">
            <text:p>-21,05</text:p>
          </table:table-cell>
          <table:table-cell office:value-type="float" office:value="0.271681" calcext:value-type="float">
            <text:p>0,2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nd0-20-20-20-40-1.dssp</text:p>
          </table:table-cell>
          <table:table-cell office:value-type="float" office:value="-28.971994" calcext:value-type="float">
            <text:p>-28,97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8.971994" calcext:value-type="float">
            <text:p>-28,97</text:p>
          </table:table-cell>
          <table:table-cell office:value-type="float" office:value="1.786256" calcext:value-type="float">
            <text:p>1,7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nd0-20-20-20-40-2.dssp</text:p>
          </table:table-cell>
          <table:table-cell office:value-type="float" office:value="-28.989327" calcext:value-type="float">
            <text:p>-28,99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8.989327" calcext:value-type="float">
            <text:p>-28,99</text:p>
          </table:table-cell>
          <table:table-cell office:value-type="float" office:value="0.681561" calcext:value-type="float">
            <text:p>0,6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nd0-20-20-20-40-3.dssp</text:p>
          </table:table-cell>
          <table:table-cell office:value-type="float" office:value="-28.809278" calcext:value-type="float">
            <text:p>-28,8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8.809278" calcext:value-type="float">
            <text:p>-28,81</text:p>
          </table:table-cell>
          <table:table-cell office:value-type="float" office:value="1.070863" calcext:value-type="float">
            <text:p>1,0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nd0-20-20-20-40-4.dssp</text:p>
          </table:table-cell>
          <table:table-cell office:value-type="float" office:value="-28.868668" calcext:value-type="float">
            <text:p>-28,87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8.868668" calcext:value-type="float">
            <text:p>-28,87</text:p>
          </table:table-cell>
          <table:table-cell office:value-type="float" office:value="0.408588" calcext:value-type="float">
            <text:p>0,4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nd0-20-20-20-40-5.dssp</text:p>
          </table:table-cell>
          <table:table-cell office:value-type="float" office:value="-28.793357" calcext:value-type="float">
            <text:p>-28,79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8.793357" calcext:value-type="float">
            <text:p>-28,79</text:p>
          </table:table-cell>
          <table:table-cell office:value-type="float" office:value="0.377963" calcext:value-type="float">
            <text:p>0,3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nd0-20-25-25-50-1.dssp</text:p>
          </table:table-cell>
          <table:table-cell office:value-type="float" office:value="-36.920534" calcext:value-type="float">
            <text:p>-36,92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36.920534" calcext:value-type="float">
            <text:p>-36,92</text:p>
          </table:table-cell>
          <table:table-cell office:value-type="float" office:value="1.220186" calcext:value-type="float">
            <text:p>1,2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nd0-20-25-25-50-2.dssp</text:p>
          </table:table-cell>
          <table:table-cell office:value-type="float" office:value="-36.867408" calcext:value-type="float">
            <text:p>-36,87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36.867408" calcext:value-type="float">
            <text:p>-36,87</text:p>
          </table:table-cell>
          <table:table-cell office:value-type="float" office:value="0.890582" calcext:value-type="float">
            <text:p>0,8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nd0-20-25-25-50-3.dssp</text:p>
          </table:table-cell>
          <table:table-cell office:value-type="float" office:value="-36.807286" calcext:value-type="float">
            <text:p>-36,8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36.807286" calcext:value-type="float">
            <text:p>-36,81</text:p>
          </table:table-cell>
          <table:table-cell office:value-type="float" office:value="1.194134" calcext:value-type="float">
            <text:p>1,1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nd0-20-25-25-50-4.dssp</text:p>
          </table:table-cell>
          <table:table-cell office:value-type="float" office:value="-36.669164" calcext:value-type="float">
            <text:p>-36,67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36.669164" calcext:value-type="float">
            <text:p>-36,67</text:p>
          </table:table-cell>
          <table:table-cell office:value-type="float" office:value="2.742236" calcext:value-type="float">
            <text:p>2,7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nd0-20-25-25-50-5.dssp</text:p>
          </table:table-cell>
          <table:table-cell office:value-type="float" office:value="-36.746987" calcext:value-type="float">
            <text:p>-36,75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36.746987" calcext:value-type="float">
            <text:p>-36,75</text:p>
          </table:table-cell>
          <table:table-cell office:value-type="float" office:value="1.03472" calcext:value-type="float">
            <text:p>1,0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nd0-20-5-5-10-1.dssp</text:p>
          </table:table-cell>
          <table:table-cell office:value-type="float" office:value="-6.222222" calcext:value-type="float">
            <text:p>-6,22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6.222222" calcext:value-type="float">
            <text:p>-6,22</text:p>
          </table:table-cell>
          <table:table-cell office:value-type="float" office:value="0.008814" calcext:value-type="float">
            <text:p>0,0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nd0-20-5-5-10-2.dssp</text:p>
          </table:table-cell>
          <table:table-cell office:value-type="float" office:value="-6.199041" calcext:value-type="float">
            <text:p>-6,2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6.199041" calcext:value-type="float">
            <text:p>-6,2</text:p>
          </table:table-cell>
          <table:table-cell office:value-type="float" office:value="0.010918" calcext:value-type="float">
            <text:p>0,0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nd0-20-5-5-10-3.dssp</text:p>
          </table:table-cell>
          <table:table-cell office:value-type="float" office:value="-5.763889" calcext:value-type="float">
            <text:p>-5,76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5.763889" calcext:value-type="float">
            <text:p>-5,76</text:p>
          </table:table-cell>
          <table:table-cell office:value-type="float" office:value="0.008586" calcext:value-type="float">
            <text:p>0,0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nd0-20-5-5-10-4.dssp</text:p>
          </table:table-cell>
          <table:table-cell office:value-type="float" office:value="-5.881481" calcext:value-type="float">
            <text:p>-5,88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5.881481" calcext:value-type="float">
            <text:p>-5,88</text:p>
          </table:table-cell>
          <table:table-cell office:value-type="float" office:value="0.008931" calcext:value-type="float">
            <text:p>0,0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nd0-20-5-5-10-5.dssp</text:p>
          </table:table-cell>
          <table:table-cell office:value-type="float" office:value="-5.89172" calcext:value-type="float">
            <text:p>-5,89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5.89172" calcext:value-type="float">
            <text:p>-5,89</text:p>
          </table:table-cell>
          <table:table-cell office:value-type="float" office:value="0.010462" calcext:value-type="float">
            <text:p>0,0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nd0-2-10-10-20-1.dssp</text:p>
          </table:table-cell>
          <table:table-cell office:value-type="float" office:value="-8" calcext:value-type="float">
            <text:p>-8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8" calcext:value-type="float">
            <text:p>-8</text:p>
          </table:table-cell>
          <table:table-cell office:value-type="float" office:value="0.024999" calcext:value-type="float">
            <text:p>0,0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nd0-2-10-10-20-2.dssp</text:p>
          </table:table-cell>
          <table:table-cell office:value-type="float" office:value="-8.8" calcext:value-type="float">
            <text:p>-8,8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8.8" calcext:value-type="float">
            <text:p>-8,8</text:p>
          </table:table-cell>
          <table:table-cell office:value-type="float" office:value="0.016552" calcext:value-type="float">
            <text:p>0,0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nd0-2-10-10-20-3.dssp</text:p>
          </table:table-cell>
          <table:table-cell office:value-type="float" office:value="-8" calcext:value-type="float">
            <text:p>-8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8" calcext:value-type="float">
            <text:p>-8</text:p>
          </table:table-cell>
          <table:table-cell office:value-type="float" office:value="0.022767" calcext:value-type="float">
            <text:p>0,0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nd0-2-10-10-20-4.dssp</text:p>
          </table:table-cell>
          <table:table-cell office:value-type="float" office:value="-8.75" calcext:value-type="float">
            <text:p>-8,75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8.75" calcext:value-type="float">
            <text:p>-8,75</text:p>
          </table:table-cell>
          <table:table-cell office:value-type="float" office:value="0.011313" calcext:value-type="float">
            <text:p>0,0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nd0-2-10-10-20-5.dssp</text:p>
          </table:table-cell>
          <table:table-cell office:value-type="float" office:value="-9" calcext:value-type="float">
            <text:p>-9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9" calcext:value-type="float">
            <text:p>-9</text:p>
          </table:table-cell>
          <table:table-cell office:value-type="float" office:value="0.015229" calcext:value-type="float">
            <text:p>0,0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nd0-2-15-15-30-1.dssp</text:p>
          </table:table-cell>
          <table:table-cell office:value-type="float" office:value="-12" calcext:value-type="float">
            <text:p>-12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2" calcext:value-type="float">
            <text:p>-12</text:p>
          </table:table-cell>
          <table:table-cell office:value-type="float" office:value="0.035059" calcext:value-type="float">
            <text:p>0,0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nd0-2-15-15-30-2.dssp</text:p>
          </table:table-cell>
          <table:table-cell office:value-type="float" office:value="-12" calcext:value-type="float">
            <text:p>-12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2" calcext:value-type="float">
            <text:p>-12</text:p>
          </table:table-cell>
          <table:table-cell office:value-type="float" office:value="0.072073" calcext:value-type="float">
            <text:p>0,0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nd0-2-15-15-30-3.dssp</text:p>
          </table:table-cell>
          <table:table-cell office:value-type="float" office:value="-12" calcext:value-type="float">
            <text:p>-12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2" calcext:value-type="float">
            <text:p>-12</text:p>
          </table:table-cell>
          <table:table-cell office:value-type="float" office:value="0.040036" calcext:value-type="float">
            <text:p>0,0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nd0-2-15-15-30-4.dssp</text:p>
          </table:table-cell>
          <table:table-cell office:value-type="float" office:value="-12.232218" calcext:value-type="float">
            <text:p>-12,23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2.232218" calcext:value-type="float">
            <text:p>-12,23</text:p>
          </table:table-cell>
          <table:table-cell office:value-type="float" office:value="0.053625" calcext:value-type="float">
            <text:p>0,0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nd0-2-15-15-30-5.dssp</text:p>
          </table:table-cell>
          <table:table-cell office:value-type="float" office:value="-12.014011" calcext:value-type="float">
            <text:p>-12,0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2.014011" calcext:value-type="float">
            <text:p>-12,01</text:p>
          </table:table-cell>
          <table:table-cell office:value-type="float" office:value="0.068693" calcext:value-type="float">
            <text:p>0,0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nd0-2-20-20-40-1.dssp</text:p>
          </table:table-cell>
          <table:table-cell office:value-type="float" office:value="-16" calcext:value-type="float">
            <text:p>-16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6" calcext:value-type="float">
            <text:p>-16</text:p>
          </table:table-cell>
          <table:table-cell office:value-type="float" office:value="0.116215" calcext:value-type="float">
            <text:p>0,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nd0-2-20-20-40-2.dssp</text:p>
          </table:table-cell>
          <table:table-cell office:value-type="float" office:value="-16" calcext:value-type="float">
            <text:p>-16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6" calcext:value-type="float">
            <text:p>-16</text:p>
          </table:table-cell>
          <table:table-cell office:value-type="float" office:value="0.12908" calcext:value-type="float">
            <text:p>0,1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nd0-2-20-20-40-3.dssp</text:p>
          </table:table-cell>
          <table:table-cell office:value-type="float" office:value="-16.188538" calcext:value-type="float">
            <text:p>-16,19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6.188538" calcext:value-type="float">
            <text:p>-16,19</text:p>
          </table:table-cell>
          <table:table-cell office:value-type="float" office:value="0.130319" calcext:value-type="float">
            <text:p>0,1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nd0-2-20-20-40-4.dssp</text:p>
          </table:table-cell>
          <table:table-cell office:value-type="float" office:value="-17.124568" calcext:value-type="float">
            <text:p>-17,12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7.124568" calcext:value-type="float">
            <text:p>-17,12</text:p>
          </table:table-cell>
          <table:table-cell office:value-type="float" office:value="0.23726" calcext:value-type="float">
            <text:p>0,2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nd0-2-20-20-40-5.dssp</text:p>
          </table:table-cell>
          <table:table-cell office:value-type="float" office:value="-17.150778" calcext:value-type="float">
            <text:p>-17,15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7.150778" calcext:value-type="float">
            <text:p>-17,15</text:p>
          </table:table-cell>
          <table:table-cell office:value-type="float" office:value="0.128031" calcext:value-type="float">
            <text:p>0,1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nd0-2-25-25-50-1.dssp</text:p>
          </table:table-cell>
          <table:table-cell office:value-type="float" office:value="-20" calcext:value-type="float">
            <text:p>-20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0" calcext:value-type="float">
            <text:p>-20</text:p>
          </table:table-cell>
          <table:table-cell office:value-type="float" office:value="0.272369" calcext:value-type="float">
            <text:p>0,2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nd0-2-25-25-50-2.dssp</text:p>
          </table:table-cell>
          <table:table-cell office:value-type="float" office:value="-21.722048" calcext:value-type="float">
            <text:p>-21,72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1.722048" calcext:value-type="float">
            <text:p>-21,72</text:p>
          </table:table-cell>
          <table:table-cell office:value-type="float" office:value="0.173519" calcext:value-type="float">
            <text:p>0,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nd0-2-25-25-50-3.dssp</text:p>
          </table:table-cell>
          <table:table-cell office:value-type="float" office:value="-20" calcext:value-type="float">
            <text:p>-20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0" calcext:value-type="float">
            <text:p>-20</text:p>
          </table:table-cell>
          <table:table-cell office:value-type="float" office:value="0.206515" calcext:value-type="float">
            <text:p>0,2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nd0-2-25-25-50-4.dssp</text:p>
          </table:table-cell>
          <table:table-cell office:value-type="float" office:value="-22.252908" calcext:value-type="float">
            <text:p>-22,25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2.252908" calcext:value-type="float">
            <text:p>-22,25</text:p>
          </table:table-cell>
          <table:table-cell office:value-type="float" office:value="0.229605" calcext:value-type="float">
            <text:p>0,2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nd0-2-25-25-50-5.dssp</text:p>
          </table:table-cell>
          <table:table-cell office:value-type="float" office:value="-20" calcext:value-type="float">
            <text:p>-20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0" calcext:value-type="float">
            <text:p>-20</text:p>
          </table:table-cell>
          <table:table-cell office:value-type="float" office:value="0.780663" calcext:value-type="float">
            <text:p>0,7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nd0-2-5-5-10-1.dssp</text:p>
          </table:table-cell>
          <table:table-cell office:value-type="float" office:value="-4" calcext:value-type="float">
            <text:p>-4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4" calcext:value-type="float">
            <text:p>-4</text:p>
          </table:table-cell>
          <table:table-cell office:value-type="float" office:value="0.005962" calcext:value-type="float">
            <text:p>0,0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nd0-2-5-5-10-2.dssp</text:p>
          </table:table-cell>
          <table:table-cell office:value-type="float" office:value="-4" calcext:value-type="float">
            <text:p>-4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4" calcext:value-type="float">
            <text:p>-4</text:p>
          </table:table-cell>
          <table:table-cell office:value-type="float" office:value="0.005232" calcext:value-type="float">
            <text:p>0,0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nd0-2-5-5-10-3.dssp</text:p>
          </table:table-cell>
          <table:table-cell office:value-type="float" office:value="-4" calcext:value-type="float">
            <text:p>-4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4" calcext:value-type="float">
            <text:p>-4</text:p>
          </table:table-cell>
          <table:table-cell office:value-type="float" office:value="0.004468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nd0-2-5-5-10-4.dssp</text:p>
          </table:table-cell>
          <table:table-cell office:value-type="float" office:value="-5" calcext:value-type="float">
            <text:p>-5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5" calcext:value-type="float">
            <text:p>-5</text:p>
          </table:table-cell>
          <table:table-cell office:value-type="float" office:value="0.005459" calcext:value-type="float">
            <text:p>0,0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nd0-2-5-5-10-5.dssp</text:p>
          </table:table-cell>
          <table:table-cell office:value-type="float" office:value="-4" calcext:value-type="float">
            <text:p>-4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4" calcext:value-type="float">
            <text:p>-4</text:p>
          </table:table-cell>
          <table:table-cell office:value-type="float" office:value="0.005181" calcext:value-type="float">
            <text:p>0,0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nd0-4-10-10-20-1.dssp</text:p>
          </table:table-cell>
          <table:table-cell office:value-type="float" office:value="-12.49808" calcext:value-type="float">
            <text:p>-12,5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2.49808" calcext:value-type="float">
            <text:p>-12,5</text:p>
          </table:table-cell>
          <table:table-cell office:value-type="float" office:value="0.022719" calcext:value-type="float">
            <text:p>0,0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nd0-4-10-10-20-2.dssp</text:p>
          </table:table-cell>
          <table:table-cell office:value-type="float" office:value="-12" calcext:value-type="float">
            <text:p>-12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2" calcext:value-type="float">
            <text:p>-12</text:p>
          </table:table-cell>
          <table:table-cell office:value-type="float" office:value="0.078611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nd0-4-10-10-20-3.dssp</text:p>
          </table:table-cell>
          <table:table-cell office:value-type="float" office:value="-12.982857" calcext:value-type="float">
            <text:p>-12,98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2.982857" calcext:value-type="float">
            <text:p>-12,98</text:p>
          </table:table-cell>
          <table:table-cell office:value-type="float" office:value="0.023762" calcext:value-type="float">
            <text:p>0,0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nd0-4-10-10-20-4.dssp</text:p>
          </table:table-cell>
          <table:table-cell office:value-type="float" office:value="-12.8378" calcext:value-type="float">
            <text:p>-12,84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2.8378" calcext:value-type="float">
            <text:p>-12,84</text:p>
          </table:table-cell>
          <table:table-cell office:value-type="float" office:value="0.020589" calcext:value-type="float">
            <text:p>0,0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nd0-4-10-10-20-5.dssp</text:p>
          </table:table-cell>
          <table:table-cell office:value-type="float" office:value="-12.643157" calcext:value-type="float">
            <text:p>-12,64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2.643157" calcext:value-type="float">
            <text:p>-12,64</text:p>
          </table:table-cell>
          <table:table-cell office:value-type="float" office:value="0.106249" calcext:value-type="float">
            <text:p>0,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nd0-4-15-15-30-1.dssp</text:p>
          </table:table-cell>
          <table:table-cell office:value-type="float" office:value="-18" calcext:value-type="float">
            <text:p>-18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8" calcext:value-type="float">
            <text:p>-18</text:p>
          </table:table-cell>
          <table:table-cell office:value-type="float" office:value="0.195046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nd0-4-15-15-30-2.dssp</text:p>
          </table:table-cell>
          <table:table-cell office:value-type="float" office:value="-18.89894" calcext:value-type="float">
            <text:p>-18,9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8.89894" calcext:value-type="float">
            <text:p>-18,9</text:p>
          </table:table-cell>
          <table:table-cell office:value-type="float" office:value="0.103623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nd0-4-15-15-30-3.dssp</text:p>
          </table:table-cell>
          <table:table-cell office:value-type="float" office:value="-19" calcext:value-type="float">
            <text:p>-19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9" calcext:value-type="float">
            <text:p>-19</text:p>
          </table:table-cell>
          <table:table-cell office:value-type="float" office:value="0.092713" calcext:value-type="float">
            <text:p>0,0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nd0-4-15-15-30-4.dssp</text:p>
          </table:table-cell>
          <table:table-cell office:value-type="float" office:value="-19.883209" calcext:value-type="float">
            <text:p>-19,88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9.883209" calcext:value-type="float">
            <text:p>-19,88</text:p>
          </table:table-cell>
          <table:table-cell office:value-type="float" office:value="0.058103" calcext:value-type="float">
            <text:p>0,0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nd0-4-15-15-30-5.dssp</text:p>
          </table:table-cell>
          <table:table-cell office:value-type="float" office:value="-20.272835" calcext:value-type="float">
            <text:p>-20,27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0.272835" calcext:value-type="float">
            <text:p>-20,27</text:p>
          </table:table-cell>
          <table:table-cell office:value-type="float" office:value="0.22709" calcext:value-type="float">
            <text:p>0,2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nd0-4-20-20-40-1.dssp</text:p>
          </table:table-cell>
          <table:table-cell office:value-type="float" office:value="-24" calcext:value-type="float">
            <text:p>-24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4" calcext:value-type="float">
            <text:p>-24</text:p>
          </table:table-cell>
          <table:table-cell office:value-type="float" office:value="0.939603" calcext:value-type="float">
            <text:p>0,9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nd0-4-20-20-40-2.dssp</text:p>
          </table:table-cell>
          <table:table-cell office:value-type="float" office:value="-24.897893" calcext:value-type="float">
            <text:p>-24,9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4.897893" calcext:value-type="float">
            <text:p>-24,9</text:p>
          </table:table-cell>
          <table:table-cell office:value-type="float" office:value="0.090028" calcext:value-type="float">
            <text:p>0,0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nd0-4-20-20-40-3.dssp</text:p>
          </table:table-cell>
          <table:table-cell office:value-type="float" office:value="-25" calcext:value-type="float">
            <text:p>-25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5" calcext:value-type="float">
            <text:p>-25</text:p>
          </table:table-cell>
          <table:table-cell office:value-type="float" office:value="1.008967" calcext:value-type="float">
            <text:p>1,0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nd0-4-20-20-40-4.dssp</text:p>
          </table:table-cell>
          <table:table-cell office:value-type="float" office:value="-27.064244" calcext:value-type="float">
            <text:p>-27,06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7.064244" calcext:value-type="float">
            <text:p>-27,06</text:p>
          </table:table-cell>
          <table:table-cell office:value-type="float" office:value="0.11679" calcext:value-type="float">
            <text:p>0,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nd0-4-20-20-40-5.dssp</text:p>
          </table:table-cell>
          <table:table-cell office:value-type="float" office:value="-26" calcext:value-type="float">
            <text:p>-26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6" calcext:value-type="float">
            <text:p>-26</text:p>
          </table:table-cell>
          <table:table-cell office:value-type="float" office:value="0.358718" calcext:value-type="float">
            <text:p>0,3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nd0-4-25-25-50-1.dssp</text:p>
          </table:table-cell>
          <table:table-cell office:value-type="float" office:value="-30.789005" calcext:value-type="float">
            <text:p>-30,79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30.789005" calcext:value-type="float">
            <text:p>-30,79</text:p>
          </table:table-cell>
          <table:table-cell office:value-type="float" office:value="0.365477" calcext:value-type="float">
            <text:p>0,3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nd0-4-25-25-50-2.dssp</text:p>
          </table:table-cell>
          <table:table-cell office:value-type="float" office:value="-30.838039" calcext:value-type="float">
            <text:p>-30,84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30.838039" calcext:value-type="float">
            <text:p>-30,84</text:p>
          </table:table-cell>
          <table:table-cell office:value-type="float" office:value="0.233658" calcext:value-type="float">
            <text:p>0,2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nd0-4-25-25-50-3.dssp</text:p>
          </table:table-cell>
          <table:table-cell office:value-type="float" office:value="-31.633179" calcext:value-type="float">
            <text:p>-31,63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31.633179" calcext:value-type="float">
            <text:p>-31,63</text:p>
          </table:table-cell>
          <table:table-cell office:value-type="float" office:value="0.174587" calcext:value-type="float">
            <text:p>0,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nd0-4-25-25-50-4.dssp</text:p>
          </table:table-cell>
          <table:table-cell office:value-type="float" office:value="-32.982449" calcext:value-type="float">
            <text:p>-32,98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32.982449" calcext:value-type="float">
            <text:p>-32,98</text:p>
          </table:table-cell>
          <table:table-cell office:value-type="float" office:value="0.199599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nd0-4-25-25-50-5.dssp</text:p>
          </table:table-cell>
          <table:table-cell office:value-type="float" office:value="-31" calcext:value-type="float">
            <text:p>-3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31" calcext:value-type="float">
            <text:p>-31</text:p>
          </table:table-cell>
          <table:table-cell office:value-type="float" office:value="1.177654" calcext:value-type="float">
            <text:p>1,1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nd0-4-5-5-10-1.dssp</text:p>
          </table:table-cell>
          <table:table-cell office:value-type="float" office:value="-5.844303" calcext:value-type="float">
            <text:p>-5,84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5.844303" calcext:value-type="float">
            <text:p>-5,84</text:p>
          </table:table-cell>
          <table:table-cell office:value-type="float" office:value="0.011385" calcext:value-type="float">
            <text:p>0,0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nd0-4-5-5-10-2.dssp</text:p>
          </table:table-cell>
          <table:table-cell office:value-type="float" office:value="-5.530823" calcext:value-type="float">
            <text:p>-5,53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5.530823" calcext:value-type="float">
            <text:p>-5,53</text:p>
          </table:table-cell>
          <table:table-cell office:value-type="float" office:value="0.012973" calcext:value-type="float">
            <text:p>0,0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nd0-4-5-5-10-3.dssp</text:p>
          </table:table-cell>
          <table:table-cell office:value-type="float" office:value="-5.333333" calcext:value-type="float">
            <text:p>-5,33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5.333333" calcext:value-type="float">
            <text:p>-5,33</text:p>
          </table:table-cell>
          <table:table-cell office:value-type="float" office:value="0.008028" calcext:value-type="float">
            <text:p>0,0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nd0-4-5-5-10-4.dssp</text:p>
          </table:table-cell>
          <table:table-cell office:value-type="float" office:value="-5.333333" calcext:value-type="float">
            <text:p>-5,33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5.333333" calcext:value-type="float">
            <text:p>-5,33</text:p>
          </table:table-cell>
          <table:table-cell office:value-type="float" office:value="0.005974" calcext:value-type="float">
            <text:p>0,0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nd0-4-5-5-10-5.dssp</text:p>
          </table:table-cell>
          <table:table-cell office:value-type="float" office:value="-5.333333" calcext:value-type="float">
            <text:p>-5,33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5.333333" calcext:value-type="float">
            <text:p>-5,33</text:p>
          </table:table-cell>
          <table:table-cell office:value-type="float" office:value="0.006949" calcext:value-type="float">
            <text:p>0,0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</table:table>
      <table:table table:name="RA" table:style-name="ta1" table:print="false"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5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row table:style-name="ro2">
          <table:table-cell office:value-type="string" calcext:value-type="string">
            <text:p>filename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ub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heuristica</text:p>
          </table:table-cell>
          <table:table-cell office:value-type="string" calcext:value-type="string">
            <text:p>val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nd-20-10-10-100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767.685282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767.685282</text:p>
          </table:table-cell>
          <table:table-cell office:value-type="string" calcext:value-type="string">
            <text:p>0.0065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4" calcext:value-type="float">
            <text:p>-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nd-20-10-10-100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771.011258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771.011258</text:p>
          </table:table-cell>
          <table:table-cell office:value-type="string" calcext:value-type="string">
            <text:p>0.0065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nd-20-10-10-25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93.904447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193.904447</text:p>
          </table:table-cell>
          <table:table-cell office:value-type="string" calcext:value-type="string">
            <text:p>0.0005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nd-20-10-10-25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94.803505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194.803505</text:p>
          </table:table-cell>
          <table:table-cell office:value-type="string" calcext:value-type="string">
            <text:p>0.0005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nd-20-10-10-50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385.420119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385.420119</text:p>
          </table:table-cell>
          <table:table-cell office:value-type="string" calcext:value-type="string">
            <text:p>0.0017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nd-20-10-10-50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387.196642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387.196642</text:p>
          </table:table-cell>
          <table:table-cell office:value-type="string" calcext:value-type="string">
            <text:p>0.0017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nd-20-10-10-75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576.978244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576.978244</text:p>
          </table:table-cell>
          <table:table-cell office:value-type="string" calcext:value-type="string">
            <text:p>0.0037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nd-20-10-10-75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580.304024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580.304024</text:p>
          </table:table-cell>
          <table:table-cell office:value-type="string" calcext:value-type="string">
            <text:p>0.0037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nd-20-15-15-100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800.000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800.000000</text:p>
          </table:table-cell>
          <table:table-cell office:value-type="string" calcext:value-type="string">
            <text:p>0.0095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nd-20-15-15-100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770.40153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770.401530</text:p>
          </table:table-cell>
          <table:table-cell office:value-type="string" calcext:value-type="string">
            <text:p>0.0096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nd-20-15-15-25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93.386023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193.386023</text:p>
          </table:table-cell>
          <table:table-cell office:value-type="string" calcext:value-type="string">
            <text:p>0.0007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nd-20-15-15-25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95.455717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195.455717</text:p>
          </table:table-cell>
          <table:table-cell office:value-type="string" calcext:value-type="string">
            <text:p>0.0007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nd-20-15-15-50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384.423744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384.423744</text:p>
          </table:table-cell>
          <table:table-cell office:value-type="string" calcext:value-type="string">
            <text:p>0.0025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nd-20-15-15-50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386.9731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386.973100</text:p>
          </table:table-cell>
          <table:table-cell office:value-type="string" calcext:value-type="string">
            <text:p>0.0025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nd-20-15-15-75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575.287247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575.287247</text:p>
          </table:table-cell>
          <table:table-cell office:value-type="string" calcext:value-type="string">
            <text:p>0.0054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nd-20-15-15-75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579.629519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579.629519</text:p>
          </table:table-cell>
          <table:table-cell office:value-type="string" calcext:value-type="string">
            <text:p>0.0054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nd-20-20-20-100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800.000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800.000000</text:p>
          </table:table-cell>
          <table:table-cell office:value-type="string" calcext:value-type="string">
            <text:p>0.01257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nd-20-20-20-100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769.921996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769.921996</text:p>
          </table:table-cell>
          <table:table-cell office:value-type="string" calcext:value-type="string">
            <text:p>0.01255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nd-20-20-20-25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92.70337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192.703370</text:p>
          </table:table-cell>
          <table:table-cell office:value-type="string" calcext:value-type="string">
            <text:p>0.0009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nd-20-20-20-25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94.026147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194.026147</text:p>
          </table:table-cell>
          <table:table-cell office:value-type="string" calcext:value-type="string">
            <text:p>0.0009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nd-20-20-20-50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383.339961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383.339961</text:p>
          </table:table-cell>
          <table:table-cell office:value-type="string" calcext:value-type="string">
            <text:p>0.0033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nd-20-20-20-50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387.002757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387.002757</text:p>
          </table:table-cell>
          <table:table-cell office:value-type="string" calcext:value-type="string">
            <text:p>0.0032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nd-20-20-20-75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576.065915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576.065915</text:p>
          </table:table-cell>
          <table:table-cell office:value-type="string" calcext:value-type="string">
            <text:p>0.0072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nd-20-20-20-75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578.012873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578.012873</text:p>
          </table:table-cell>
          <table:table-cell office:value-type="string" calcext:value-type="string">
            <text:p>0.0072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nd-20-25-25-100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800.000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800.000000</text:p>
          </table:table-cell>
          <table:table-cell office:value-type="string" calcext:value-type="string">
            <text:p>0.0157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nd-20-25-25-100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800.000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800.000000</text:p>
          </table:table-cell>
          <table:table-cell office:value-type="string" calcext:value-type="string">
            <text:p>0.01568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nd-20-25-25-25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92.390486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192.390486</text:p>
          </table:table-cell>
          <table:table-cell office:value-type="string" calcext:value-type="string">
            <text:p>0.0011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nd-20-25-25-25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93.74027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193.740270</text:p>
          </table:table-cell>
          <table:table-cell office:value-type="string" calcext:value-type="string">
            <text:p>0.0011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nd-20-25-25-50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383.831189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383.831189</text:p>
          </table:table-cell>
          <table:table-cell office:value-type="string" calcext:value-type="string">
            <text:p>0.0040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nd-20-25-25-50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386.581641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386.581641</text:p>
          </table:table-cell>
          <table:table-cell office:value-type="string" calcext:value-type="string">
            <text:p>0.0040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nd-20-25-25-75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574.685891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574.685891</text:p>
          </table:table-cell>
          <table:table-cell office:value-type="string" calcext:value-type="string">
            <text:p>0.0089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nd-20-25-25-75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578.599453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578.599453</text:p>
          </table:table-cell>
          <table:table-cell office:value-type="string" calcext:value-type="string">
            <text:p>0.0090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nd-20-5-5-100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771.953915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771.953915</text:p>
          </table:table-cell>
          <table:table-cell office:value-type="string" calcext:value-type="string">
            <text:p>0.0034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13" calcext:value-type="float">
            <text:p>-1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nd-20-5-5-100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771.617805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771.617805</text:p>
          </table:table-cell>
          <table:table-cell office:value-type="string" calcext:value-type="string">
            <text:p>0.0034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5" calcext:value-type="float">
            <text:p>-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nd-20-5-5-25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94.932384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194.932384</text:p>
          </table:table-cell>
          <table:table-cell office:value-type="string" calcext:value-type="string">
            <text:p>0.0003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nd-20-5-5-25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96.658145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196.658145</text:p>
          </table:table-cell>
          <table:table-cell office:value-type="string" calcext:value-type="string">
            <text:p>0.0003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nd-20-5-5-50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387.612306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387.612306</text:p>
          </table:table-cell>
          <table:table-cell office:value-type="string" calcext:value-type="string">
            <text:p>0.0009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4" calcext:value-type="float">
            <text:p>-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nd-20-5-5-50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388.724414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388.724414</text:p>
          </table:table-cell>
          <table:table-cell office:value-type="string" calcext:value-type="string">
            <text:p>0.0009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5" calcext:value-type="float">
            <text:p>-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nd-20-5-5-75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580.997903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580.997903</text:p>
          </table:table-cell>
          <table:table-cell office:value-type="string" calcext:value-type="string">
            <text:p>0.0019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9" calcext:value-type="float">
            <text:p>-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nd-20-5-5-75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581.58878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581.588780</text:p>
          </table:table-cell>
          <table:table-cell office:value-type="string" calcext:value-type="string">
            <text:p>0.0019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nd-4-10-10-100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605.59688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605.596880</text:p>
          </table:table-cell>
          <table:table-cell office:value-type="string" calcext:value-type="string">
            <text:p>0.0062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nd-4-10-10-100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607.000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607.000000</text:p>
          </table:table-cell>
          <table:table-cell office:value-type="string" calcext:value-type="string">
            <text:p>0.0062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nd-4-10-10-25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53.808742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153.808742</text:p>
          </table:table-cell>
          <table:table-cell office:value-type="string" calcext:value-type="string">
            <text:p>0.0005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nd-4-10-10-25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54.314405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154.314405</text:p>
          </table:table-cell>
          <table:table-cell office:value-type="string" calcext:value-type="string">
            <text:p>0.0005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nd-4-10-10-50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303.544793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303.544793</text:p>
          </table:table-cell>
          <table:table-cell office:value-type="string" calcext:value-type="string">
            <text:p>0.0016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nd-4-10-10-50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307.555234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307.555234</text:p>
          </table:table-cell>
          <table:table-cell office:value-type="string" calcext:value-type="string">
            <text:p>0.0017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nd-4-10-10-75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454.258396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454.258396</text:p>
          </table:table-cell>
          <table:table-cell office:value-type="string" calcext:value-type="string">
            <text:p>0.0035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nd-4-10-10-75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456.104352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456.104352</text:p>
          </table:table-cell>
          <table:table-cell office:value-type="string" calcext:value-type="string">
            <text:p>0.0036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nd-4-15-15-100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603.112269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603.112269</text:p>
          </table:table-cell>
          <table:table-cell office:value-type="string" calcext:value-type="string">
            <text:p>0.0093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nd-4-15-15-100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605.903586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605.903586</text:p>
          </table:table-cell>
          <table:table-cell office:value-type="string" calcext:value-type="string">
            <text:p>0.0093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nd-4-15-15-25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50.801595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150.801595</text:p>
          </table:table-cell>
          <table:table-cell office:value-type="string" calcext:value-type="string">
            <text:p>0.0007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nd-4-15-15-25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52.112556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152.112556</text:p>
          </table:table-cell>
          <table:table-cell office:value-type="string" calcext:value-type="string">
            <text:p>0.0007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nd-4-15-15-50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301.569285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301.569285</text:p>
          </table:table-cell>
          <table:table-cell office:value-type="string" calcext:value-type="string">
            <text:p>0.0024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nd-4-15-15-50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302.92638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302.926380</text:p>
          </table:table-cell>
          <table:table-cell office:value-type="string" calcext:value-type="string">
            <text:p>0.0024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nd-4-15-15-75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452.237583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452.237583</text:p>
          </table:table-cell>
          <table:table-cell office:value-type="string" calcext:value-type="string">
            <text:p>0.0053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nd-4-15-15-75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459.623925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459.623925</text:p>
          </table:table-cell>
          <table:table-cell office:value-type="string" calcext:value-type="string">
            <text:p>0.0053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nd-4-20-20-100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601.465055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601.465055</text:p>
          </table:table-cell>
          <table:table-cell office:value-type="string" calcext:value-type="string">
            <text:p>0.0124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nd-4-20-20-100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604.484897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604.484897</text:p>
          </table:table-cell>
          <table:table-cell office:value-type="string" calcext:value-type="string">
            <text:p>0.0126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nd-4-20-20-25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51.20241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151.202410</text:p>
          </table:table-cell>
          <table:table-cell office:value-type="string" calcext:value-type="string">
            <text:p>0.0009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nd-4-20-20-25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53.644036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153.644036</text:p>
          </table:table-cell>
          <table:table-cell office:value-type="string" calcext:value-type="string">
            <text:p>0.0009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nd-4-20-20-50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302.765015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302.765015</text:p>
          </table:table-cell>
          <table:table-cell office:value-type="string" calcext:value-type="string">
            <text:p>0.0032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nd-4-20-20-50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303.82834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303.828340</text:p>
          </table:table-cell>
          <table:table-cell office:value-type="string" calcext:value-type="string">
            <text:p>0.0032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nd-4-20-20-75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451.745098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451.745098</text:p>
          </table:table-cell>
          <table:table-cell office:value-type="string" calcext:value-type="string">
            <text:p>0.0070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nd-4-20-20-75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451.915449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451.915449</text:p>
          </table:table-cell>
          <table:table-cell office:value-type="string" calcext:value-type="string">
            <text:p>0.0070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nd-4-25-25-100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800.000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800.000000</text:p>
          </table:table-cell>
          <table:table-cell office:value-type="string" calcext:value-type="string">
            <text:p>0.01564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nd-4-25-25-100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604.351295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604.351295</text:p>
          </table:table-cell>
          <table:table-cell office:value-type="string" calcext:value-type="string">
            <text:p>0.0155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nd-4-25-25-25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50.092289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150.092289</text:p>
          </table:table-cell>
          <table:table-cell office:value-type="string" calcext:value-type="string">
            <text:p>0.0011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nd-4-25-25-25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51.820796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151.820796</text:p>
          </table:table-cell>
          <table:table-cell office:value-type="string" calcext:value-type="string">
            <text:p>0.0011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nd-4-25-25-50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301.004923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301.004923</text:p>
          </table:table-cell>
          <table:table-cell office:value-type="string" calcext:value-type="string">
            <text:p>0.0040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nd-4-25-25-50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303.748289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303.748289</text:p>
          </table:table-cell>
          <table:table-cell office:value-type="string" calcext:value-type="string">
            <text:p>0.0040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nd-4-25-25-75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450.547183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450.547183</text:p>
          </table:table-cell>
          <table:table-cell office:value-type="string" calcext:value-type="string">
            <text:p>0.0087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nd-4-25-25-75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455.671423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455.671423</text:p>
          </table:table-cell>
          <table:table-cell office:value-type="string" calcext:value-type="string">
            <text:p>0.0087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nd-4-5-5-100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608.572316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608.572316</text:p>
          </table:table-cell>
          <table:table-cell office:value-type="string" calcext:value-type="string">
            <text:p>0.0032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4" calcext:value-type="float">
            <text:p>-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nd-4-5-5-100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610.67867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610.678670</text:p>
          </table:table-cell>
          <table:table-cell office:value-type="string" calcext:value-type="string">
            <text:p>0.0032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nd-4-5-5-25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54.027734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154.027734</text:p>
          </table:table-cell>
          <table:table-cell office:value-type="string" calcext:value-type="string">
            <text:p>0.0003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8" calcext:value-type="float">
            <text:p>-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nd-4-5-5-25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58.1433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158.143300</text:p>
          </table:table-cell>
          <table:table-cell office:value-type="string" calcext:value-type="string">
            <text:p>0.0003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nd-4-5-5-50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307.084807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307.084807</text:p>
          </table:table-cell>
          <table:table-cell office:value-type="string" calcext:value-type="string">
            <text:p>0.0008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nd-4-5-5-50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309.933617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309.933617</text:p>
          </table:table-cell>
          <table:table-cell office:value-type="string" calcext:value-type="string">
            <text:p>0.0008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nd-4-5-5-75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459.667966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459.667966</text:p>
          </table:table-cell>
          <table:table-cell office:value-type="string" calcext:value-type="string">
            <text:p>0.0018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8" calcext:value-type="float">
            <text:p>-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nd-4-5-5-75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458.938725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458.938725</text:p>
          </table:table-cell>
          <table:table-cell office:value-type="string" calcext:value-type="string">
            <text:p>0.0018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6" calcext:value-type="float">
            <text:p>-6</text:p>
          </table:table-cell>
          <table:table-cell table:number-columns-repeated="2"/>
        </table:table-row>
      </table:table>
      <table:table table:name="VNS" table:style-name="ta1"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38" table:default-cell-style-name="Default"/>
        <table:table-column table:style-name="co33" table:default-cell-style-name="Default"/>
        <table:table-column table:style-name="co41" table:default-cell-style-name="Default"/>
        <table:table-column table:style-name="co34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row table:style-name="ro2">
          <table:table-cell office:value-type="string" calcext:value-type="string">
            <text:p>filename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ub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heuristica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20-10-10-100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767.685282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767.685282</text:p>
          </table:table-cell>
          <table:table-cell office:value-type="string" calcext:value-type="string">
            <text:p>300.055325</text:p>
          </table:table-cell>
          <table:table-cell office:value-type="float" office:value="2" calcext:value-type="float">
            <text:p>2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20-10-10-100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771.011258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771.011258</text:p>
          </table:table-cell>
          <table:table-cell office:value-type="string" calcext:value-type="string">
            <text:p>300.035687</text:p>
          </table:table-cell>
          <table:table-cell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20-10-10-25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93.904447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193.904447</text:p>
          </table:table-cell>
          <table:table-cell office:value-type="string" calcext:value-type="string">
            <text:p>300.003768</text:p>
          </table:table-cell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20-10-10-25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94.803505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194.803505</text:p>
          </table:table-cell>
          <table:table-cell office:value-type="string" calcext:value-type="string">
            <text:p>300.003929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20-10-10-50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385.420119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385.420119</text:p>
          </table:table-cell>
          <table:table-cell office:value-type="string" calcext:value-type="string">
            <text:p>300.020399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20-10-10-50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387.196642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387.196642</text:p>
          </table:table-cell>
          <table:table-cell office:value-type="string" calcext:value-type="string">
            <text:p>300.013169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20-10-10-75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576.978244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576.978244</text:p>
          </table:table-cell>
          <table:table-cell office:value-type="string" calcext:value-type="string">
            <text:p>300.039398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20-10-10-75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580.304024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580.304024</text:p>
          </table:table-cell>
          <table:table-cell office:value-type="string" calcext:value-type="string">
            <text:p>300.018569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20-15-15-100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800.000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800.000000</text:p>
          </table:table-cell>
          <table:table-cell office:value-type="string" calcext:value-type="string">
            <text:p>300.04970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20-15-15-100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770.40153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770.401530</text:p>
          </table:table-cell>
          <table:table-cell office:value-type="string" calcext:value-type="string">
            <text:p>300.030777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20-15-15-25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93.386023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193.386023</text:p>
          </table:table-cell>
          <table:table-cell office:value-type="string" calcext:value-type="string">
            <text:p>300.00783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20-15-15-25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95.455717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195.455717</text:p>
          </table:table-cell>
          <table:table-cell office:value-type="string" calcext:value-type="string">
            <text:p>300.00117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20-15-15-50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384.423744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384.423744</text:p>
          </table:table-cell>
          <table:table-cell office:value-type="string" calcext:value-type="string">
            <text:p>300.027952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20-15-15-50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386.9731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386.973100</text:p>
          </table:table-cell>
          <table:table-cell office:value-type="string" calcext:value-type="string">
            <text:p>300.01495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20-15-15-75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575.287247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575.287247</text:p>
          </table:table-cell>
          <table:table-cell office:value-type="string" calcext:value-type="string">
            <text:p>300.01513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20-15-15-75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579.629519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579.629519</text:p>
          </table:table-cell>
          <table:table-cell office:value-type="string" calcext:value-type="string">
            <text:p>300.06109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20-20-20-100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800.000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800.000000</text:p>
          </table:table-cell>
          <table:table-cell office:value-type="string" calcext:value-type="string">
            <text:p>300.10533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20-20-20-100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769.921996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769.921996</text:p>
          </table:table-cell>
          <table:table-cell office:value-type="string" calcext:value-type="string">
            <text:p>300.08425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20-20-20-25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92.70337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192.703370</text:p>
          </table:table-cell>
          <table:table-cell office:value-type="string" calcext:value-type="string">
            <text:p>300.00114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20-20-20-25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94.026147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194.026147</text:p>
          </table:table-cell>
          <table:table-cell office:value-type="string" calcext:value-type="string">
            <text:p>300.00666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20-20-20-50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383.339961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383.339961</text:p>
          </table:table-cell>
          <table:table-cell office:value-type="string" calcext:value-type="string">
            <text:p>300.02616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20-20-20-50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387.002757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387.002757</text:p>
          </table:table-cell>
          <table:table-cell office:value-type="string" calcext:value-type="string">
            <text:p>300.01257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20-20-20-75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576.065915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576.065915</text:p>
          </table:table-cell>
          <table:table-cell office:value-type="string" calcext:value-type="string">
            <text:p>300.072460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20-20-20-75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578.012873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578.012873</text:p>
          </table:table-cell>
          <table:table-cell office:value-type="string" calcext:value-type="string">
            <text:p>300.08095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20-25-25-100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800.000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800.000000</text:p>
          </table:table-cell>
          <table:table-cell office:value-type="string" calcext:value-type="string">
            <text:p>300.16020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20-25-25-100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800.000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800.000000</text:p>
          </table:table-cell>
          <table:table-cell office:value-type="string" calcext:value-type="string">
            <text:p>300.11984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20-25-25-25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92.390486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192.390486</text:p>
          </table:table-cell>
          <table:table-cell office:value-type="string" calcext:value-type="string">
            <text:p>300.00636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20-25-25-25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93.74027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193.740270</text:p>
          </table:table-cell>
          <table:table-cell office:value-type="string" calcext:value-type="string">
            <text:p>300.00222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20-25-25-50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383.831189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383.831189</text:p>
          </table:table-cell>
          <table:table-cell office:value-type="string" calcext:value-type="string">
            <text:p>300.01937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20-25-25-50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386.581641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386.581641</text:p>
          </table:table-cell>
          <table:table-cell office:value-type="string" calcext:value-type="string">
            <text:p>300.02685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20-25-25-75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574.685891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574.685891</text:p>
          </table:table-cell>
          <table:table-cell office:value-type="string" calcext:value-type="string">
            <text:p>300.09246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20-25-25-75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578.599453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578.599453</text:p>
          </table:table-cell>
          <table:table-cell office:value-type="string" calcext:value-type="string">
            <text:p>300.06130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20-5-5-100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771.953915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771.953915</text:p>
          </table:table-cell>
          <table:table-cell office:value-type="string" calcext:value-type="string">
            <text:p>300.024900</text:p>
          </table:table-cell>
          <table:table-cell office:value-type="float" office:value="2" calcext:value-type="float">
            <text:p>2</text:p>
          </table:table-cell>
          <table:table-cell office:value-type="float" office:value="-14" calcext:value-type="float">
            <text:p>-14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20-5-5-100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771.617805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771.617805</text:p>
          </table:table-cell>
          <table:table-cell office:value-type="string" calcext:value-type="string">
            <text:p>300.029629</text:p>
          </table:table-cell>
          <table:table-cell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20-5-5-25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94.932384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194.932384</text:p>
          </table:table-cell>
          <table:table-cell office:value-type="string" calcext:value-type="string">
            <text:p>300.002278</text:p>
          </table:table-cell>
          <table:table-cell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20-5-5-25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96.658145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196.658145</text:p>
          </table:table-cell>
          <table:table-cell office:value-type="string" calcext:value-type="string">
            <text:p>300.001162</text:p>
          </table:table-cell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20-5-5-50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387.612306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387.612306</text:p>
          </table:table-cell>
          <table:table-cell office:value-type="string" calcext:value-type="string">
            <text:p>300.006997</text:p>
          </table:table-cell>
          <table:table-cell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20-5-5-50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388.724414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388.724414</text:p>
          </table:table-cell>
          <table:table-cell office:value-type="string" calcext:value-type="string">
            <text:p>300.007822</text:p>
          </table:table-cell>
          <table:table-cell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20-5-5-75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580.997903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580.997903</text:p>
          </table:table-cell>
          <table:table-cell office:value-type="string" calcext:value-type="string">
            <text:p>300.015950</text:p>
          </table:table-cell>
          <table:table-cell office:value-type="float" office:value="2" calcext:value-type="float">
            <text:p>2</text:p>
          </table:table-cell>
          <table:table-cell office:value-type="float" office:value="-12" calcext:value-type="float">
            <text:p>-12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20-5-5-75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581.58878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581.588780</text:p>
          </table:table-cell>
          <table:table-cell office:value-type="string" calcext:value-type="string">
            <text:p>300.006059</text:p>
          </table:table-cell>
          <table:table-cell office:value-type="float" office:value="2" calcext:value-type="float">
            <text:p>2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4-10-10-100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605.59688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605.596880</text:p>
          </table:table-cell>
          <table:table-cell office:value-type="string" calcext:value-type="string">
            <text:p>300.090285</text:p>
          </table:table-cell>
          <table:table-cell office:value-type="float" office:value="2" calcext:value-type="float">
            <text:p>2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4-10-10-100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607.000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607.000000</text:p>
          </table:table-cell>
          <table:table-cell office:value-type="string" calcext:value-type="string">
            <text:p>300.043537</text:p>
          </table:table-cell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4-10-10-25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53.808742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153.808742</text:p>
          </table:table-cell>
          <table:table-cell office:value-type="string" calcext:value-type="string">
            <text:p>300.005554</text:p>
          </table:table-cell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4-10-10-25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54.314405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154.314405</text:p>
          </table:table-cell>
          <table:table-cell office:value-type="string" calcext:value-type="string">
            <text:p>300.0008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4-10-10-50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303.544793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303.544793</text:p>
          </table:table-cell>
          <table:table-cell office:value-type="string" calcext:value-type="string">
            <text:p>300.0161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4-10-10-50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307.555234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307.555234</text:p>
          </table:table-cell>
          <table:table-cell office:value-type="string" calcext:value-type="string">
            <text:p>300.014518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4-10-10-75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454.258396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454.258396</text:p>
          </table:table-cell>
          <table:table-cell office:value-type="string" calcext:value-type="string">
            <text:p>300.013285</text:p>
          </table:table-cell>
          <table:table-cell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4-10-10-75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456.104352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456.104352</text:p>
          </table:table-cell>
          <table:table-cell office:value-type="string" calcext:value-type="string">
            <text:p>300.0331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4-15-15-100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603.112269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603.112269</text:p>
          </table:table-cell>
          <table:table-cell office:value-type="string" calcext:value-type="string">
            <text:p>300.06294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4-15-15-100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605.903586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605.903586</text:p>
          </table:table-cell>
          <table:table-cell office:value-type="string" calcext:value-type="string">
            <text:p>300.22494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4-15-15-25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50.801595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150.801595</text:p>
          </table:table-cell>
          <table:table-cell office:value-type="string" calcext:value-type="string">
            <text:p>300.003363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4-15-15-25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52.112556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152.112556</text:p>
          </table:table-cell>
          <table:table-cell office:value-type="string" calcext:value-type="string">
            <text:p>300.00144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4-15-15-50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301.569285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301.569285</text:p>
          </table:table-cell>
          <table:table-cell office:value-type="string" calcext:value-type="string">
            <text:p>300.03970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4-15-15-50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302.92638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302.926380</text:p>
          </table:table-cell>
          <table:table-cell office:value-type="string" calcext:value-type="string">
            <text:p>300.01633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4-15-15-75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452.237583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452.237583</text:p>
          </table:table-cell>
          <table:table-cell office:value-type="string" calcext:value-type="string">
            <text:p>300.08152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4-15-15-75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459.623925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459.623925</text:p>
          </table:table-cell>
          <table:table-cell office:value-type="string" calcext:value-type="string">
            <text:p>300.08303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4-20-20-100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601.465055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601.465055</text:p>
          </table:table-cell>
          <table:table-cell office:value-type="string" calcext:value-type="string">
            <text:p>300.19339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4-20-20-100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604.484897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604.484897</text:p>
          </table:table-cell>
          <table:table-cell office:value-type="string" calcext:value-type="string">
            <text:p>300.09632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4-20-20-25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51.20241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151.202410</text:p>
          </table:table-cell>
          <table:table-cell office:value-type="string" calcext:value-type="string">
            <text:p>300.00639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4-20-20-25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53.644036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153.644036</text:p>
          </table:table-cell>
          <table:table-cell office:value-type="string" calcext:value-type="string">
            <text:p>300.00799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4-20-20-50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302.765015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302.765015</text:p>
          </table:table-cell>
          <table:table-cell office:value-type="string" calcext:value-type="string">
            <text:p>300.01068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4-20-20-50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303.82834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303.828340</text:p>
          </table:table-cell>
          <table:table-cell office:value-type="string" calcext:value-type="string">
            <text:p>300.03244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4-20-20-75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451.745098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451.745098</text:p>
          </table:table-cell>
          <table:table-cell office:value-type="string" calcext:value-type="string">
            <text:p>300.03576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4-20-20-75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451.915449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451.915449</text:p>
          </table:table-cell>
          <table:table-cell office:value-type="string" calcext:value-type="string">
            <text:p>300.01728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4-25-25-100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800.000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800.000000</text:p>
          </table:table-cell>
          <table:table-cell office:value-type="string" calcext:value-type="string">
            <text:p>300.13190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4-25-25-100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604.351295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604.351295</text:p>
          </table:table-cell>
          <table:table-cell office:value-type="string" calcext:value-type="string">
            <text:p>300.14546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4-25-25-25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50.092289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150.092289</text:p>
          </table:table-cell>
          <table:table-cell office:value-type="string" calcext:value-type="string">
            <text:p>300.01722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4-25-25-25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51.820796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151.820796</text:p>
          </table:table-cell>
          <table:table-cell office:value-type="string" calcext:value-type="string">
            <text:p>300.01145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4-25-25-50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301.004923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301.004923</text:p>
          </table:table-cell>
          <table:table-cell office:value-type="string" calcext:value-type="string">
            <text:p>300.06240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4-25-25-50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303.748289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303.748289</text:p>
          </table:table-cell>
          <table:table-cell office:value-type="string" calcext:value-type="string">
            <text:p>300.03650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4-25-25-75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450.547183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450.547183</text:p>
          </table:table-cell>
          <table:table-cell office:value-type="string" calcext:value-type="string">
            <text:p>300.01996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4-25-25-75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455.671423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455.671423</text:p>
          </table:table-cell>
          <table:table-cell office:value-type="string" calcext:value-type="string">
            <text:p>300.067172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4-5-5-100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608.572316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608.572316</text:p>
          </table:table-cell>
          <table:table-cell office:value-type="string" calcext:value-type="string">
            <text:p>300.039912</text:p>
          </table:table-cell>
          <table:table-cell office:value-type="float" office:value="2" calcext:value-type="float">
            <text:p>2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4-5-5-100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610.67867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610.678670</text:p>
          </table:table-cell>
          <table:table-cell office:value-type="string" calcext:value-type="string">
            <text:p>300.034067</text:p>
          </table:table-cell>
          <table:table-cell office:value-type="float" office:value="2" calcext:value-type="float">
            <text:p>2</text:p>
          </table:table-cell>
          <table:table-cell office:value-type="float" office:value="-12" calcext:value-type="float">
            <text:p>-12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4-5-5-25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54.027734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154.027734</text:p>
          </table:table-cell>
          <table:table-cell office:value-type="string" calcext:value-type="string">
            <text:p>300.000741</text:p>
          </table:table-cell>
          <table:table-cell office:value-type="float" office:value="2" calcext:value-type="float">
            <text:p>2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4-5-5-25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58.1433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158.143300</text:p>
          </table:table-cell>
          <table:table-cell office:value-type="string" calcext:value-type="string">
            <text:p>300.001398</text:p>
          </table:table-cell>
          <table:table-cell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4-5-5-50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307.084807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307.084807</text:p>
          </table:table-cell>
          <table:table-cell office:value-type="string" calcext:value-type="string">
            <text:p>300.005784</text:p>
          </table:table-cell>
          <table:table-cell office:value-type="float" office:value="2" calcext:value-type="float">
            <text:p>2</text:p>
          </table:table-cell>
          <table:table-cell office:value-type="float" office:value="-15" calcext:value-type="float">
            <text:p>-15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4-5-5-50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309.933617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309.933617</text:p>
          </table:table-cell>
          <table:table-cell office:value-type="string" calcext:value-type="string">
            <text:p>300.007127</text:p>
          </table:table-cell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4-5-5-75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459.667966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459.667966</text:p>
          </table:table-cell>
          <table:table-cell office:value-type="string" calcext:value-type="string">
            <text:p>300.016746</text:p>
          </table:table-cell>
          <table:table-cell office:value-type="float" office:value="2" calcext:value-type="float">
            <text:p>2</text:p>
          </table:table-cell>
          <table:table-cell office:value-type="float" office:value="-17" calcext:value-type="float">
            <text:p>-17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-4-5-5-75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458.938725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458.938725</text:p>
          </table:table-cell>
          <table:table-cell office:value-type="string" calcext:value-type="string">
            <text:p>300.013731</text:p>
          </table:table-cell>
          <table:table-cell office:value-type="float" office:value="2" calcext:value-type="float">
            <text:p>2</text:p>
          </table:table-cell>
          <table:table-cell office:value-type="float" office:value="-14" calcext:value-type="float">
            <text:p>-14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</table:table>
      <table:table table:name="Resumo" table:style-name="ta1">
        <table:table-column table:style-name="co40" table:default-cell-style-name="Default"/>
        <table:table-column table:style-name="co35" table:number-columns-repeated="8" table:default-cell-style-name="Default"/>
        <table:table-column table:style-name="co35" table:default-cell-style-name="ce1"/>
        <table:table-column table:style-name="co42" table:default-cell-style-name="Default"/>
        <table:table-column table:style-name="co35" table:number-columns-repeated="2" table:default-cell-style-name="ce1"/>
        <table:table-column table:style-name="co35" table:default-cell-style-name="Default"/>
        <table:table-column table:style-name="co35" table:default-cell-style-name="ce2"/>
        <table:table-column table:style-name="co35" table:number-columns-repeated="2" table:default-cell-style-name="Default"/>
        <table:table-column table:style-name="co48" table:default-cell-style-name="Default"/>
        <table:table-column table:style-name="co35" table:number-columns-repeated="6" table:default-cell-style-name="Default"/>
        <table:table-column table:style-name="co49" table:default-cell-style-name="Default"/>
        <table:table-column table:style-name="co35" table:number-columns-repeated="2" table:default-cell-style-name="Default"/>
        <table:table-row table:style-name="ro2">
          <table:table-cell table:formula="of:=[Global.A1]" office:value-type="string" office:string-value="filename" calcext:value-type="string">
            <text:p>filename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ub</text:p>
          </table:table-cell>
          <table:table-cell office:value-type="string" calcext:value-type="string">
            <text:p>lb root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VNS</text:p>
          </table:table-cell>
          <table:table-cell table:number-columns-repeated="2"/>
          <table:table-cell table:style-name="Default" office:value-type="string" calcext:value-type="string">
            <text:p>DIST Root</text:p>
          </table:table-cell>
          <table:table-cell office:value-type="string" calcext:value-type="string">
            <text:p>DIST RA</text:p>
          </table:table-cell>
          <table:table-cell table:style-name="Default"/>
          <table:table-cell table:style-name="Default" office:value-type="string" calcext:value-type="string">
            <text:p>DIST VNS</text:p>
          </table:table-cell>
          <table:table-cell/>
          <table:table-cell table:style-name="Default" office:value-type="string" calcext:value-type="string">
            <text:p>Melhor</text:p>
          </table:table-cell>
          <table:table-cell/>
          <table:table-cell office:value-type="string" calcext:value-type="string">
            <text:p>Tipo</text:p>
          </table:table-cell>
          <table:table-cell office:value-type="string" calcext:value-type="string">
            <text:p>Venceu # vezes</text:p>
          </table:table-cell>
          <table:table-cell table:number-columns-repeated="9"/>
        </table:table-row>
        <table:table-row table:style-name="ro2">
          <table:table-cell table:formula="of:=[Global.A2]" office:value-type="string" office:string-value="rand-20-10-10-1000-1,dssp" calcext:value-type="string">
            <text:p>rand-20-10-10-1000-1,dssp</text:p>
          </table:table-cell>
          <table:table-cell table:formula="of:=[Global.B2]" office:value-type="float" office:value="3" calcext:value-type="float">
            <text:p>3</text:p>
          </table:table-cell>
          <table:table-cell table:formula="of:=[Global.C2]" office:value-type="float" office:value="-767.683162" calcext:value-type="float">
            <text:p>-767,68</text:p>
          </table:table-cell>
          <table:table-cell table:formula="of:=[Global.F2]" office:value-type="float" office:value="1803.0411" calcext:value-type="float">
            <text:p>1803,04</text:p>
          </table:table-cell>
          <table:table-cell table:formula="of:=[Global.E2]" office:value-type="float" office:value="-767.685282" calcext:value-type="float">
            <text:p>-767,69</text:p>
          </table:table-cell>
          <table:table-cell table:formula="of:=[RA.I2]" office:value-type="float" office:value="-4" calcext:value-type="float">
            <text:p>-4</text:p>
          </table:table-cell>
          <table:table-cell table:formula="of:=[VNS.H2]" office:value-type="float" office:value="-6" calcext:value-type="float">
            <text:p>-6</text:p>
          </table:table-cell>
          <table:table-cell table:formula="of:=[.G2]-[.C2]" office:value-type="float" office:value="761.683162" calcext:value-type="float">
            <text:p>761,68</text:p>
          </table:table-cell>
          <table:table-cell table:formula="of:=IF([.H2]&lt;1;1;0)" office:value-type="float" office:value="0" calcext:value-type="float">
            <text:p>0</text:p>
          </table:table-cell>
          <table:table-cell table:formula="of:=IF([.D2]&lt;0; IF([.D2]&lt;0; [.F2]-[.D2]; [.F2]+[.D2]); IF([.D2]&lt;0; [.F2]-[.D2]; [.F2]+[.D2]))" office:value-type="float" office:value="1799.0411" calcext:value-type="float">
            <text:p>1799,04</text:p>
          </table:table-cell>
          <table:table-cell table:formula="of:=[.F2]-[.C2]" office:value-type="float" office:value="763.683162" calcext:value-type="float">
            <text:p>763,68</text:p>
          </table:table-cell>
          <table:table-cell/>
          <table:table-cell table:formula="of:=[.G2]-[.C2]" office:value-type="float" office:value="761.683162" calcext:value-type="float">
            <text:p>761,68</text:p>
          </table:table-cell>
          <table:table-cell/>
          <table:table-cell table:formula="of:=IF([.K2]=[.M2]; &quot;IGUAL&quot;; IF([.K2]&lt;[.M2]; &quot;RA&quot;; &quot;VNS&quot;))" office:value-type="string" office:string-value="VNS" calcext:value-type="string">
            <text:p>V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gual</text:p>
          </table:table-cell>
          <table:table-cell table:formula="of:=COUNTIFS([.O2:.O76];&quot;=IGUAL&quot;)" office:value-type="float" office:value="2" calcext:value-type="float">
            <text:p>2</text:p>
          </table:table-cell>
          <table:table-cell/>
          <table:table-cell table:formula="of:=SUM([.K2:.K61])/60" office:value-type="float" office:value="454.934789616667" calcext:value-type="float">
            <text:p>454,93</text:p>
          </table:table-cell>
          <table:table-cell table:formula="of:=([.K2]-[.T2])*([.K2]-[.T2])" office:value-type="float" office:value="95325.5574493575" calcext:value-type="float">
            <text:p>95325,56</text:p>
          </table:table-cell>
          <table:table-cell table:formula="of:=SUM([.M2:.M61])/60" office:value-type="float" office:value="449.51812295" calcext:value-type="float">
            <text:p>449,52</text:p>
          </table:table-cell>
          <table:table-cell table:formula="of:=([.M2]-[.V2])*([.M2]-[.V2])" office:value-type="float" office:value="97447.011605088" calcext:value-type="float">
            <text:p>97447,01</text:p>
          </table:table-cell>
          <table:table-cell table:number-columns-repeated="4"/>
        </table:table-row>
        <table:table-row table:style-name="ro2">
          <table:table-cell table:formula="of:=[Global.A3]" office:value-type="string" office:string-value="rand-20-10-10-1000-2,dssp" calcext:value-type="string">
            <text:p>rand-20-10-10-1000-2,dssp</text:p>
          </table:table-cell>
          <table:table-cell table:formula="of:=[Global.B3]" office:value-type="float" office:value="7" calcext:value-type="float">
            <text:p>7</text:p>
          </table:table-cell>
          <table:table-cell table:formula="of:=[Global.C3]" office:value-type="float" office:value="-771.00776" calcext:value-type="float">
            <text:p>-771,01</text:p>
          </table:table-cell>
          <table:table-cell table:formula="of:=[Global.F3]" office:value-type="float" office:value="1802.919988" calcext:value-type="float">
            <text:p>1802,92</text:p>
          </table:table-cell>
          <table:table-cell table:formula="of:=[Global.E3]" office:value-type="float" office:value="-771.011258" calcext:value-type="float">
            <text:p>-771,01</text:p>
          </table:table-cell>
          <table:table-cell table:formula="of:=[RA.I3]" office:value-type="float" office:value="2" calcext:value-type="float">
            <text:p>2</text:p>
          </table:table-cell>
          <table:table-cell table:formula="of:=[VNS.H3]" office:value-type="float" office:value="-4" calcext:value-type="float">
            <text:p>-4</text:p>
          </table:table-cell>
          <table:table-cell table:formula="of:=[.G3]-[.C3]" office:value-type="float" office:value="767.00776" calcext:value-type="float">
            <text:p>767,01</text:p>
          </table:table-cell>
          <table:table-cell table:formula="of:=IF([.H3]&lt;1;1;0)" office:value-type="float" office:value="0" calcext:value-type="float">
            <text:p>0</text:p>
          </table:table-cell>
          <table:table-cell table:formula="of:=IF([.D3]&lt;0; IF([.D3]&lt;0; [.F3]-[.D3]; [.F3]+[.D3]); IF([.D3]&lt;0; [.F3]-[.D3]; [.F3]+[.D3]))" office:value-type="float" office:value="1804.919988" calcext:value-type="float">
            <text:p>1804,92</text:p>
          </table:table-cell>
          <table:table-cell table:formula="of:=[.F3]-[.C3]" office:value-type="float" office:value="773.00776" calcext:value-type="float">
            <text:p>773,01</text:p>
          </table:table-cell>
          <table:table-cell/>
          <table:table-cell table:formula="of:=[.G3]-[.C3]" office:value-type="float" office:value="767.00776" calcext:value-type="float">
            <text:p>767,01</text:p>
          </table:table-cell>
          <table:table-cell/>
          <table:table-cell table:formula="of:=IF([.K3]=[.M3]; &quot;IGUAL&quot;; IF([.K3]&lt;[.M3]; &quot;RA&quot;; &quot;VNS&quot;))" office:value-type="string" office:string-value="VNS" calcext:value-type="string">
            <text:p>V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NS</text:p>
          </table:table-cell>
          <table:table-cell table:formula="of:=COUNTIFS([.O2:.O76];&quot;=VNS&quot;)" office:value-type="float" office:value="58" calcext:value-type="float">
            <text:p>58</text:p>
          </table:table-cell>
          <table:table-cell/>
          <table:table-cell table:formula="of:=[.T2]" office:value-type="float" office:value="454.934789616667" calcext:value-type="float">
            <text:p>454,93</text:p>
          </table:table-cell>
          <table:table-cell table:formula="of:=([.K3]-[.T3])*([.K3]-[.T3])" office:value-type="float" office:value="101170.414488477" calcext:value-type="float">
            <text:p>101170,41</text:p>
          </table:table-cell>
          <table:table-cell table:formula="of:=[.V2]" office:value-type="float" office:value="449.51812295" calcext:value-type="float">
            <text:p>449,52</text:p>
          </table:table-cell>
          <table:table-cell table:formula="of:=([.M3]-[.V3])*([.M3]-[.V3])" office:value-type="float" office:value="100799.669634141" calcext:value-type="float">
            <text:p>100799,67</text:p>
          </table:table-cell>
          <table:table-cell table:number-columns-repeated="4"/>
        </table:table-row>
        <table:table-row table:style-name="ro2">
          <table:table-cell table:formula="of:=[Global.A4]" office:value-type="string" office:string-value="rand-20-10-10-250-1,dssp" calcext:value-type="string">
            <text:p>rand-20-10-10-250-1,dssp</text:p>
          </table:table-cell>
          <table:table-cell table:formula="of:=[Global.B4]" office:value-type="float" office:value="5413" calcext:value-type="float">
            <text:p>5413</text:p>
          </table:table-cell>
          <table:table-cell table:formula="of:=[Global.C4]" office:value-type="float" office:value="-193.891026" calcext:value-type="float">
            <text:p>-193,89</text:p>
          </table:table-cell>
          <table:table-cell table:formula="of:=[Global.F4]" office:value-type="float" office:value="1800.21885" calcext:value-type="float">
            <text:p>1800,22</text:p>
          </table:table-cell>
          <table:table-cell table:formula="of:=[Global.E4]" office:value-type="float" office:value="-193.904447" calcext:value-type="float">
            <text:p>-193,9</text:p>
          </table:table-cell>
          <table:table-cell table:formula="of:=[RA.I4]" office:value-type="float" office:value="-2" calcext:value-type="float">
            <text:p>-2</text:p>
          </table:table-cell>
          <table:table-cell table:formula="of:=[VNS.H4]" office:value-type="float" office:value="-3" calcext:value-type="float">
            <text:p>-3</text:p>
          </table:table-cell>
          <table:table-cell table:formula="of:=[.G4]-[.C4]" office:value-type="float" office:value="190.891026" calcext:value-type="float">
            <text:p>190,89</text:p>
          </table:table-cell>
          <table:table-cell table:formula="of:=IF([.H4]&lt;1;1;0)" office:value-type="float" office:value="0" calcext:value-type="float">
            <text:p>0</text:p>
          </table:table-cell>
          <table:table-cell table:formula="of:=IF([.D4]&lt;0; IF([.D4]&lt;0; [.F4]-[.D4]; [.F4]+[.D4]); IF([.D4]&lt;0; [.F4]-[.D4]; [.F4]+[.D4]))" office:value-type="float" office:value="1798.21885" calcext:value-type="float">
            <text:p>1798,22</text:p>
          </table:table-cell>
          <table:table-cell table:formula="of:=[.F4]-[.C4]" office:value-type="float" office:value="191.891026" calcext:value-type="float">
            <text:p>191,89</text:p>
          </table:table-cell>
          <table:table-cell/>
          <table:table-cell table:formula="of:=[.G4]-[.C4]" office:value-type="float" office:value="190.891026" calcext:value-type="float">
            <text:p>190,89</text:p>
          </table:table-cell>
          <table:table-cell/>
          <table:table-cell table:formula="of:=IF([.K4]=[.M4]; &quot;IGUAL&quot;; IF([.K4]&lt;[.M4]; &quot;RA&quot;; &quot;VNS&quot;))" office:value-type="string" office:string-value="VNS" calcext:value-type="string">
            <text:p>V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</text:p>
          </table:table-cell>
          <table:table-cell table:formula="of:=COUNTIFS([.O2:.O76];&quot;=RA&quot;)" office:value-type="float" office:value="0" calcext:value-type="float">
            <text:p>0</text:p>
          </table:table-cell>
          <table:table-cell/>
          <table:table-cell table:formula="of:=[.T3]" office:value-type="float" office:value="454.934789616667" calcext:value-type="float">
            <text:p>454,93</text:p>
          </table:table-cell>
          <table:table-cell table:formula="of:=([.K4]-[.T4])*([.K4]-[.T4])" office:value-type="float" office:value="69192.0215776208" calcext:value-type="float">
            <text:p>69192,02</text:p>
          </table:table-cell>
          <table:table-cell table:formula="of:=[.V3]" office:value-type="float" office:value="449.51812295" calcext:value-type="float">
            <text:p>449,52</text:p>
          </table:table-cell>
          <table:table-cell table:formula="of:=([.M4]-[.V4])*([.M4]-[.V4])" office:value-type="float" office:value="66887.9752767847" calcext:value-type="float">
            <text:p>66887,98</text:p>
          </table:table-cell>
          <table:table-cell table:number-columns-repeated="4"/>
        </table:table-row>
        <table:table-row table:style-name="ro2">
          <table:table-cell table:formula="of:=[Global.A5]" office:value-type="string" office:string-value="rand-20-10-10-250-2,dssp" calcext:value-type="string">
            <text:p>rand-20-10-10-250-2,dssp</text:p>
          </table:table-cell>
          <table:table-cell table:formula="of:=[Global.B5]" office:value-type="float" office:value="6191" calcext:value-type="float">
            <text:p>6191</text:p>
          </table:table-cell>
          <table:table-cell table:formula="of:=[Global.C5]" office:value-type="float" office:value="-194.779169" calcext:value-type="float">
            <text:p>-194,78</text:p>
          </table:table-cell>
          <table:table-cell table:formula="of:=[Global.F5]" office:value-type="float" office:value="1800.215993" calcext:value-type="float">
            <text:p>1800,22</text:p>
          </table:table-cell>
          <table:table-cell table:formula="of:=[Global.E5]" office:value-type="float" office:value="-194.803505" calcext:value-type="float">
            <text:p>-194,8</text:p>
          </table:table-cell>
          <table:table-cell table:formula="of:=[RA.I5]" office:value-type="float" office:value="1" calcext:value-type="float">
            <text:p>1</text:p>
          </table:table-cell>
          <table:table-cell table:formula="of:=[VNS.H5]" office:value-type="float" office:value="-1" calcext:value-type="float">
            <text:p>-1</text:p>
          </table:table-cell>
          <table:table-cell table:formula="of:=[.G5]-[.C5]" office:value-type="float" office:value="193.779169" calcext:value-type="float">
            <text:p>193,78</text:p>
          </table:table-cell>
          <table:table-cell table:formula="of:=IF([.H5]&lt;1;1;0)" office:value-type="float" office:value="0" calcext:value-type="float">
            <text:p>0</text:p>
          </table:table-cell>
          <table:table-cell table:formula="of:=IF([.D5]&lt;0; IF([.D5]&lt;0; [.F5]-[.D5]; [.F5]+[.D5]); IF([.D5]&lt;0; [.F5]-[.D5]; [.F5]+[.D5]))" office:value-type="float" office:value="1801.215993" calcext:value-type="float">
            <text:p>1801,22</text:p>
          </table:table-cell>
          <table:table-cell table:formula="of:=[.F5]-[.C5]" office:value-type="float" office:value="195.779169" calcext:value-type="float">
            <text:p>195,78</text:p>
          </table:table-cell>
          <table:table-cell/>
          <table:table-cell table:formula="of:=[.G5]-[.C5]" office:value-type="float" office:value="193.779169" calcext:value-type="float">
            <text:p>193,78</text:p>
          </table:table-cell>
          <table:table-cell/>
          <table:table-cell table:formula="of:=IF([.K5]=[.M5]; &quot;IGUAL&quot;; IF([.K5]&lt;[.M5]; &quot;RA&quot;; &quot;VNS&quot;))" office:value-type="string" office:string-value="VNS" calcext:value-type="string">
            <text:p>VNS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[.T4]" office:value-type="float" office:value="454.934789616667" calcext:value-type="float">
            <text:p>454,93</text:p>
          </table:table-cell>
          <table:table-cell table:formula="of:=([.K5]-[.T5])*([.K5]-[.T5])" office:value-type="float" office:value="67161.6356972096" calcext:value-type="float">
            <text:p>67161,64</text:p>
          </table:table-cell>
          <table:table-cell table:formula="of:=[.V4]" office:value-type="float" office:value="449.51812295" calcext:value-type="float">
            <text:p>449,52</text:p>
          </table:table-cell>
          <table:table-cell table:formula="of:=([.M5]-[.V5])*([.M5]-[.V5])" office:value-type="float" office:value="65402.4125674402" calcext:value-type="float">
            <text:p>65402,41</text:p>
          </table:table-cell>
          <table:table-cell table:number-columns-repeated="4"/>
        </table:table-row>
        <table:table-row table:style-name="ro2">
          <table:table-cell table:formula="of:=[Global.A6]" office:value-type="string" office:string-value="rand-20-10-10-500-1,dssp" calcext:value-type="string">
            <text:p>rand-20-10-10-500-1,dssp</text:p>
          </table:table-cell>
          <table:table-cell table:formula="of:=[Global.B6]" office:value-type="float" office:value="908" calcext:value-type="float">
            <text:p>908</text:p>
          </table:table-cell>
          <table:table-cell table:formula="of:=[Global.C6]" office:value-type="float" office:value="-385.414336" calcext:value-type="float">
            <text:p>-385,41</text:p>
          </table:table-cell>
          <table:table-cell table:formula="of:=[Global.F6]" office:value-type="float" office:value="1800.685887" calcext:value-type="float">
            <text:p>1800,69</text:p>
          </table:table-cell>
          <table:table-cell table:formula="of:=[Global.E6]" office:value-type="float" office:value="-385.420119" calcext:value-type="float">
            <text:p>-385,42</text:p>
          </table:table-cell>
          <table:table-cell table:formula="of:=[RA.I6]" office:value-type="float" office:value="0" calcext:value-type="float">
            <text:p>0</text:p>
          </table:table-cell>
          <table:table-cell table:formula="of:=[VNS.H6]" office:value-type="float" office:value="-1" calcext:value-type="float">
            <text:p>-1</text:p>
          </table:table-cell>
          <table:table-cell table:formula="of:=[.G6]-[.C6]" office:value-type="float" office:value="384.414336" calcext:value-type="float">
            <text:p>384,41</text:p>
          </table:table-cell>
          <table:table-cell table:formula="of:=IF([.H6]&lt;1;1;0)" office:value-type="float" office:value="0" calcext:value-type="float">
            <text:p>0</text:p>
          </table:table-cell>
          <table:table-cell table:formula="of:=IF([.D6]&lt;0; IF([.D6]&lt;0; [.F6]-[.D6]; [.F6]+[.D6]); IF([.D6]&lt;0; [.F6]-[.D6]; [.F6]+[.D6]))" office:value-type="float" office:value="1800.685887" calcext:value-type="float">
            <text:p>1800,69</text:p>
          </table:table-cell>
          <table:table-cell table:formula="of:=[.F6]-[.C6]" office:value-type="float" office:value="385.414336" calcext:value-type="float">
            <text:p>385,41</text:p>
          </table:table-cell>
          <table:table-cell/>
          <table:table-cell table:formula="of:=[.G6]-[.C6]" office:value-type="float" office:value="384.414336" calcext:value-type="float">
            <text:p>384,41</text:p>
          </table:table-cell>
          <table:table-cell/>
          <table:table-cell table:formula="of:=IF([.K6]=[.M6]; &quot;IGUAL&quot;; IF([.K6]&lt;[.M6]; &quot;RA&quot;; &quot;VNS&quot;))" office:value-type="string" office:string-value="VNS" calcext:value-type="string">
            <text:p>VNS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[.T5]" office:value-type="float" office:value="454.934789616667" calcext:value-type="float">
            <text:p>454,93</text:p>
          </table:table-cell>
          <table:table-cell table:formula="of:=([.K6]-[.T6])*([.K6]-[.T6])" office:value-type="float" office:value="4833.09347106709" calcext:value-type="float">
            <text:p>4833,09</text:p>
          </table:table-cell>
          <table:table-cell table:formula="of:=[.V5]" office:value-type="float" office:value="449.51812295" calcext:value-type="float">
            <text:p>449,52</text:p>
          </table:table-cell>
          <table:table-cell table:formula="of:=([.M6]-[.V6])*([.M6]-[.V6])" office:value-type="float" office:value="4238.50307523099" calcext:value-type="float">
            <text:p>4238,5</text:p>
          </table:table-cell>
          <table:table-cell table:number-columns-repeated="4"/>
        </table:table-row>
        <table:table-row table:style-name="ro2">
          <table:table-cell table:formula="of:=[Global.A7]" office:value-type="string" office:string-value="rand-20-10-10-500-2,dssp" calcext:value-type="string">
            <text:p>rand-20-10-10-500-2,dssp</text:p>
          </table:table-cell>
          <table:table-cell table:formula="of:=[Global.B7]" office:value-type="float" office:value="1848" calcext:value-type="float">
            <text:p>1848</text:p>
          </table:table-cell>
          <table:table-cell table:formula="of:=[Global.C7]" office:value-type="float" office:value="-387.18522" calcext:value-type="float">
            <text:p>-387,19</text:p>
          </table:table-cell>
          <table:table-cell table:formula="of:=[Global.F7]" office:value-type="float" office:value="1800.684882" calcext:value-type="float">
            <text:p>1800,68</text:p>
          </table:table-cell>
          <table:table-cell table:formula="of:=[Global.E7]" office:value-type="float" office:value="-387.196642" calcext:value-type="float">
            <text:p>-387,2</text:p>
          </table:table-cell>
          <table:table-cell table:formula="of:=[RA.I7]" office:value-type="float" office:value="0" calcext:value-type="float">
            <text:p>0</text:p>
          </table:table-cell>
          <table:table-cell table:formula="of:=[VNS.H7]" office:value-type="float" office:value="-1" calcext:value-type="float">
            <text:p>-1</text:p>
          </table:table-cell>
          <table:table-cell table:formula="of:=[.G7]-[.C7]" office:value-type="float" office:value="386.18522" calcext:value-type="float">
            <text:p>386,19</text:p>
          </table:table-cell>
          <table:table-cell table:formula="of:=IF([.H7]&lt;1;1;0)" office:value-type="float" office:value="0" calcext:value-type="float">
            <text:p>0</text:p>
          </table:table-cell>
          <table:table-cell table:formula="of:=IF([.D7]&lt;0; IF([.D7]&lt;0; [.F7]-[.D7]; [.F7]+[.D7]); IF([.D7]&lt;0; [.F7]-[.D7]; [.F7]+[.D7]))" office:value-type="float" office:value="1800.684882" calcext:value-type="float">
            <text:p>1800,68</text:p>
          </table:table-cell>
          <table:table-cell table:formula="of:=[.F7]-[.C7]" office:value-type="float" office:value="387.18522" calcext:value-type="float">
            <text:p>387,19</text:p>
          </table:table-cell>
          <table:table-cell/>
          <table:table-cell table:formula="of:=[.G7]-[.C7]" office:value-type="float" office:value="386.18522" calcext:value-type="float">
            <text:p>386,19</text:p>
          </table:table-cell>
          <table:table-cell/>
          <table:table-cell table:formula="of:=IF([.K7]=[.M7]; &quot;IGUAL&quot;; IF([.K7]&lt;[.M7]; &quot;RA&quot;; &quot;VNS&quot;))" office:value-type="string" office:string-value="VNS" calcext:value-type="string">
            <text:p>V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Z_BARRA</text:p>
          </table:table-cell>
          <table:table-cell table:formula="of:=AVERAGE([.J2:.J76])" office:value-type="float" office:value="1807.22210776667" calcext:value-type="float">
            <text:p>1807,22</text:p>
          </table:table-cell>
          <table:table-cell/>
          <table:table-cell table:formula="of:=[.T6]" office:value-type="float" office:value="454.934789616667" calcext:value-type="float">
            <text:p>454,93</text:p>
          </table:table-cell>
          <table:table-cell table:formula="of:=([.K7]-[.T7])*([.K7]-[.T7])" office:value-type="float" office:value="4590.00418324355" calcext:value-type="float">
            <text:p>4590</text:p>
          </table:table-cell>
          <table:table-cell table:formula="of:=[.V6]" office:value-type="float" office:value="449.51812295" calcext:value-type="float">
            <text:p>449,52</text:p>
          </table:table-cell>
          <table:table-cell table:formula="of:=([.M7]-[.V7])*([.M7]-[.V7])" office:value-type="float" office:value="4011.05659607412" calcext:value-type="float">
            <text:p>4011,06</text:p>
          </table:table-cell>
          <table:table-cell table:number-columns-repeated="4"/>
        </table:table-row>
        <table:table-row table:style-name="ro2">
          <table:table-cell table:formula="of:=[Global.A8]" office:value-type="string" office:string-value="rand-20-10-10-750-1,dssp" calcext:value-type="string">
            <text:p>rand-20-10-10-750-1,dssp</text:p>
          </table:table-cell>
          <table:table-cell table:formula="of:=[Global.B8]" office:value-type="float" office:value="131" calcext:value-type="float">
            <text:p>131</text:p>
          </table:table-cell>
          <table:table-cell table:formula="of:=[Global.C8]" office:value-type="float" office:value="-576.975529" calcext:value-type="float">
            <text:p>-576,98</text:p>
          </table:table-cell>
          <table:table-cell table:formula="of:=[Global.F8]" office:value-type="float" office:value="1801.653113" calcext:value-type="float">
            <text:p>1801,65</text:p>
          </table:table-cell>
          <table:table-cell table:formula="of:=[Global.E8]" office:value-type="float" office:value="-576.978244" calcext:value-type="float">
            <text:p>-576,98</text:p>
          </table:table-cell>
          <table:table-cell table:formula="of:=[RA.I8]" office:value-type="float" office:value="0" calcext:value-type="float">
            <text:p>0</text:p>
          </table:table-cell>
          <table:table-cell table:formula="of:=[VNS.H8]" office:value-type="float" office:value="-2" calcext:value-type="float">
            <text:p>-2</text:p>
          </table:table-cell>
          <table:table-cell table:formula="of:=[.G8]-[.C8]" office:value-type="float" office:value="574.975529" calcext:value-type="float">
            <text:p>574,98</text:p>
          </table:table-cell>
          <table:table-cell table:formula="of:=IF([.H8]&lt;1;1;0)" office:value-type="float" office:value="0" calcext:value-type="float">
            <text:p>0</text:p>
          </table:table-cell>
          <table:table-cell table:formula="of:=IF([.D8]&lt;0; IF([.D8]&lt;0; [.F8]-[.D8]; [.F8]+[.D8]); IF([.D8]&lt;0; [.F8]-[.D8]; [.F8]+[.D8]))" office:value-type="float" office:value="1801.653113" calcext:value-type="float">
            <text:p>1801,65</text:p>
          </table:table-cell>
          <table:table-cell table:formula="of:=[.F8]-[.C8]" office:value-type="float" office:value="576.975529" calcext:value-type="float">
            <text:p>576,98</text:p>
          </table:table-cell>
          <table:table-cell/>
          <table:table-cell table:formula="of:=[.G8]-[.C8]" office:value-type="float" office:value="574.975529" calcext:value-type="float">
            <text:p>574,98</text:p>
          </table:table-cell>
          <table:table-cell/>
          <table:table-cell table:formula="of:=IF([.K8]=[.M8]; &quot;IGUAL&quot;; IF([.K8]&lt;[.M8]; &quot;RA&quot;; &quot;VNS&quot;))" office:value-type="string" office:string-value="VNS" calcext:value-type="string">
            <text:p>VN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A_BARRA</text:p>
          </table:table-cell>
          <table:table-cell table:style-name="ce3" table:formula="of:=AVERAGE([.K2:.K61])" office:value-type="float" office:value="454.934789616667" calcext:value-type="float">
            <text:p>454,93</text:p>
          </table:table-cell>
          <table:table-cell/>
          <table:table-cell table:formula="of:=[.T7]" office:value-type="float" office:value="454.934789616667" calcext:value-type="float">
            <text:p>454,93</text:p>
          </table:table-cell>
          <table:table-cell table:formula="of:=([.K8]-[.T8])*([.K8]-[.T8])" office:value-type="float" office:value="14893.9420692307" calcext:value-type="float">
            <text:p>14893,94</text:p>
          </table:table-cell>
          <table:table-cell table:formula="of:=[.V7]" office:value-type="float" office:value="449.51812295" calcext:value-type="float">
            <text:p>449,52</text:p>
          </table:table-cell>
          <table:table-cell table:formula="of:=([.M8]-[.V8])*([.M8]-[.V8])" office:value-type="float" office:value="15739.5607327946" calcext:value-type="float">
            <text:p>15739,56</text:p>
          </table:table-cell>
          <table:table-cell/>
          <table:table-cell office:value-type="string" calcext:value-type="string">
            <text:p>desvpad RA</text:p>
          </table:table-cell>
          <table:table-cell table:formula="of:=STDEV([.K2:.K61])" office:value-type="float" office:value="216.881875414438" calcext:value-type="float">
            <text:p>216,88</text:p>
          </table:table-cell>
          <table:table-cell table:style-name="ce3" table:formula="of:=SQRT(DEVSQ([.K2:.K61])/60)" office:value-type="float" office:value="215.066932415382" calcext:value-type="float">
            <text:p>215,07</text:p>
          </table:table-cell>
        </table:table-row>
        <table:table-row table:style-name="ro2">
          <table:table-cell table:formula="of:=[Global.A9]" office:value-type="string" office:string-value="rand-20-10-10-750-2,dssp" calcext:value-type="string">
            <text:p>rand-20-10-10-750-2,dssp</text:p>
          </table:table-cell>
          <table:table-cell table:formula="of:=[Global.B9]" office:value-type="float" office:value="546" calcext:value-type="float">
            <text:p>546</text:p>
          </table:table-cell>
          <table:table-cell table:formula="of:=[Global.C9]" office:value-type="float" office:value="-580.297967" calcext:value-type="float">
            <text:p>-580,3</text:p>
          </table:table-cell>
          <table:table-cell table:formula="of:=[Global.F9]" office:value-type="float" office:value="1801.431934" calcext:value-type="float">
            <text:p>1801,43</text:p>
          </table:table-cell>
          <table:table-cell table:formula="of:=[Global.E9]" office:value-type="float" office:value="-580.304024" calcext:value-type="float">
            <text:p>-580,3</text:p>
          </table:table-cell>
          <table:table-cell table:formula="of:=[RA.I9]" office:value-type="float" office:value="0" calcext:value-type="float">
            <text:p>0</text:p>
          </table:table-cell>
          <table:table-cell table:formula="of:=[VNS.H9]" office:value-type="float" office:value="-2" calcext:value-type="float">
            <text:p>-2</text:p>
          </table:table-cell>
          <table:table-cell table:formula="of:=[.G9]-[.C9]" office:value-type="float" office:value="578.297967" calcext:value-type="float">
            <text:p>578,3</text:p>
          </table:table-cell>
          <table:table-cell table:formula="of:=IF([.H9]&lt;1;1;0)" office:value-type="float" office:value="0" calcext:value-type="float">
            <text:p>0</text:p>
          </table:table-cell>
          <table:table-cell table:formula="of:=IF([.D9]&lt;0; IF([.D9]&lt;0; [.F9]-[.D9]; [.F9]+[.D9]); IF([.D9]&lt;0; [.F9]-[.D9]; [.F9]+[.D9]))" office:value-type="float" office:value="1801.431934" calcext:value-type="float">
            <text:p>1801,43</text:p>
          </table:table-cell>
          <table:table-cell table:formula="of:=[.F9]-[.C9]" office:value-type="float" office:value="580.297967" calcext:value-type="float">
            <text:p>580,3</text:p>
          </table:table-cell>
          <table:table-cell/>
          <table:table-cell table:formula="of:=[.G9]-[.C9]" office:value-type="float" office:value="578.297967" calcext:value-type="float">
            <text:p>578,3</text:p>
          </table:table-cell>
          <table:table-cell/>
          <table:table-cell table:formula="of:=IF([.K9]=[.M9]; &quot;IGUAL&quot;; IF([.K9]&lt;[.M9]; &quot;RA&quot;; &quot;VNS&quot;))" office:value-type="string" office:string-value="VNS" calcext:value-type="string">
            <text:p>V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NS_BARRA</text:p>
          </table:table-cell>
          <table:table-cell table:style-name="ce3" table:formula="of:=AVERAGE([.M2:.M61])" office:value-type="float" office:value="449.51812295" calcext:value-type="float">
            <text:p>449,52</text:p>
          </table:table-cell>
          <table:table-cell table:style-name="ce5" table:formula="of:=([.R8]-[.R9])/[.R8]" office:value-type="percentage" office:value="0.0119064683341336" calcext:value-type="percentage">
            <text:p>1,19%</text:p>
          </table:table-cell>
          <table:table-cell table:formula="of:=[.T8]" office:value-type="float" office:value="454.934789616667" calcext:value-type="float">
            <text:p>454,93</text:p>
          </table:table-cell>
          <table:table-cell table:formula="of:=([.K9]-[.T9])*([.K9]-[.T9])" office:value-type="float" office:value="15715.9262436451" calcext:value-type="float">
            <text:p>15715,93</text:p>
          </table:table-cell>
          <table:table-cell table:formula="of:=[.V8]" office:value-type="float" office:value="449.51812295" calcext:value-type="float">
            <text:p>449,52</text:p>
          </table:table-cell>
          <table:table-cell table:formula="of:=([.M9]-[.V9])*([.M9]-[.V9])" office:value-type="float" office:value="16584.2482335423" calcext:value-type="float">
            <text:p>16584,25</text:p>
          </table:table-cell>
          <table:table-cell/>
          <table:table-cell office:value-type="string" calcext:value-type="string">
            <text:p>desvpad VNS</text:p>
          </table:table-cell>
          <table:table-cell table:formula="of:=STDEV([.M2:.M61])" office:value-type="float" office:value="214.686116574238" calcext:value-type="float">
            <text:p>214,69</text:p>
          </table:table-cell>
          <table:table-cell table:style-name="ce3" table:formula="of:=SQRT(DEVSQ([.M2:.M61])/60)" office:value-type="float" office:value="212.889548449187" calcext:value-type="float">
            <text:p>212,89</text:p>
          </table:table-cell>
        </table:table-row>
        <table:table-row table:style-name="ro2">
          <table:table-cell table:formula="of:=[Global.A10]" office:value-type="string" office:string-value="rand-20-15-15-1000-1,dssp" calcext:value-type="string">
            <text:p>rand-20-15-15-1000-1,dssp</text:p>
          </table:table-cell>
          <table:table-cell table:formula="of:=[Global.B10]" office:value-type="float" office:value="1" calcext:value-type="float">
            <text:p>1</text:p>
          </table:table-cell>
          <table:table-cell table:formula="of:=[Global.C10]" office:value-type="float" office:value="-800" calcext:value-type="float">
            <text:p>-800</text:p>
          </table:table-cell>
          <table:table-cell table:formula="of:=[Global.F10]" office:value-type="float" office:value="1805.055902" calcext:value-type="float">
            <text:p>1805,06</text:p>
          </table:table-cell>
          <table:table-cell table:formula="of:=[Global.E10]" office:value-type="float" office:value="-800" calcext:value-type="float">
            <text:p>-800</text:p>
          </table:table-cell>
          <table:table-cell table:formula="of:=[RA.I10]" office:value-type="float" office:value="25" calcext:value-type="float">
            <text:p>25</text:p>
          </table:table-cell>
          <table:table-cell table:formula="of:=[VNS.H10]" office:value-type="float" office:value="3" calcext:value-type="float">
            <text:p>3</text:p>
          </table:table-cell>
          <table:table-cell table:formula="of:=[.G10]-[.C10]" office:value-type="float" office:value="803" calcext:value-type="float">
            <text:p>803</text:p>
          </table:table-cell>
          <table:table-cell table:formula="of:=IF([.H10]&lt;1;1;0)" office:value-type="float" office:value="0" calcext:value-type="float">
            <text:p>0</text:p>
          </table:table-cell>
          <table:table-cell table:formula="of:=IF([.D10]&lt;0; IF([.D10]&lt;0; [.F10]-[.D10]; [.F10]+[.D10]); IF([.D10]&lt;0; [.F10]-[.D10]; [.F10]+[.D10]))" office:value-type="float" office:value="1830.055902" calcext:value-type="float">
            <text:p>1830,06</text:p>
          </table:table-cell>
          <table:table-cell table:formula="of:=[.F10]-[.C10]" office:value-type="float" office:value="825" calcext:value-type="float">
            <text:p>825</text:p>
          </table:table-cell>
          <table:table-cell/>
          <table:table-cell table:formula="of:=[.G10]-[.C10]" office:value-type="float" office:value="803" calcext:value-type="float">
            <text:p>803</text:p>
          </table:table-cell>
          <table:table-cell/>
          <table:table-cell table:formula="of:=IF([.K10]=[.M10]; &quot;IGUAL&quot;; IF([.K10]&lt;[.M10]; &quot;RA&quot;; &quot;VNS&quot;))" office:value-type="string" office:string-value="VNS" calcext:value-type="string">
            <text:p>VNS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formula="of:=[.T9]" office:value-type="float" office:value="454.934789616667" calcext:value-type="float">
            <text:p>454,93</text:p>
          </table:table-cell>
          <table:table-cell table:formula="of:=([.K10]-[.T10])*([.K10]-[.T10])" office:value-type="float" office:value="136948.259936061" calcext:value-type="float">
            <text:p>136948,26</text:p>
          </table:table-cell>
          <table:table-cell table:formula="of:=[.V9]" office:value-type="float" office:value="449.51812295" calcext:value-type="float">
            <text:p>449,52</text:p>
          </table:table-cell>
          <table:table-cell table:formula="of:=([.M10]-[.V10])*([.M10]-[.V10])" office:value-type="float" office:value="124949.437402791" calcext:value-type="float">
            <text:p>124949,44</text:p>
          </table:table-cell>
          <table:table-cell table:number-columns-repeated="4"/>
        </table:table-row>
        <table:table-row table:style-name="ro2">
          <table:table-cell table:formula="of:=[Global.A11]" office:value-type="string" office:string-value="rand-20-15-15-1000-2,dssp" calcext:value-type="string">
            <text:p>rand-20-15-15-1000-2,dssp</text:p>
          </table:table-cell>
          <table:table-cell table:formula="of:=[Global.B11]" office:value-type="float" office:value="3" calcext:value-type="float">
            <text:p>3</text:p>
          </table:table-cell>
          <table:table-cell table:formula="of:=[Global.C11]" office:value-type="float" office:value="-770.399394" calcext:value-type="float">
            <text:p>-770,4</text:p>
          </table:table-cell>
          <table:table-cell table:formula="of:=[Global.F11]" office:value-type="float" office:value="1804.752586" calcext:value-type="float">
            <text:p>1804,75</text:p>
          </table:table-cell>
          <table:table-cell table:formula="of:=[Global.E11]" office:value-type="float" office:value="-770.40153" calcext:value-type="float">
            <text:p>-770,4</text:p>
          </table:table-cell>
          <table:table-cell table:formula="of:=[RA.I11]" office:value-type="float" office:value="1" calcext:value-type="float">
            <text:p>1</text:p>
          </table:table-cell>
          <table:table-cell table:formula="of:=[VNS.H11]" office:value-type="float" office:value="-2" calcext:value-type="float">
            <text:p>-2</text:p>
          </table:table-cell>
          <table:table-cell table:formula="of:=[.G11]-[.C11]" office:value-type="float" office:value="768.399394" calcext:value-type="float">
            <text:p>768,4</text:p>
          </table:table-cell>
          <table:table-cell table:formula="of:=IF([.H11]&lt;1;1;0)" office:value-type="float" office:value="0" calcext:value-type="float">
            <text:p>0</text:p>
          </table:table-cell>
          <table:table-cell table:formula="of:=IF([.D11]&lt;0; IF([.D11]&lt;0; [.F11]-[.D11]; [.F11]+[.D11]); IF([.D11]&lt;0; [.F11]-[.D11]; [.F11]+[.D11]))" office:value-type="float" office:value="1805.752586" calcext:value-type="float">
            <text:p>1805,75</text:p>
          </table:table-cell>
          <table:table-cell table:formula="of:=[.F11]-[.C11]" office:value-type="float" office:value="771.399394" calcext:value-type="float">
            <text:p>771,4</text:p>
          </table:table-cell>
          <table:table-cell/>
          <table:table-cell table:formula="of:=[.G11]-[.C11]" office:value-type="float" office:value="768.399394" calcext:value-type="float">
            <text:p>768,4</text:p>
          </table:table-cell>
          <table:table-cell/>
          <table:table-cell table:formula="of:=IF([.K11]=[.M11]; &quot;IGUAL&quot;; IF([.K11]&lt;[.M11]; &quot;RA&quot;; &quot;VNS&quot;))" office:value-type="string" office:string-value="VNS" calcext:value-type="string">
            <text:p>VNS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[.T10]" office:value-type="float" office:value="454.934789616667" calcext:value-type="float">
            <text:p>454,93</text:p>
          </table:table-cell>
          <table:table-cell table:formula="of:=([.K11]-[.T11])*([.K11]-[.T11])" office:value-type="float" office:value="100149.8458275" calcext:value-type="float">
            <text:p>100149,85</text:p>
          </table:table-cell>
          <table:table-cell table:formula="of:=[.V10]" office:value-type="float" office:value="449.51812295" calcext:value-type="float">
            <text:p>449,52</text:p>
          </table:table-cell>
          <table:table-cell table:formula="of:=([.M11]-[.V11])*([.M11]-[.V11])" office:value-type="float" office:value="101685.265026464" calcext:value-type="float">
            <text:p>101685,27</text:p>
          </table:table-cell>
          <table:table-cell table:number-columns-repeated="4"/>
        </table:table-row>
        <table:table-row table:style-name="ro2">
          <table:table-cell table:formula="of:=[Global.A12]" office:value-type="string" office:string-value="rand-20-15-15-250-1,dssp" calcext:value-type="string">
            <text:p>rand-20-15-15-250-1,dssp</text:p>
          </table:table-cell>
          <table:table-cell table:formula="of:=[Global.B12]" office:value-type="float" office:value="5901" calcext:value-type="float">
            <text:p>5901</text:p>
          </table:table-cell>
          <table:table-cell table:formula="of:=[Global.C12]" office:value-type="float" office:value="-193.373431" calcext:value-type="float">
            <text:p>-193,37</text:p>
          </table:table-cell>
          <table:table-cell table:formula="of:=[Global.F12]" office:value-type="float" office:value="1800.338572" calcext:value-type="float">
            <text:p>1800,34</text:p>
          </table:table-cell>
          <table:table-cell table:formula="of:=[Global.E12]" office:value-type="float" office:value="-193.386023" calcext:value-type="float">
            <text:p>-193,39</text:p>
          </table:table-cell>
          <table:table-cell table:formula="of:=[RA.I12]" office:value-type="float" office:value="2" calcext:value-type="float">
            <text:p>2</text:p>
          </table:table-cell>
          <table:table-cell table:formula="of:=[VNS.H12]" office:value-type="float" office:value="-1" calcext:value-type="float">
            <text:p>-1</text:p>
          </table:table-cell>
          <table:table-cell table:formula="of:=[.G12]-[.C12]" office:value-type="float" office:value="192.373431" calcext:value-type="float">
            <text:p>192,37</text:p>
          </table:table-cell>
          <table:table-cell table:formula="of:=IF([.H12]&lt;1;1;0)" office:value-type="float" office:value="0" calcext:value-type="float">
            <text:p>0</text:p>
          </table:table-cell>
          <table:table-cell table:formula="of:=IF([.D12]&lt;0; IF([.D12]&lt;0; [.F12]-[.D12]; [.F12]+[.D12]); IF([.D12]&lt;0; [.F12]-[.D12]; [.F12]+[.D12]))" office:value-type="float" office:value="1802.338572" calcext:value-type="float">
            <text:p>1802,34</text:p>
          </table:table-cell>
          <table:table-cell table:formula="of:=[.F12]-[.C12]" office:value-type="float" office:value="195.373431" calcext:value-type="float">
            <text:p>195,37</text:p>
          </table:table-cell>
          <table:table-cell/>
          <table:table-cell table:formula="of:=[.G12]-[.C12]" office:value-type="float" office:value="192.373431" calcext:value-type="float">
            <text:p>192,37</text:p>
          </table:table-cell>
          <table:table-cell/>
          <table:table-cell table:formula="of:=IF([.K12]=[.M12]; &quot;IGUAL&quot;; IF([.K12]&lt;[.M12]; &quot;RA&quot;; &quot;VNS&quot;))" office:value-type="string" office:string-value="VNS" calcext:value-type="string">
            <text:p>VNS</text:p>
          </table:table-cell>
          <table:table-cell office:value-type="float" office:value="11" calcext:value-type="float">
            <text:p>11</text:p>
          </table:table-cell>
          <table:table-cell table:formula="of:=[.R4]+[.R3]+[.R2]" office:value-type="float" office:value="60" calcext:value-type="float">
            <text:p>60</text:p>
          </table:table-cell>
          <table:table-cell table:formula="of:=[.R3]/[.Q12]" office:value-type="float" office:value="0.966666666666667" calcext:value-type="float">
            <text:p>0,97</text:p>
          </table:table-cell>
          <table:table-cell/>
          <table:table-cell table:formula="of:=[.T11]" office:value-type="float" office:value="454.934789616667" calcext:value-type="float">
            <text:p>454,93</text:p>
          </table:table-cell>
          <table:table-cell table:formula="of:=([.K12]-[.T12])*([.K12]-[.T12])" office:value-type="float" office:value="67372.0988869298" calcext:value-type="float">
            <text:p>67372,1</text:p>
          </table:table-cell>
          <table:table-cell table:formula="of:=[.V11]" office:value-type="float" office:value="449.51812295" calcext:value-type="float">
            <text:p>449,52</text:p>
          </table:table-cell>
          <table:table-cell table:formula="of:=([.M12]-[.V12])*([.M12]-[.V12])" office:value-type="float" office:value="66123.3925980604" calcext:value-type="float">
            <text:p>66123,39</text:p>
          </table:table-cell>
          <table:table-cell table:number-columns-repeated="4"/>
        </table:table-row>
        <table:table-row table:style-name="ro2">
          <table:table-cell table:formula="of:=[Global.A13]" office:value-type="string" office:string-value="rand-20-15-15-250-2,dssp" calcext:value-type="string">
            <text:p>rand-20-15-15-250-2,dssp</text:p>
          </table:table-cell>
          <table:table-cell table:formula="of:=[Global.B13]" office:value-type="float" office:value="2618" calcext:value-type="float">
            <text:p>2618</text:p>
          </table:table-cell>
          <table:table-cell table:formula="of:=[Global.C13]" office:value-type="float" office:value="-195.44422" calcext:value-type="float">
            <text:p>-195,44</text:p>
          </table:table-cell>
          <table:table-cell table:formula="of:=[Global.F13]" office:value-type="float" office:value="1800.269626" calcext:value-type="float">
            <text:p>1800,27</text:p>
          </table:table-cell>
          <table:table-cell table:formula="of:=[Global.E13]" office:value-type="float" office:value="-195.455717" calcext:value-type="float">
            <text:p>-195,46</text:p>
          </table:table-cell>
          <table:table-cell table:formula="of:=[RA.I13]" office:value-type="float" office:value="1" calcext:value-type="float">
            <text:p>1</text:p>
          </table:table-cell>
          <table:table-cell table:formula="of:=[VNS.H13]" office:value-type="float" office:value="0" calcext:value-type="float">
            <text:p>0</text:p>
          </table:table-cell>
          <table:table-cell table:formula="of:=[.G13]-[.C13]" office:value-type="float" office:value="195.44422" calcext:value-type="float">
            <text:p>195,44</text:p>
          </table:table-cell>
          <table:table-cell table:formula="of:=IF([.H13]&lt;1;1;0)" office:value-type="float" office:value="0" calcext:value-type="float">
            <text:p>0</text:p>
          </table:table-cell>
          <table:table-cell table:formula="of:=IF([.D13]&lt;0; IF([.D13]&lt;0; [.F13]-[.D13]; [.F13]+[.D13]); IF([.D13]&lt;0; [.F13]-[.D13]; [.F13]+[.D13]))" office:value-type="float" office:value="1801.269626" calcext:value-type="float">
            <text:p>1801,27</text:p>
          </table:table-cell>
          <table:table-cell table:formula="of:=[.F13]-[.C13]" office:value-type="float" office:value="196.44422" calcext:value-type="float">
            <text:p>196,44</text:p>
          </table:table-cell>
          <table:table-cell/>
          <table:table-cell table:formula="of:=[.G13]-[.C13]" office:value-type="float" office:value="195.44422" calcext:value-type="float">
            <text:p>195,44</text:p>
          </table:table-cell>
          <table:table-cell/>
          <table:table-cell table:formula="of:=IF([.K13]=[.M13]; &quot;IGUAL&quot;; IF([.K13]&lt;[.M13]; &quot;RA&quot;; &quot;VNS&quot;))" office:value-type="string" office:string-value="VNS" calcext:value-type="string">
            <text:p>VNS</text:p>
          </table:table-cell>
          <table:table-cell office:value-type="float" office:value="12" calcext:value-type="float">
            <text:p>12</text:p>
          </table:table-cell>
          <table:table-cell table:formula="of:=[.R4]/[.Q12]" office:value-type="float" office:value="0" calcext:value-type="float">
            <text:p>0</text:p>
          </table:table-cell>
          <table:table-cell table:number-columns-repeated="2"/>
          <table:table-cell table:formula="of:=[.T12]" office:value-type="float" office:value="454.934789616667" calcext:value-type="float">
            <text:p>454,93</text:p>
          </table:table-cell>
          <table:table-cell table:formula="of:=([.K13]-[.T13])*([.K13]-[.T13])" office:value-type="float" office:value="66817.3745807487" calcext:value-type="float">
            <text:p>66817,37</text:p>
          </table:table-cell>
          <table:table-cell table:formula="of:=[.V12]" office:value-type="float" office:value="449.51812295" calcext:value-type="float">
            <text:p>449,52</text:p>
          </table:table-cell>
          <table:table-cell table:formula="of:=([.M13]-[.V13])*([.M13]-[.V13])" office:value-type="float" office:value="64553.548160246" calcext:value-type="float">
            <text:p>64553,55</text:p>
          </table:table-cell>
          <table:table-cell table:number-columns-repeated="4"/>
        </table:table-row>
        <table:table-row table:style-name="ro2">
          <table:table-cell table:formula="of:=[Global.A14]" office:value-type="string" office:string-value="rand-20-15-15-500-1,dssp" calcext:value-type="string">
            <text:p>rand-20-15-15-500-1,dssp</text:p>
          </table:table-cell>
          <table:table-cell table:formula="of:=[Global.B14]" office:value-type="float" office:value="270" calcext:value-type="float">
            <text:p>270</text:p>
          </table:table-cell>
          <table:table-cell table:formula="of:=[Global.C14]" office:value-type="float" office:value="-384.421093" calcext:value-type="float">
            <text:p>-384,42</text:p>
          </table:table-cell>
          <table:table-cell table:formula="of:=[Global.F14]" office:value-type="float" office:value="1801.11828" calcext:value-type="float">
            <text:p>1801,12</text:p>
          </table:table-cell>
          <table:table-cell table:formula="of:=[Global.E14]" office:value-type="float" office:value="-384.423744" calcext:value-type="float">
            <text:p>-384,42</text:p>
          </table:table-cell>
          <table:table-cell table:formula="of:=[RA.I14]" office:value-type="float" office:value="3" calcext:value-type="float">
            <text:p>3</text:p>
          </table:table-cell>
          <table:table-cell table:formula="of:=[VNS.H14]" office:value-type="float" office:value="-1" calcext:value-type="float">
            <text:p>-1</text:p>
          </table:table-cell>
          <table:table-cell table:formula="of:=[.G14]-[.C14]" office:value-type="float" office:value="383.421093" calcext:value-type="float">
            <text:p>383,42</text:p>
          </table:table-cell>
          <table:table-cell table:formula="of:=IF([.H14]&lt;1;1;0)" office:value-type="float" office:value="0" calcext:value-type="float">
            <text:p>0</text:p>
          </table:table-cell>
          <table:table-cell table:formula="of:=IF([.D14]&lt;0; IF([.D14]&lt;0; [.F14]-[.D14]; [.F14]+[.D14]); IF([.D14]&lt;0; [.F14]-[.D14]; [.F14]+[.D14]))" office:value-type="float" office:value="1804.11828" calcext:value-type="float">
            <text:p>1804,12</text:p>
          </table:table-cell>
          <table:table-cell table:formula="of:=[.F14]-[.C14]" office:value-type="float" office:value="387.421093" calcext:value-type="float">
            <text:p>387,42</text:p>
          </table:table-cell>
          <table:table-cell/>
          <table:table-cell table:formula="of:=[.G14]-[.C14]" office:value-type="float" office:value="383.421093" calcext:value-type="float">
            <text:p>383,42</text:p>
          </table:table-cell>
          <table:table-cell/>
          <table:table-cell table:formula="of:=IF([.K14]=[.M14]; &quot;IGUAL&quot;; IF([.K14]&lt;[.M14]; &quot;RA&quot;; &quot;VNS&quot;))" office:value-type="string" office:string-value="VNS" calcext:value-type="string">
            <text:p>VNS</text:p>
          </table:table-cell>
          <table:table-cell office:value-type="float" office:value="13" calcext:value-type="float">
            <text:p>13</text:p>
          </table:table-cell>
          <table:table-cell table:formula="of:=COUNTIFS([.M2:.M76];&quot;=0&quot;)" office:value-type="float" office:value="0" calcext:value-type="float">
            <text:p>0</text:p>
          </table:table-cell>
          <table:table-cell table:number-columns-repeated="2"/>
          <table:table-cell table:formula="of:=[.T13]" office:value-type="float" office:value="454.934789616667" calcext:value-type="float">
            <text:p>454,93</text:p>
          </table:table-cell>
          <table:table-cell table:formula="of:=([.K14]-[.T14])*([.K14]-[.T14])" office:value-type="float" office:value="4558.0992308473" calcext:value-type="float">
            <text:p>4558,1</text:p>
          </table:table-cell>
          <table:table-cell table:formula="of:=[.V13]" office:value-type="float" office:value="449.51812295" calcext:value-type="float">
            <text:p>449,52</text:p>
          </table:table-cell>
          <table:table-cell table:formula="of:=([.M14]-[.V14])*([.M14]-[.V14])" office:value-type="float" office:value="4368.8173682112" calcext:value-type="float">
            <text:p>4368,82</text:p>
          </table:table-cell>
          <table:table-cell table:number-columns-repeated="4"/>
        </table:table-row>
        <table:table-row table:style-name="ro2">
          <table:table-cell table:formula="of:=[Global.A15]" office:value-type="string" office:string-value="rand-20-15-15-500-2,dssp" calcext:value-type="string">
            <text:p>rand-20-15-15-500-2,dssp</text:p>
          </table:table-cell>
          <table:table-cell table:formula="of:=[Global.B15]" office:value-type="float" office:value="253" calcext:value-type="float">
            <text:p>253</text:p>
          </table:table-cell>
          <table:table-cell table:formula="of:=[Global.C15]" office:value-type="float" office:value="-386.969793" calcext:value-type="float">
            <text:p>-386,97</text:p>
          </table:table-cell>
          <table:table-cell table:formula="of:=[Global.F15]" office:value-type="float" office:value="1801.356106" calcext:value-type="float">
            <text:p>1801,36</text:p>
          </table:table-cell>
          <table:table-cell table:formula="of:=[Global.E15]" office:value-type="float" office:value="-386.9731" calcext:value-type="float">
            <text:p>-386,97</text:p>
          </table:table-cell>
          <table:table-cell table:formula="of:=[RA.I15]" office:value-type="float" office:value="2" calcext:value-type="float">
            <text:p>2</text:p>
          </table:table-cell>
          <table:table-cell table:formula="of:=[VNS.H15]" office:value-type="float" office:value="0" calcext:value-type="float">
            <text:p>0</text:p>
          </table:table-cell>
          <table:table-cell table:formula="of:=[.G15]-[.C15]" office:value-type="float" office:value="386.969793" calcext:value-type="float">
            <text:p>386,97</text:p>
          </table:table-cell>
          <table:table-cell table:formula="of:=IF([.H15]&lt;1;1;0)" office:value-type="float" office:value="0" calcext:value-type="float">
            <text:p>0</text:p>
          </table:table-cell>
          <table:table-cell table:formula="of:=IF([.D15]&lt;0; IF([.D15]&lt;0; [.F15]-[.D15]; [.F15]+[.D15]); IF([.D15]&lt;0; [.F15]-[.D15]; [.F15]+[.D15]))" office:value-type="float" office:value="1803.356106" calcext:value-type="float">
            <text:p>1803,36</text:p>
          </table:table-cell>
          <table:table-cell table:formula="of:=[.F15]-[.C15]" office:value-type="float" office:value="388.969793" calcext:value-type="float">
            <text:p>388,97</text:p>
          </table:table-cell>
          <table:table-cell/>
          <table:table-cell table:formula="of:=[.G15]-[.C15]" office:value-type="float" office:value="386.969793" calcext:value-type="float">
            <text:p>386,97</text:p>
          </table:table-cell>
          <table:table-cell/>
          <table:table-cell table:formula="of:=IF([.K15]=[.M15]; &quot;IGUAL&quot;; IF([.K15]&lt;[.M15]; &quot;RA&quot;; &quot;VNS&quot;))" office:value-type="string" office:string-value="VNS" calcext:value-type="string">
            <text:p>VNS</text:p>
          </table:table-cell>
          <table:table-cell office:value-type="float" office:value="14" calcext:value-type="float">
            <text:p>14</text:p>
          </table:table-cell>
          <table:table-cell table:formula="of:=COUNTIFS([.K3:.K77];&quot;=0&quot;)" office:value-type="float" office:value="0" calcext:value-type="float">
            <text:p>0</text:p>
          </table:table-cell>
          <table:table-cell table:number-columns-repeated="2"/>
          <table:table-cell table:formula="of:=[.T14]" office:value-type="float" office:value="454.934789616667" calcext:value-type="float">
            <text:p>454,93</text:p>
          </table:table-cell>
          <table:table-cell table:formula="of:=([.K15]-[.T15])*([.K15]-[.T15])" office:value-type="float" office:value="4351.38077863684" calcext:value-type="float">
            <text:p>4351,38</text:p>
          </table:table-cell>
          <table:table-cell table:formula="of:=[.V14]" office:value-type="float" office:value="449.51812295" calcext:value-type="float">
            <text:p>449,52</text:p>
          </table:table-cell>
          <table:table-cell table:formula="of:=([.M15]-[.V15])*([.M15]-[.V15])" office:value-type="float" office:value="3912.29357953407" calcext:value-type="float">
            <text:p>3912,29</text:p>
          </table:table-cell>
          <table:table-cell table:number-columns-repeated="4"/>
        </table:table-row>
        <table:table-row table:style-name="ro2">
          <table:table-cell table:formula="of:=[Global.A16]" office:value-type="string" office:string-value="rand-20-15-15-750-1,dssp" calcext:value-type="string">
            <text:p>rand-20-15-15-750-1,dssp</text:p>
          </table:table-cell>
          <table:table-cell table:formula="of:=[Global.B16]" office:value-type="float" office:value="3" calcext:value-type="float">
            <text:p>3</text:p>
          </table:table-cell>
          <table:table-cell table:formula="of:=[Global.C16]" office:value-type="float" office:value="-575.285229" calcext:value-type="float">
            <text:p>-575,29</text:p>
          </table:table-cell>
          <table:table-cell table:formula="of:=[Global.F16]" office:value-type="float" office:value="1803.945732" calcext:value-type="float">
            <text:p>1803,95</text:p>
          </table:table-cell>
          <table:table-cell table:formula="of:=[Global.E16]" office:value-type="float" office:value="-575.287247" calcext:value-type="float">
            <text:p>-575,29</text:p>
          </table:table-cell>
          <table:table-cell table:formula="of:=[RA.I16]" office:value-type="float" office:value="0" calcext:value-type="float">
            <text:p>0</text:p>
          </table:table-cell>
          <table:table-cell table:formula="of:=[VNS.H16]" office:value-type="float" office:value="-1" calcext:value-type="float">
            <text:p>-1</text:p>
          </table:table-cell>
          <table:table-cell table:formula="of:=[.G16]-[.C16]" office:value-type="float" office:value="574.285229" calcext:value-type="float">
            <text:p>574,29</text:p>
          </table:table-cell>
          <table:table-cell table:formula="of:=IF([.H16]&lt;1;1;0)" office:value-type="float" office:value="0" calcext:value-type="float">
            <text:p>0</text:p>
          </table:table-cell>
          <table:table-cell table:formula="of:=IF([.D16]&lt;0; IF([.D16]&lt;0; [.F16]-[.D16]; [.F16]+[.D16]); IF([.D16]&lt;0; [.F16]-[.D16]; [.F16]+[.D16]))" office:value-type="float" office:value="1803.945732" calcext:value-type="float">
            <text:p>1803,95</text:p>
          </table:table-cell>
          <table:table-cell table:formula="of:=[.F16]-[.C16]" office:value-type="float" office:value="575.285229" calcext:value-type="float">
            <text:p>575,29</text:p>
          </table:table-cell>
          <table:table-cell/>
          <table:table-cell table:formula="of:=[.G16]-[.C16]" office:value-type="float" office:value="574.285229" calcext:value-type="float">
            <text:p>574,29</text:p>
          </table:table-cell>
          <table:table-cell/>
          <table:table-cell table:formula="of:=IF([.K16]=[.M16]; &quot;IGUAL&quot;; IF([.K16]&lt;[.M16]; &quot;RA&quot;; &quot;VNS&quot;))" office:value-type="string" office:string-value="VNS" calcext:value-type="string">
            <text:p>VNS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table:formula="of:=[.T15]" office:value-type="float" office:value="454.934789616667" calcext:value-type="float">
            <text:p>454,93</text:p>
          </table:table-cell>
          <table:table-cell table:formula="of:=([.K16]-[.T16])*([.K16]-[.T16])" office:value-type="float" office:value="14484.2282597614" calcext:value-type="float">
            <text:p>14484,23</text:p>
          </table:table-cell>
          <table:table-cell table:formula="of:=[.V15]" office:value-type="float" office:value="449.51812295" calcext:value-type="float">
            <text:p>449,52</text:p>
          </table:table-cell>
          <table:table-cell table:formula="of:=([.M16]-[.V16])*([.M16]-[.V16])" office:value-type="float" office:value="15566.8307520919" calcext:value-type="float">
            <text:p>15566,83</text:p>
          </table:table-cell>
          <table:table-cell table:number-columns-repeated="4"/>
        </table:table-row>
        <table:table-row table:style-name="ro2">
          <table:table-cell table:formula="of:=[Global.A17]" office:value-type="string" office:string-value="rand-20-15-15-750-2,dssp" calcext:value-type="string">
            <text:p>rand-20-15-15-750-2,dssp</text:p>
          </table:table-cell>
          <table:table-cell table:formula="of:=[Global.B17]" office:value-type="float" office:value="146" calcext:value-type="float">
            <text:p>146</text:p>
          </table:table-cell>
          <table:table-cell table:formula="of:=[Global.C17]" office:value-type="float" office:value="-579.626299" calcext:value-type="float">
            <text:p>-579,63</text:p>
          </table:table-cell>
          <table:table-cell table:formula="of:=[Global.F17]" office:value-type="float" office:value="1802.2592" calcext:value-type="float">
            <text:p>1802,26</text:p>
          </table:table-cell>
          <table:table-cell table:formula="of:=[Global.E17]" office:value-type="float" office:value="-579.629519" calcext:value-type="float">
            <text:p>-579,63</text:p>
          </table:table-cell>
          <table:table-cell table:formula="of:=[RA.I17]" office:value-type="float" office:value="4" calcext:value-type="float">
            <text:p>4</text:p>
          </table:table-cell>
          <table:table-cell table:formula="of:=[VNS.H17]" office:value-type="float" office:value="1" calcext:value-type="float">
            <text:p>1</text:p>
          </table:table-cell>
          <table:table-cell table:formula="of:=[.G17]-[.C17]" office:value-type="float" office:value="580.626299" calcext:value-type="float">
            <text:p>580,63</text:p>
          </table:table-cell>
          <table:table-cell table:formula="of:=IF([.H17]&lt;1;1;0)" office:value-type="float" office:value="0" calcext:value-type="float">
            <text:p>0</text:p>
          </table:table-cell>
          <table:table-cell table:formula="of:=IF([.D17]&lt;0; IF([.D17]&lt;0; [.F17]-[.D17]; [.F17]+[.D17]); IF([.D17]&lt;0; [.F17]-[.D17]; [.F17]+[.D17]))" office:value-type="float" office:value="1806.2592" calcext:value-type="float">
            <text:p>1806,26</text:p>
          </table:table-cell>
          <table:table-cell table:formula="of:=[.F17]-[.C17]" office:value-type="float" office:value="583.626299" calcext:value-type="float">
            <text:p>583,63</text:p>
          </table:table-cell>
          <table:table-cell/>
          <table:table-cell table:formula="of:=[.G17]-[.C17]" office:value-type="float" office:value="580.626299" calcext:value-type="float">
            <text:p>580,63</text:p>
          </table:table-cell>
          <table:table-cell/>
          <table:table-cell table:formula="of:=IF([.K17]=[.M17]; &quot;IGUAL&quot;; IF([.K17]&lt;[.M17]; &quot;RA&quot;; &quot;VNS&quot;))" office:value-type="string" office:string-value="VNS" calcext:value-type="string">
            <text:p>VNS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table:formula="of:=[.T16]" office:value-type="float" office:value="454.934789616667" calcext:value-type="float">
            <text:p>454,93</text:p>
          </table:table-cell>
          <table:table-cell table:formula="of:=([.K17]-[.T17])*([.K17]-[.T17])" office:value-type="float" office:value="16561.5045873606" calcext:value-type="float">
            <text:p>16561,5</text:p>
          </table:table-cell>
          <table:table-cell table:formula="of:=[.V16]" office:value-type="float" office:value="449.51812295" calcext:value-type="float">
            <text:p>449,52</text:p>
          </table:table-cell>
          <table:table-cell table:formula="of:=([.M17]-[.V17])*([.M17]-[.V17])" office:value-type="float" office:value="17189.3538271578" calcext:value-type="float">
            <text:p>17189,35</text:p>
          </table:table-cell>
          <table:table-cell table:number-columns-repeated="4"/>
        </table:table-row>
        <table:table-row table:style-name="ro2">
          <table:table-cell table:formula="of:=[Global.A18]" office:value-type="string" office:string-value="rand-20-20-20-1000-1,dssp" calcext:value-type="string">
            <text:p>rand-20-20-20-1000-1,dssp</text:p>
          </table:table-cell>
          <table:table-cell table:formula="of:=[Global.B18]" office:value-type="float" office:value="1" calcext:value-type="float">
            <text:p>1</text:p>
          </table:table-cell>
          <table:table-cell table:formula="of:=[Global.C18]" office:value-type="float" office:value="-800" calcext:value-type="float">
            <text:p>-800</text:p>
          </table:table-cell>
          <table:table-cell table:formula="of:=[Global.F18]" office:value-type="float" office:value="1808.626188" calcext:value-type="float">
            <text:p>1808,63</text:p>
          </table:table-cell>
          <table:table-cell table:formula="of:=[Global.E18]" office:value-type="float" office:value="-800" calcext:value-type="float">
            <text:p>-800</text:p>
          </table:table-cell>
          <table:table-cell table:formula="of:=[RA.I18]" office:value-type="float" office:value="19" calcext:value-type="float">
            <text:p>19</text:p>
          </table:table-cell>
          <table:table-cell table:formula="of:=[VNS.H18]" office:value-type="float" office:value="5" calcext:value-type="float">
            <text:p>5</text:p>
          </table:table-cell>
          <table:table-cell table:formula="of:=[.G18]-[.C18]" office:value-type="float" office:value="805" calcext:value-type="float">
            <text:p>805</text:p>
          </table:table-cell>
          <table:table-cell table:formula="of:=IF([.H18]&lt;1;1;0)" office:value-type="float" office:value="0" calcext:value-type="float">
            <text:p>0</text:p>
          </table:table-cell>
          <table:table-cell table:formula="of:=IF([.D18]&lt;0; IF([.D18]&lt;0; [.F18]-[.D18]; [.F18]+[.D18]); IF([.D18]&lt;0; [.F18]-[.D18]; [.F18]+[.D18]))" office:value-type="float" office:value="1827.626188" calcext:value-type="float">
            <text:p>1827,63</text:p>
          </table:table-cell>
          <table:table-cell table:formula="of:=[.F18]-[.C18]" office:value-type="float" office:value="819" calcext:value-type="float">
            <text:p>819</text:p>
          </table:table-cell>
          <table:table-cell/>
          <table:table-cell table:formula="of:=[.G18]-[.C18]" office:value-type="float" office:value="805" calcext:value-type="float">
            <text:p>805</text:p>
          </table:table-cell>
          <table:table-cell/>
          <table:table-cell table:formula="of:=IF([.K18]=[.M18]; &quot;IGUAL&quot;; IF([.K18]&lt;[.M18]; &quot;RA&quot;; &quot;VNS&quot;))" office:value-type="string" office:string-value="VNS" calcext:value-type="string">
            <text:p>VNS</text:p>
          </table:table-cell>
          <table:table-cell office:value-type="float" office:value="17" calcext:value-type="float">
            <text:p>17</text:p>
          </table:table-cell>
          <table:table-cell/>
          <table:table-cell table:formula="of:=AVERAGE([.K12:.K86])" office:value-type="float" office:value="436.90907628" calcext:value-type="float">
            <text:p>436,91</text:p>
          </table:table-cell>
          <table:table-cell/>
          <table:table-cell table:formula="of:=[.T17]" office:value-type="float" office:value="454.934789616667" calcext:value-type="float">
            <text:p>454,93</text:p>
          </table:table-cell>
          <table:table-cell table:formula="of:=([.K18]-[.T18])*([.K18]-[.T18])" office:value-type="float" office:value="132543.477411461" calcext:value-type="float">
            <text:p>132543,48</text:p>
          </table:table-cell>
          <table:table-cell table:formula="of:=[.V17]" office:value-type="float" office:value="449.51812295" calcext:value-type="float">
            <text:p>449,52</text:p>
          </table:table-cell>
          <table:table-cell table:formula="of:=([.M18]-[.V18])*([.M18]-[.V18])" office:value-type="float" office:value="126367.364910991" calcext:value-type="float">
            <text:p>126367,36</text:p>
          </table:table-cell>
          <table:table-cell table:number-columns-repeated="4"/>
        </table:table-row>
        <table:table-row table:style-name="ro2">
          <table:table-cell table:formula="of:=[Global.A19]" office:value-type="string" office:string-value="rand-20-20-20-1000-2,dssp" calcext:value-type="string">
            <text:p>rand-20-20-20-1000-2,dssp</text:p>
          </table:table-cell>
          <table:table-cell table:formula="of:=[Global.B19]" office:value-type="float" office:value="1" calcext:value-type="float">
            <text:p>1</text:p>
          </table:table-cell>
          <table:table-cell table:formula="of:=[Global.C19]" office:value-type="float" office:value="-769.921996" calcext:value-type="float">
            <text:p>-769,92</text:p>
          </table:table-cell>
          <table:table-cell table:formula="of:=[Global.F19]" office:value-type="float" office:value="1805.898807" calcext:value-type="float">
            <text:p>1805,9</text:p>
          </table:table-cell>
          <table:table-cell table:formula="of:=[Global.E19]" office:value-type="float" office:value="-769.921996" calcext:value-type="float">
            <text:p>-769,92</text:p>
          </table:table-cell>
          <table:table-cell table:formula="of:=[RA.I19]" office:value-type="float" office:value="15" calcext:value-type="float">
            <text:p>15</text:p>
          </table:table-cell>
          <table:table-cell table:formula="of:=[VNS.H19]" office:value-type="float" office:value="4" calcext:value-type="float">
            <text:p>4</text:p>
          </table:table-cell>
          <table:table-cell table:formula="of:=[.G19]-[.C19]" office:value-type="float" office:value="773.921996" calcext:value-type="float">
            <text:p>773,92</text:p>
          </table:table-cell>
          <table:table-cell table:formula="of:=IF([.H19]&lt;1;1;0)" office:value-type="float" office:value="0" calcext:value-type="float">
            <text:p>0</text:p>
          </table:table-cell>
          <table:table-cell table:formula="of:=IF([.D19]&lt;0; IF([.D19]&lt;0; [.F19]-[.D19]; [.F19]+[.D19]); IF([.D19]&lt;0; [.F19]-[.D19]; [.F19]+[.D19]))" office:value-type="float" office:value="1820.898807" calcext:value-type="float">
            <text:p>1820,9</text:p>
          </table:table-cell>
          <table:table-cell table:formula="of:=[.F19]-[.C19]" office:value-type="float" office:value="784.921996" calcext:value-type="float">
            <text:p>784,92</text:p>
          </table:table-cell>
          <table:table-cell/>
          <table:table-cell table:formula="of:=[.G19]-[.C19]" office:value-type="float" office:value="773.921996" calcext:value-type="float">
            <text:p>773,92</text:p>
          </table:table-cell>
          <table:table-cell/>
          <table:table-cell table:formula="of:=IF([.K19]=[.M19]; &quot;IGUAL&quot;; IF([.K19]&lt;[.M19]; &quot;RA&quot;; &quot;VNS&quot;))" office:value-type="string" office:string-value="VNS" calcext:value-type="string">
            <text:p>VNS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table:formula="of:=[.T18]" office:value-type="float" office:value="454.934789616667" calcext:value-type="float">
            <text:p>454,93</text:p>
          </table:table-cell>
          <table:table-cell table:formula="of:=([.K19]-[.T19])*([.K19]-[.T19])" office:value-type="float" office:value="108891.556376677" calcext:value-type="float">
            <text:p>108891,56</text:p>
          </table:table-cell>
          <table:table-cell table:formula="of:=[.V18]" office:value-type="float" office:value="449.51812295" calcext:value-type="float">
            <text:p>449,52</text:p>
          </table:table-cell>
          <table:table-cell table:formula="of:=([.M19]-[.V19])*([.M19]-[.V19])" office:value-type="float" office:value="105237.872849841" calcext:value-type="float">
            <text:p>105237,87</text:p>
          </table:table-cell>
          <table:table-cell/>
          <table:table-cell table:style-name="ce3" office:value-type="string" calcext:value-type="string">
            <text:p>total de otimo do RA</text:p>
          </table:table-cell>
          <table:table-cell table:style-name="ce3"/>
          <table:table-cell/>
        </table:table-row>
        <table:table-row table:style-name="ro2">
          <table:table-cell table:formula="of:=[Global.A20]" office:value-type="string" office:string-value="rand-20-20-20-250-1,dssp" calcext:value-type="string">
            <text:p>rand-20-20-20-250-1,dssp</text:p>
          </table:table-cell>
          <table:table-cell table:formula="of:=[Global.B20]" office:value-type="float" office:value="106" calcext:value-type="float">
            <text:p>106</text:p>
          </table:table-cell>
          <table:table-cell table:formula="of:=[Global.C20]" office:value-type="float" office:value="-192.697716" calcext:value-type="float">
            <text:p>-192,7</text:p>
          </table:table-cell>
          <table:table-cell table:formula="of:=[Global.F20]" office:value-type="float" office:value="1800.441089" calcext:value-type="float">
            <text:p>1800,44</text:p>
          </table:table-cell>
          <table:table-cell table:formula="of:=[Global.E20]" office:value-type="float" office:value="-192.70337" calcext:value-type="float">
            <text:p>-192,7</text:p>
          </table:table-cell>
          <table:table-cell table:formula="of:=[RA.I20]" office:value-type="float" office:value="2" calcext:value-type="float">
            <text:p>2</text:p>
          </table:table-cell>
          <table:table-cell table:formula="of:=[VNS.H20]" office:value-type="float" office:value="1" calcext:value-type="float">
            <text:p>1</text:p>
          </table:table-cell>
          <table:table-cell table:formula="of:=[.G20]-[.C20]" office:value-type="float" office:value="193.697716" calcext:value-type="float">
            <text:p>193,7</text:p>
          </table:table-cell>
          <table:table-cell table:formula="of:=IF([.H20]&lt;1;1;0)" office:value-type="float" office:value="0" calcext:value-type="float">
            <text:p>0</text:p>
          </table:table-cell>
          <table:table-cell table:formula="of:=IF([.D20]&lt;0; IF([.D20]&lt;0; [.F20]-[.D20]; [.F20]+[.D20]); IF([.D20]&lt;0; [.F20]-[.D20]; [.F20]+[.D20]))" office:value-type="float" office:value="1802.441089" calcext:value-type="float">
            <text:p>1802,44</text:p>
          </table:table-cell>
          <table:table-cell table:formula="of:=[.F20]-[.C20]" office:value-type="float" office:value="194.697716" calcext:value-type="float">
            <text:p>194,7</text:p>
          </table:table-cell>
          <table:table-cell/>
          <table:table-cell table:formula="of:=[.G20]-[.C20]" office:value-type="float" office:value="193.697716" calcext:value-type="float">
            <text:p>193,7</text:p>
          </table:table-cell>
          <table:table-cell/>
          <table:table-cell table:formula="of:=IF([.K20]=[.M20]; &quot;IGUAL&quot;; IF([.K20]&lt;[.M20]; &quot;RA&quot;; &quot;VNS&quot;))" office:value-type="string" office:string-value="VNS" calcext:value-type="string">
            <text:p>VNS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table:formula="of:=[.T19]" office:value-type="float" office:value="454.934789616667" calcext:value-type="float">
            <text:p>454,93</text:p>
          </table:table-cell>
          <table:table-cell table:formula="of:=([.K20]-[.T20])*([.K20]-[.T20])" office:value-type="float" office:value="67723.3344845663" calcext:value-type="float">
            <text:p>67723,33</text:p>
          </table:table-cell>
          <table:table-cell table:formula="of:=[.V19]" office:value-type="float" office:value="449.51812295" calcext:value-type="float">
            <text:p>449,52</text:p>
          </table:table-cell>
          <table:table-cell table:formula="of:=([.M20]-[.V20])*([.M20]-[.V20])" office:value-type="float" office:value="65444.0806120636" calcext:value-type="float">
            <text:p>65444,08</text:p>
          </table:table-cell>
          <table:table-cell/>
          <table:table-cell table:style-name="ce3" office:value-type="string" calcext:value-type="string">
            <text:p>total de otimo do VNS</text:p>
          </table:table-cell>
          <table:table-cell table:style-name="ce3"/>
          <table:table-cell/>
        </table:table-row>
        <table:table-row table:style-name="ro2">
          <table:table-cell table:formula="of:=[Global.A21]" office:value-type="string" office:string-value="rand-20-20-20-250-2,dssp" calcext:value-type="string">
            <text:p>rand-20-20-20-250-2,dssp</text:p>
          </table:table-cell>
          <table:table-cell table:formula="of:=[Global.B21]" office:value-type="float" office:value="1696" calcext:value-type="float">
            <text:p>1696</text:p>
          </table:table-cell>
          <table:table-cell table:formula="of:=[Global.C21]" office:value-type="float" office:value="-194.015615" calcext:value-type="float">
            <text:p>-194,02</text:p>
          </table:table-cell>
          <table:table-cell table:formula="of:=[Global.F21]" office:value-type="float" office:value="1800.407569" calcext:value-type="float">
            <text:p>1800,41</text:p>
          </table:table-cell>
          <table:table-cell table:formula="of:=[Global.E21]" office:value-type="float" office:value="-194.026147" calcext:value-type="float">
            <text:p>-194,03</text:p>
          </table:table-cell>
          <table:table-cell table:formula="of:=[RA.I21]" office:value-type="float" office:value="2" calcext:value-type="float">
            <text:p>2</text:p>
          </table:table-cell>
          <table:table-cell table:formula="of:=[VNS.H21]" office:value-type="float" office:value="1" calcext:value-type="float">
            <text:p>1</text:p>
          </table:table-cell>
          <table:table-cell table:formula="of:=[.G21]-[.C21]" office:value-type="float" office:value="195.015615" calcext:value-type="float">
            <text:p>195,02</text:p>
          </table:table-cell>
          <table:table-cell table:formula="of:=IF([.H21]&lt;1;1;0)" office:value-type="float" office:value="0" calcext:value-type="float">
            <text:p>0</text:p>
          </table:table-cell>
          <table:table-cell table:formula="of:=IF([.D21]&lt;0; IF([.D21]&lt;0; [.F21]-[.D21]; [.F21]+[.D21]); IF([.D21]&lt;0; [.F21]-[.D21]; [.F21]+[.D21]))" office:value-type="float" office:value="1802.407569" calcext:value-type="float">
            <text:p>1802,41</text:p>
          </table:table-cell>
          <table:table-cell table:formula="of:=[.F21]-[.C21]" office:value-type="float" office:value="196.015615" calcext:value-type="float">
            <text:p>196,02</text:p>
          </table:table-cell>
          <table:table-cell/>
          <table:table-cell table:formula="of:=[.G21]-[.C21]" office:value-type="float" office:value="195.015615" calcext:value-type="float">
            <text:p>195,02</text:p>
          </table:table-cell>
          <table:table-cell/>
          <table:table-cell table:formula="of:=IF([.K21]=[.M21]; &quot;IGUAL&quot;; IF([.K21]&lt;[.M21]; &quot;RA&quot;; &quot;VNS&quot;))" office:value-type="string" office:string-value="VNS" calcext:value-type="string">
            <text:p>VNS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332.88</text:p>
          </table:table-cell>
          <table:table-cell/>
          <table:table-cell table:formula="of:=[.T20]" office:value-type="float" office:value="454.934789616667" calcext:value-type="float">
            <text:p>454,93</text:p>
          </table:table-cell>
          <table:table-cell table:formula="of:=([.K21]-[.T21])*([.K21]-[.T21])" office:value-type="float" office:value="67039.1389841759" calcext:value-type="float">
            <text:p>67039,14</text:p>
          </table:table-cell>
          <table:table-cell table:formula="of:=[.V20]" office:value-type="float" office:value="449.51812295" calcext:value-type="float">
            <text:p>449,52</text:p>
          </table:table-cell>
          <table:table-cell table:formula="of:=([.M21]-[.V21])*([.M21]-[.V21])" office:value-type="float" office:value="64771.5265528398" calcext:value-type="float">
            <text:p>64771,53</text:p>
          </table:table-cell>
          <table:table-cell/>
          <table:table-cell table:style-name="ce3" office:value-type="string" calcext:value-type="string">
            <text:p>total de instancias</text:p>
          </table:table-cell>
          <table:table-cell table:style-name="ce3"/>
          <table:table-cell/>
        </table:table-row>
        <table:table-row table:style-name="ro2">
          <table:table-cell table:formula="of:=[Global.A22]" office:value-type="string" office:string-value="rand-20-20-20-500-1,dssp" calcext:value-type="string">
            <text:p>rand-20-20-20-500-1,dssp</text:p>
          </table:table-cell>
          <table:table-cell table:formula="of:=[Global.B22]" office:value-type="float" office:value="26" calcext:value-type="float">
            <text:p>26</text:p>
          </table:table-cell>
          <table:table-cell table:formula="of:=[Global.C22]" office:value-type="float" office:value="-383.334746" calcext:value-type="float">
            <text:p>-383,33</text:p>
          </table:table-cell>
          <table:table-cell table:formula="of:=[Global.F22]" office:value-type="float" office:value="1801.771731" calcext:value-type="float">
            <text:p>1801,77</text:p>
          </table:table-cell>
          <table:table-cell table:formula="of:=[Global.E22]" office:value-type="float" office:value="-383.339961" calcext:value-type="float">
            <text:p>-383,34</text:p>
          </table:table-cell>
          <table:table-cell table:formula="of:=[RA.I22]" office:value-type="float" office:value="5" calcext:value-type="float">
            <text:p>5</text:p>
          </table:table-cell>
          <table:table-cell table:formula="of:=[VNS.H22]" office:value-type="float" office:value="1" calcext:value-type="float">
            <text:p>1</text:p>
          </table:table-cell>
          <table:table-cell table:formula="of:=[.G22]-[.C22]" office:value-type="float" office:value="384.334746" calcext:value-type="float">
            <text:p>384,33</text:p>
          </table:table-cell>
          <table:table-cell table:formula="of:=IF([.H22]&lt;1;1;0)" office:value-type="float" office:value="0" calcext:value-type="float">
            <text:p>0</text:p>
          </table:table-cell>
          <table:table-cell table:formula="of:=IF([.D22]&lt;0; IF([.D22]&lt;0; [.F22]-[.D22]; [.F22]+[.D22]); IF([.D22]&lt;0; [.F22]-[.D22]; [.F22]+[.D22]))" office:value-type="float" office:value="1806.771731" calcext:value-type="float">
            <text:p>1806,77</text:p>
          </table:table-cell>
          <table:table-cell table:formula="of:=[.F22]-[.C22]" office:value-type="float" office:value="388.334746" calcext:value-type="float">
            <text:p>388,33</text:p>
          </table:table-cell>
          <table:table-cell/>
          <table:table-cell table:formula="of:=[.G22]-[.C22]" office:value-type="float" office:value="384.334746" calcext:value-type="float">
            <text:p>384,33</text:p>
          </table:table-cell>
          <table:table-cell/>
          <table:table-cell table:formula="of:=IF([.K22]=[.M22]; &quot;IGUAL&quot;; IF([.K22]&lt;[.M22]; &quot;RA&quot;; &quot;VNS&quot;))" office:value-type="string" office:string-value="VNS" calcext:value-type="string">
            <text:p>VNS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table:formula="of:=[.T21]" office:value-type="float" office:value="454.934789616667" calcext:value-type="float">
            <text:p>454,93</text:p>
          </table:table-cell>
          <table:table-cell table:formula="of:=([.K22]-[.T22])*([.K22]-[.T22])" office:value-type="float" office:value="4435.56580974189" calcext:value-type="float">
            <text:p>4435,57</text:p>
          </table:table-cell>
          <table:table-cell table:formula="of:=[.V21]" office:value-type="float" office:value="449.51812295" calcext:value-type="float">
            <text:p>449,52</text:p>
          </table:table-cell>
          <table:table-cell table:formula="of:=([.M22]-[.V22])*([.M22]-[.V22])" office:value-type="float" office:value="4248.8726306058" calcext:value-type="float">
            <text:p>4248,87</text:p>
          </table:table-cell>
          <table:table-cell table:number-columns-repeated="4"/>
        </table:table-row>
        <table:table-row table:style-name="ro2">
          <table:table-cell table:formula="of:=[Global.A23]" office:value-type="string" office:string-value="rand-20-20-20-500-2,dssp" calcext:value-type="string">
            <text:p>rand-20-20-20-500-2,dssp</text:p>
          </table:table-cell>
          <table:table-cell table:formula="of:=[Global.B23]" office:value-type="float" office:value="191" calcext:value-type="float">
            <text:p>191</text:p>
          </table:table-cell>
          <table:table-cell table:formula="of:=[Global.C23]" office:value-type="float" office:value="-386.997862" calcext:value-type="float">
            <text:p>-387</text:p>
          </table:table-cell>
          <table:table-cell table:formula="of:=[Global.F23]" office:value-type="float" office:value="1802.123277" calcext:value-type="float">
            <text:p>1802,12</text:p>
          </table:table-cell>
          <table:table-cell table:formula="of:=[Global.E23]" office:value-type="float" office:value="-387.002757" calcext:value-type="float">
            <text:p>-387</text:p>
          </table:table-cell>
          <table:table-cell table:formula="of:=[RA.I23]" office:value-type="float" office:value="2" calcext:value-type="float">
            <text:p>2</text:p>
          </table:table-cell>
          <table:table-cell table:formula="of:=[VNS.H23]" office:value-type="float" office:value="2" calcext:value-type="float">
            <text:p>2</text:p>
          </table:table-cell>
          <table:table-cell table:formula="of:=[.G23]-[.C23]" office:value-type="float" office:value="388.997862" calcext:value-type="float">
            <text:p>389</text:p>
          </table:table-cell>
          <table:table-cell table:formula="of:=IF([.H23]&lt;1;1;0)" office:value-type="float" office:value="0" calcext:value-type="float">
            <text:p>0</text:p>
          </table:table-cell>
          <table:table-cell table:formula="of:=IF([.D23]&lt;0; IF([.D23]&lt;0; [.F23]-[.D23]; [.F23]+[.D23]); IF([.D23]&lt;0; [.F23]-[.D23]; [.F23]+[.D23]))" office:value-type="float" office:value="1804.123277" calcext:value-type="float">
            <text:p>1804,12</text:p>
          </table:table-cell>
          <table:table-cell table:formula="of:=[.F23]-[.C23]" office:value-type="float" office:value="388.997862" calcext:value-type="float">
            <text:p>389</text:p>
          </table:table-cell>
          <table:table-cell/>
          <table:table-cell table:formula="of:=[.G23]-[.C23]" office:value-type="float" office:value="388.997862" calcext:value-type="float">
            <text:p>389</text:p>
          </table:table-cell>
          <table:table-cell/>
          <table:table-cell table:formula="of:=IF([.K23]=[.M23]; &quot;IGUAL&quot;; IF([.K23]&lt;[.M23]; &quot;RA&quot;; &quot;VNS&quot;))" office:value-type="string" office:string-value="IGUAL" calcext:value-type="string">
            <text:p>IGUAL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table:formula="of:=[.T22]" office:value-type="float" office:value="454.934789616667" calcext:value-type="float">
            <text:p>454,93</text:p>
          </table:table-cell>
          <table:table-cell table:formula="of:=([.K23]-[.T23])*([.K23]-[.T23])" office:value-type="float" office:value="4347.67842352553" calcext:value-type="float">
            <text:p>4347,68</text:p>
          </table:table-cell>
          <table:table-cell table:formula="of:=[.V22]" office:value-type="float" office:value="449.51812295" calcext:value-type="float">
            <text:p>449,52</text:p>
          </table:table-cell>
          <table:table-cell table:formula="of:=([.M23]-[.V23])*([.M23]-[.V23])" office:value-type="float" office:value="3662.7019854561" calcext:value-type="float">
            <text:p>3662,7</text:p>
          </table:table-cell>
          <table:table-cell table:number-columns-repeated="4"/>
        </table:table-row>
        <table:table-row table:style-name="ro2">
          <table:table-cell table:formula="of:=[Global.A24]" office:value-type="string" office:string-value="rand-20-20-20-750-1,dssp" calcext:value-type="string">
            <text:p>rand-20-20-20-750-1,dssp</text:p>
          </table:table-cell>
          <table:table-cell table:formula="of:=[Global.B24]" office:value-type="float" office:value="3" calcext:value-type="float">
            <text:p>3</text:p>
          </table:table-cell>
          <table:table-cell table:formula="of:=[Global.C24]" office:value-type="float" office:value="-576.063488" calcext:value-type="float">
            <text:p>-576,06</text:p>
          </table:table-cell>
          <table:table-cell table:formula="of:=[Global.F24]" office:value-type="float" office:value="1803.413105" calcext:value-type="float">
            <text:p>1803,41</text:p>
          </table:table-cell>
          <table:table-cell table:formula="of:=[Global.E24]" office:value-type="float" office:value="-576.065915" calcext:value-type="float">
            <text:p>-576,07</text:p>
          </table:table-cell>
          <table:table-cell table:formula="of:=[RA.I24]" office:value-type="float" office:value="-1" calcext:value-type="float">
            <text:p>-1</text:p>
          </table:table-cell>
          <table:table-cell table:formula="of:=[VNS.H24]" office:value-type="float" office:value="-2" calcext:value-type="float">
            <text:p>-2</text:p>
          </table:table-cell>
          <table:table-cell table:formula="of:=[.G24]-[.C24]" office:value-type="float" office:value="574.063488" calcext:value-type="float">
            <text:p>574,06</text:p>
          </table:table-cell>
          <table:table-cell table:formula="of:=IF([.H24]&lt;1;1;0)" office:value-type="float" office:value="0" calcext:value-type="float">
            <text:p>0</text:p>
          </table:table-cell>
          <table:table-cell table:formula="of:=IF([.D24]&lt;0; IF([.D24]&lt;0; [.F24]-[.D24]; [.F24]+[.D24]); IF([.D24]&lt;0; [.F24]-[.D24]; [.F24]+[.D24]))" office:value-type="float" office:value="1802.413105" calcext:value-type="float">
            <text:p>1802,41</text:p>
          </table:table-cell>
          <table:table-cell table:formula="of:=[.F24]-[.C24]" office:value-type="float" office:value="575.063488" calcext:value-type="float">
            <text:p>575,06</text:p>
          </table:table-cell>
          <table:table-cell/>
          <table:table-cell table:formula="of:=[.G24]-[.C24]" office:value-type="float" office:value="574.063488" calcext:value-type="float">
            <text:p>574,06</text:p>
          </table:table-cell>
          <table:table-cell/>
          <table:table-cell table:formula="of:=IF([.K24]=[.M24]; &quot;IGUAL&quot;; IF([.K24]&lt;[.M24]; &quot;RA&quot;; &quot;VNS&quot;))" office:value-type="string" office:string-value="VNS" calcext:value-type="string">
            <text:p>VNS</text:p>
          </table:table-cell>
          <table:table-cell office:value-type="float" office:value="23" calcext:value-type="float">
            <text:p>23</text:p>
          </table:table-cell>
          <table:table-cell/>
          <table:table-cell table:formula="of:=SUM([.U2:.U61])" office:value-type="float" office:value="2775227.12511376" calcext:value-type="float">
            <text:p>2775227,13</text:p>
          </table:table-cell>
          <table:table-cell table:formula="of:=SUM([.W2:.W61])" office:value-type="float" office:value="2719317.59033392" calcext:value-type="float">
            <text:p>2719317,59</text:p>
          </table:table-cell>
          <table:table-cell table:formula="of:=[.T23]" office:value-type="float" office:value="454.934789616667" calcext:value-type="float">
            <text:p>454,93</text:p>
          </table:table-cell>
          <table:table-cell table:formula="of:=([.K24]-[.T24])*([.K24]-[.T24])" office:value-type="float" office:value="14430.9041752739" calcext:value-type="float">
            <text:p>14430,9</text:p>
          </table:table-cell>
          <table:table-cell table:formula="of:=[.V23]" office:value-type="float" office:value="449.51812295" calcext:value-type="float">
            <text:p>449,52</text:p>
          </table:table-cell>
          <table:table-cell table:formula="of:=([.M24]-[.V24])*([.M24]-[.V24])" office:value-type="float" office:value="15511.5479554378" calcext:value-type="float">
            <text:p>15511,55</text:p>
          </table:table-cell>
          <table:table-cell table:number-columns-repeated="4"/>
        </table:table-row>
        <table:table-row table:style-name="ro2">
          <table:table-cell table:formula="of:=[Global.A25]" office:value-type="string" office:string-value="rand-20-20-20-750-2,dssp" calcext:value-type="string">
            <text:p>rand-20-20-20-750-2,dssp</text:p>
          </table:table-cell>
          <table:table-cell table:formula="of:=[Global.B25]" office:value-type="float" office:value="4" calcext:value-type="float">
            <text:p>4</text:p>
          </table:table-cell>
          <table:table-cell table:formula="of:=[Global.C25]" office:value-type="float" office:value="-578.007608" calcext:value-type="float">
            <text:p>-578,01</text:p>
          </table:table-cell>
          <table:table-cell table:formula="of:=[Global.F25]" office:value-type="float" office:value="1802.765015" calcext:value-type="float">
            <text:p>1802,77</text:p>
          </table:table-cell>
          <table:table-cell table:formula="of:=[Global.E25]" office:value-type="float" office:value="-578.012873" calcext:value-type="float">
            <text:p>-578,01</text:p>
          </table:table-cell>
          <table:table-cell table:formula="of:=[RA.I25]" office:value-type="float" office:value="4" calcext:value-type="float">
            <text:p>4</text:p>
          </table:table-cell>
          <table:table-cell table:formula="of:=[VNS.H25]" office:value-type="float" office:value="2" calcext:value-type="float">
            <text:p>2</text:p>
          </table:table-cell>
          <table:table-cell table:formula="of:=[.G25]-[.C25]" office:value-type="float" office:value="580.007608" calcext:value-type="float">
            <text:p>580,01</text:p>
          </table:table-cell>
          <table:table-cell table:formula="of:=IF([.H25]&lt;1;1;0)" office:value-type="float" office:value="0" calcext:value-type="float">
            <text:p>0</text:p>
          </table:table-cell>
          <table:table-cell table:formula="of:=IF([.D25]&lt;0; IF([.D25]&lt;0; [.F25]-[.D25]; [.F25]+[.D25]); IF([.D25]&lt;0; [.F25]-[.D25]; [.F25]+[.D25]))" office:value-type="float" office:value="1806.765015" calcext:value-type="float">
            <text:p>1806,77</text:p>
          </table:table-cell>
          <table:table-cell table:formula="of:=[.F25]-[.C25]" office:value-type="float" office:value="582.007608" calcext:value-type="float">
            <text:p>582,01</text:p>
          </table:table-cell>
          <table:table-cell/>
          <table:table-cell table:formula="of:=[.G25]-[.C25]" office:value-type="float" office:value="580.007608" calcext:value-type="float">
            <text:p>580,01</text:p>
          </table:table-cell>
          <table:table-cell/>
          <table:table-cell table:formula="of:=IF([.K25]=[.M25]; &quot;IGUAL&quot;; IF([.K25]&lt;[.M25]; &quot;RA&quot;; &quot;VNS&quot;))" office:value-type="string" office:string-value="VNS" calcext:value-type="string">
            <text:p>VNS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R24]/60" office:value-type="float" office:value="46253.7854185626" calcext:value-type="float">
            <text:p>46253,79</text:p>
          </table:table-cell>
          <table:table-cell table:formula="of:=[.S24]/60" office:value-type="float" office:value="45321.9598388987" calcext:value-type="float">
            <text:p>45321,96</text:p>
          </table:table-cell>
          <table:table-cell table:formula="of:=[.T24]" office:value-type="float" office:value="454.934789616667" calcext:value-type="float">
            <text:p>454,93</text:p>
          </table:table-cell>
          <table:table-cell table:formula="of:=([.K25]-[.T25])*([.K25]-[.T25])" office:value-type="float" office:value="16147.5011718836" calcext:value-type="float">
            <text:p>16147,5</text:p>
          </table:table-cell>
          <table:table-cell table:formula="of:=[.V24]" office:value-type="float" office:value="449.51812295" calcext:value-type="float">
            <text:p>449,52</text:p>
          </table:table-cell>
          <table:table-cell table:formula="of:=([.M25]-[.V25])*([.M25]-[.V25])" office:value-type="float" office:value="17027.5057086142" calcext:value-type="float">
            <text:p>17027,51</text:p>
          </table:table-cell>
          <table:table-cell table:number-columns-repeated="4"/>
        </table:table-row>
        <table:table-row table:style-name="ro2">
          <table:table-cell table:formula="of:=[Global.A26]" office:value-type="string" office:string-value="rand-20-25-25-1000-1,dssp" calcext:value-type="string">
            <text:p>rand-20-25-25-1000-1,dssp</text:p>
          </table:table-cell>
          <table:table-cell table:formula="of:=[Global.B26]" office:value-type="float" office:value="1" calcext:value-type="float">
            <text:p>1</text:p>
          </table:table-cell>
          <table:table-cell table:formula="of:=[Global.C26]" office:value-type="float" office:value="-800" calcext:value-type="float">
            <text:p>-800</text:p>
          </table:table-cell>
          <table:table-cell table:formula="of:=[Global.F26]" office:value-type="float" office:value="1807.193399" calcext:value-type="float">
            <text:p>1807,19</text:p>
          </table:table-cell>
          <table:table-cell table:formula="of:=[Global.E26]" office:value-type="float" office:value="-800" calcext:value-type="float">
            <text:p>-800</text:p>
          </table:table-cell>
          <table:table-cell table:formula="of:=[RA.I26]" office:value-type="float" office:value="20" calcext:value-type="float">
            <text:p>20</text:p>
          </table:table-cell>
          <table:table-cell table:formula="of:=[VNS.H26]" office:value-type="float" office:value="6" calcext:value-type="float">
            <text:p>6</text:p>
          </table:table-cell>
          <table:table-cell table:formula="of:=[.G26]-[.C26]" office:value-type="float" office:value="806" calcext:value-type="float">
            <text:p>806</text:p>
          </table:table-cell>
          <table:table-cell table:formula="of:=IF([.H26]&lt;1;1;0)" office:value-type="float" office:value="0" calcext:value-type="float">
            <text:p>0</text:p>
          </table:table-cell>
          <table:table-cell table:formula="of:=IF([.D26]&lt;0; IF([.D26]&lt;0; [.F26]-[.D26]; [.F26]+[.D26]); IF([.D26]&lt;0; [.F26]-[.D26]; [.F26]+[.D26]))" office:value-type="float" office:value="1827.193399" calcext:value-type="float">
            <text:p>1827,19</text:p>
          </table:table-cell>
          <table:table-cell table:formula="of:=[.F26]-[.C26]" office:value-type="float" office:value="820" calcext:value-type="float">
            <text:p>820</text:p>
          </table:table-cell>
          <table:table-cell/>
          <table:table-cell table:formula="of:=[.G26]-[.C26]" office:value-type="float" office:value="806" calcext:value-type="float">
            <text:p>806</text:p>
          </table:table-cell>
          <table:table-cell/>
          <table:table-cell table:formula="of:=IF([.K26]=[.M26]; &quot;IGUAL&quot;; IF([.K26]&lt;[.M26]; &quot;RA&quot;; &quot;VNS&quot;))" office:value-type="string" office:string-value="VNS" calcext:value-type="string">
            <text:p>VNS</text:p>
          </table:table-cell>
          <table:table-cell office:value-type="float" office:value="25" calcext:value-type="float">
            <text:p>25</text:p>
          </table:table-cell>
          <table:table-cell/>
          <table:table-cell table:style-name="ce4" table:formula="of:=SQRT([.R25])" office:value-type="float" office:value="215.066932415382" calcext:value-type="float">
            <text:p>215,067</text:p>
          </table:table-cell>
          <table:table-cell table:style-name="ce4" table:formula="of:=SQRT([.S25])" office:value-type="float" office:value="212.889548449187" calcext:value-type="float">
            <text:p>212,890</text:p>
          </table:table-cell>
          <table:table-cell table:formula="of:=[.T25]" office:value-type="float" office:value="454.934789616667" calcext:value-type="float">
            <text:p>454,93</text:p>
          </table:table-cell>
          <table:table-cell table:formula="of:=([.K26]-[.T26])*([.K26]-[.T26])" office:value-type="float" office:value="133272.607832227" calcext:value-type="float">
            <text:p>133272,61</text:p>
          </table:table-cell>
          <table:table-cell table:formula="of:=[.V25]" office:value-type="float" office:value="449.51812295" calcext:value-type="float">
            <text:p>449,52</text:p>
          </table:table-cell>
          <table:table-cell table:formula="of:=([.M26]-[.V26])*([.M26]-[.V26])" office:value-type="float" office:value="127079.328665091" calcext:value-type="float">
            <text:p>127079,33</text:p>
          </table:table-cell>
          <table:table-cell table:number-columns-repeated="4"/>
        </table:table-row>
        <table:table-row table:style-name="ro2">
          <table:table-cell table:formula="of:=[Global.A27]" office:value-type="string" office:string-value="rand-20-25-25-1000-2,dssp" calcext:value-type="string">
            <text:p>rand-20-25-25-1000-2,dssp</text:p>
          </table:table-cell>
          <table:table-cell table:formula="of:=[Global.B27]" office:value-type="float" office:value="1" calcext:value-type="float">
            <text:p>1</text:p>
          </table:table-cell>
          <table:table-cell table:formula="of:=[Global.C27]" office:value-type="float" office:value="-800" calcext:value-type="float">
            <text:p>-800</text:p>
          </table:table-cell>
          <table:table-cell table:formula="of:=[Global.F27]" office:value-type="float" office:value="1806.441553" calcext:value-type="float">
            <text:p>1806,44</text:p>
          </table:table-cell>
          <table:table-cell table:formula="of:=[Global.E27]" office:value-type="float" office:value="-800" calcext:value-type="float">
            <text:p>-800</text:p>
          </table:table-cell>
          <table:table-cell table:formula="of:=[RA.I27]" office:value-type="float" office:value="19" calcext:value-type="float">
            <text:p>19</text:p>
          </table:table-cell>
          <table:table-cell table:formula="of:=[VNS.H27]" office:value-type="float" office:value="4" calcext:value-type="float">
            <text:p>4</text:p>
          </table:table-cell>
          <table:table-cell table:formula="of:=[.G27]-[.C27]" office:value-type="float" office:value="804" calcext:value-type="float">
            <text:p>804</text:p>
          </table:table-cell>
          <table:table-cell table:formula="of:=IF([.H27]&lt;1;1;0)" office:value-type="float" office:value="0" calcext:value-type="float">
            <text:p>0</text:p>
          </table:table-cell>
          <table:table-cell table:formula="of:=IF([.D27]&lt;0; IF([.D27]&lt;0; [.F27]-[.D27]; [.F27]+[.D27]); IF([.D27]&lt;0; [.F27]-[.D27]; [.F27]+[.D27]))" office:value-type="float" office:value="1825.441553" calcext:value-type="float">
            <text:p>1825,44</text:p>
          </table:table-cell>
          <table:table-cell table:formula="of:=[.F27]-[.C27]" office:value-type="float" office:value="819" calcext:value-type="float">
            <text:p>819</text:p>
          </table:table-cell>
          <table:table-cell/>
          <table:table-cell table:formula="of:=[.G27]-[.C27]" office:value-type="float" office:value="804" calcext:value-type="float">
            <text:p>804</text:p>
          </table:table-cell>
          <table:table-cell/>
          <table:table-cell table:formula="of:=IF([.K27]=[.M27]; &quot;IGUAL&quot;; IF([.K27]&lt;[.M27]; &quot;RA&quot;; &quot;VNS&quot;))" office:value-type="string" office:string-value="VNS" calcext:value-type="string">
            <text:p>VNS</text:p>
          </table:table-cell>
          <table:table-cell office:value-type="float" office:value="26" calcext:value-type="float">
            <text:p>26</text:p>
          </table:table-cell>
          <table:table-cell table:number-columns-repeated="3"/>
          <table:table-cell table:formula="of:=[.T26]" office:value-type="float" office:value="454.934789616667" calcext:value-type="float">
            <text:p>454,93</text:p>
          </table:table-cell>
          <table:table-cell table:formula="of:=([.K27]-[.T27])*([.K27]-[.T27])" office:value-type="float" office:value="132543.477411461" calcext:value-type="float">
            <text:p>132543,48</text:p>
          </table:table-cell>
          <table:table-cell table:formula="of:=[.V26]" office:value-type="float" office:value="449.51812295" calcext:value-type="float">
            <text:p>449,52</text:p>
          </table:table-cell>
          <table:table-cell table:formula="of:=([.M27]-[.V27])*([.M27]-[.V27])" office:value-type="float" office:value="125657.401156891" calcext:value-type="float">
            <text:p>125657,4</text:p>
          </table:table-cell>
          <table:table-cell table:number-columns-repeated="4"/>
        </table:table-row>
        <table:table-row table:style-name="ro2">
          <table:table-cell table:formula="of:=[Global.A28]" office:value-type="string" office:string-value="rand-20-25-25-250-1,dssp" calcext:value-type="string">
            <text:p>rand-20-25-25-250-1,dssp</text:p>
          </table:table-cell>
          <table:table-cell table:formula="of:=[Global.B28]" office:value-type="float" office:value="287" calcext:value-type="float">
            <text:p>287</text:p>
          </table:table-cell>
          <table:table-cell table:formula="of:=[Global.C28]" office:value-type="float" office:value="-192.382505" calcext:value-type="float">
            <text:p>-192,38</text:p>
          </table:table-cell>
          <table:table-cell table:formula="of:=[Global.F28]" office:value-type="float" office:value="1800.515794" calcext:value-type="float">
            <text:p>1800,52</text:p>
          </table:table-cell>
          <table:table-cell table:formula="of:=[Global.E28]" office:value-type="float" office:value="-192.390486" calcext:value-type="float">
            <text:p>-192,39</text:p>
          </table:table-cell>
          <table:table-cell table:formula="of:=[RA.I28]" office:value-type="float" office:value="4" calcext:value-type="float">
            <text:p>4</text:p>
          </table:table-cell>
          <table:table-cell table:formula="of:=[VNS.H28]" office:value-type="float" office:value="2" calcext:value-type="float">
            <text:p>2</text:p>
          </table:table-cell>
          <table:table-cell table:formula="of:=[.G28]-[.C28]" office:value-type="float" office:value="194.382505" calcext:value-type="float">
            <text:p>194,38</text:p>
          </table:table-cell>
          <table:table-cell table:formula="of:=IF([.H28]&lt;1;1;0)" office:value-type="float" office:value="0" calcext:value-type="float">
            <text:p>0</text:p>
          </table:table-cell>
          <table:table-cell table:formula="of:=IF([.D28]&lt;0; IF([.D28]&lt;0; [.F28]-[.D28]; [.F28]+[.D28]); IF([.D28]&lt;0; [.F28]-[.D28]; [.F28]+[.D28]))" office:value-type="float" office:value="1804.515794" calcext:value-type="float">
            <text:p>1804,52</text:p>
          </table:table-cell>
          <table:table-cell table:formula="of:=[.F28]-[.C28]" office:value-type="float" office:value="196.382505" calcext:value-type="float">
            <text:p>196,38</text:p>
          </table:table-cell>
          <table:table-cell/>
          <table:table-cell table:formula="of:=[.G28]-[.C28]" office:value-type="float" office:value="194.382505" calcext:value-type="float">
            <text:p>194,38</text:p>
          </table:table-cell>
          <table:table-cell/>
          <table:table-cell table:formula="of:=IF([.K28]=[.M28]; &quot;IGUAL&quot;; IF([.K28]&lt;[.M28]; &quot;RA&quot;; &quot;VNS&quot;))" office:value-type="string" office:string-value="VNS" calcext:value-type="string">
            <text:p>VNS</text:p>
          </table:table-cell>
          <table:table-cell office:value-type="float" office:value="27" calcext:value-type="float">
            <text:p>27</text:p>
          </table:table-cell>
          <table:table-cell table:number-columns-repeated="3"/>
          <table:table-cell table:formula="of:=[.T27]" office:value-type="float" office:value="454.934789616667" calcext:value-type="float">
            <text:p>454,93</text:p>
          </table:table-cell>
          <table:table-cell table:formula="of:=([.K28]-[.T28])*([.K28]-[.T28])" office:value-type="float" office:value="66849.2838804978" calcext:value-type="float">
            <text:p>66849,28</text:p>
          </table:table-cell>
          <table:table-cell table:formula="of:=[.V27]" office:value-type="float" office:value="449.51812295" calcext:value-type="float">
            <text:p>449,52</text:p>
          </table:table-cell>
          <table:table-cell table:formula="of:=([.M28]-[.V28])*([.M28]-[.V28])" office:value-type="float" office:value="65094.1835467284" calcext:value-type="float">
            <text:p>65094,18</text:p>
          </table:table-cell>
          <table:table-cell table:number-columns-repeated="4"/>
        </table:table-row>
        <table:table-row table:style-name="ro2">
          <table:table-cell table:formula="of:=[Global.A29]" office:value-type="string" office:string-value="rand-20-25-25-250-2,dssp" calcext:value-type="string">
            <text:p>rand-20-25-25-250-2,dssp</text:p>
          </table:table-cell>
          <table:table-cell table:formula="of:=[Global.B29]" office:value-type="float" office:value="200" calcext:value-type="float">
            <text:p>200</text:p>
          </table:table-cell>
          <table:table-cell table:formula="of:=[Global.C29]" office:value-type="float" office:value="-193.734557" calcext:value-type="float">
            <text:p>-193,73</text:p>
          </table:table-cell>
          <table:table-cell table:formula="of:=[Global.F29]" office:value-type="float" office:value="1800.578192" calcext:value-type="float">
            <text:p>1800,58</text:p>
          </table:table-cell>
          <table:table-cell table:formula="of:=[Global.E29]" office:value-type="float" office:value="-193.74027" calcext:value-type="float">
            <text:p>-193,74</text:p>
          </table:table-cell>
          <table:table-cell table:formula="of:=[RA.I29]" office:value-type="float" office:value="2" calcext:value-type="float">
            <text:p>2</text:p>
          </table:table-cell>
          <table:table-cell table:formula="of:=[VNS.H29]" office:value-type="float" office:value="2" calcext:value-type="float">
            <text:p>2</text:p>
          </table:table-cell>
          <table:table-cell table:formula="of:=[.G29]-[.C29]" office:value-type="float" office:value="195.734557" calcext:value-type="float">
            <text:p>195,73</text:p>
          </table:table-cell>
          <table:table-cell table:formula="of:=IF([.H29]&lt;1;1;0)" office:value-type="float" office:value="0" calcext:value-type="float">
            <text:p>0</text:p>
          </table:table-cell>
          <table:table-cell table:formula="of:=IF([.D29]&lt;0; IF([.D29]&lt;0; [.F29]-[.D29]; [.F29]+[.D29]); IF([.D29]&lt;0; [.F29]-[.D29]; [.F29]+[.D29]))" office:value-type="float" office:value="1802.578192" calcext:value-type="float">
            <text:p>1802,58</text:p>
          </table:table-cell>
          <table:table-cell table:formula="of:=[.F29]-[.C29]" office:value-type="float" office:value="195.734557" calcext:value-type="float">
            <text:p>195,73</text:p>
          </table:table-cell>
          <table:table-cell/>
          <table:table-cell table:formula="of:=[.G29]-[.C29]" office:value-type="float" office:value="195.734557" calcext:value-type="float">
            <text:p>195,73</text:p>
          </table:table-cell>
          <table:table-cell/>
          <table:table-cell table:formula="of:=IF([.K29]=[.M29]; &quot;IGUAL&quot;; IF([.K29]&lt;[.M29]; &quot;RA&quot;; &quot;VNS&quot;))" office:value-type="string" office:string-value="IGUAL" calcext:value-type="string">
            <text:p>IGUAL</text:p>
          </table:table-cell>
          <table:table-cell office:value-type="float" office:value="28" calcext:value-type="float">
            <text:p>28</text:p>
          </table:table-cell>
          <table:table-cell table:style-name="ce3" office:value-type="string" calcext:value-type="string">
            <text:p>ra otimo</text:p>
          </table:table-cell>
          <table:table-cell table:style-name="ce3" table:formula="of:=COUNTIF([.K2:.K61];&quot;=0&quot;)" office:value-type="float" office:value="0" calcext:value-type="float">
            <text:p>0</text:p>
          </table:table-cell>
          <table:table-cell/>
          <table:table-cell table:formula="of:=[.T28]" office:value-type="float" office:value="454.934789616667" calcext:value-type="float">
            <text:p>454,93</text:p>
          </table:table-cell>
          <table:table-cell table:formula="of:=([.K29]-[.T29])*([.K29]-[.T29])" office:value-type="float" office:value="67184.7605885341" calcext:value-type="float">
            <text:p>67184,76</text:p>
          </table:table-cell>
          <table:table-cell table:formula="of:=[.V28]" office:value-type="float" office:value="449.51812295" calcext:value-type="float">
            <text:p>449,52</text:p>
          </table:table-cell>
          <table:table-cell table:formula="of:=([.M29]-[.V29])*([.M29]-[.V29])" office:value-type="float" office:value="64406.098346298" calcext:value-type="float">
            <text:p>64406,1</text:p>
          </table:table-cell>
          <table:table-cell table:number-columns-repeated="4"/>
        </table:table-row>
        <table:table-row table:style-name="ro2">
          <table:table-cell table:formula="of:=[Global.A30]" office:value-type="string" office:string-value="rand-20-25-25-500-1,dssp" calcext:value-type="string">
            <text:p>rand-20-25-25-500-1,dssp</text:p>
          </table:table-cell>
          <table:table-cell table:formula="of:=[Global.B30]" office:value-type="float" office:value="30" calcext:value-type="float">
            <text:p>30</text:p>
          </table:table-cell>
          <table:table-cell table:formula="of:=[Global.C30]" office:value-type="float" office:value="-383.825154" calcext:value-type="float">
            <text:p>-383,83</text:p>
          </table:table-cell>
          <table:table-cell table:formula="of:=[Global.F30]" office:value-type="float" office:value="1802.020998" calcext:value-type="float">
            <text:p>1802,02</text:p>
          </table:table-cell>
          <table:table-cell table:formula="of:=[Global.E30]" office:value-type="float" office:value="-383.831189" calcext:value-type="float">
            <text:p>-383,83</text:p>
          </table:table-cell>
          <table:table-cell table:formula="of:=[RA.I30]" office:value-type="float" office:value="3" calcext:value-type="float">
            <text:p>3</text:p>
          </table:table-cell>
          <table:table-cell table:formula="of:=[VNS.H30]" office:value-type="float" office:value="2" calcext:value-type="float">
            <text:p>2</text:p>
          </table:table-cell>
          <table:table-cell table:formula="of:=[.G30]-[.C30]" office:value-type="float" office:value="385.825154" calcext:value-type="float">
            <text:p>385,83</text:p>
          </table:table-cell>
          <table:table-cell table:formula="of:=IF([.H30]&lt;1;1;0)" office:value-type="float" office:value="0" calcext:value-type="float">
            <text:p>0</text:p>
          </table:table-cell>
          <table:table-cell table:formula="of:=IF([.D30]&lt;0; IF([.D30]&lt;0; [.F30]-[.D30]; [.F30]+[.D30]); IF([.D30]&lt;0; [.F30]-[.D30]; [.F30]+[.D30]))" office:value-type="float" office:value="1805.020998" calcext:value-type="float">
            <text:p>1805,02</text:p>
          </table:table-cell>
          <table:table-cell table:formula="of:=[.F30]-[.C30]" office:value-type="float" office:value="386.825154" calcext:value-type="float">
            <text:p>386,83</text:p>
          </table:table-cell>
          <table:table-cell/>
          <table:table-cell table:formula="of:=[.G30]-[.C30]" office:value-type="float" office:value="385.825154" calcext:value-type="float">
            <text:p>385,83</text:p>
          </table:table-cell>
          <table:table-cell/>
          <table:table-cell table:formula="of:=IF([.K30]=[.M30]; &quot;IGUAL&quot;; IF([.K30]&lt;[.M30]; &quot;RA&quot;; &quot;VNS&quot;))" office:value-type="string" office:string-value="VNS" calcext:value-type="string">
            <text:p>VNS</text:p>
          </table:table-cell>
          <table:table-cell office:value-type="float" office:value="29" calcext:value-type="float">
            <text:p>29</text:p>
          </table:table-cell>
          <table:table-cell table:style-name="ce3" office:value-type="string" calcext:value-type="string">
            <text:p>vns otimo</text:p>
          </table:table-cell>
          <table:table-cell table:style-name="ce3" table:formula="of:=COUNTIF([.M2:.M61];&quot;=0&quot;)" office:value-type="float" office:value="0" calcext:value-type="float">
            <text:p>0</text:p>
          </table:table-cell>
          <table:table-cell/>
          <table:table-cell table:formula="of:=[.T29]" office:value-type="float" office:value="454.934789616667" calcext:value-type="float">
            <text:p>454,93</text:p>
          </table:table-cell>
          <table:table-cell table:formula="of:=([.K30]-[.T30])*([.K30]-[.T30])" office:value-type="float" office:value="4638.9224638351" calcext:value-type="float">
            <text:p>4638,92</text:p>
          </table:table-cell>
          <table:table-cell table:formula="of:=[.V29]" office:value-type="float" office:value="449.51812295" calcext:value-type="float">
            <text:p>449,52</text:p>
          </table:table-cell>
          <table:table-cell table:formula="of:=([.M30]-[.V30])*([.M30]-[.V30])" office:value-type="float" office:value="4056.79429366567" calcext:value-type="float">
            <text:p>4056,79</text:p>
          </table:table-cell>
          <table:table-cell table:number-columns-repeated="4"/>
        </table:table-row>
        <table:table-row table:style-name="ro2">
          <table:table-cell table:formula="of:=[Global.A31]" office:value-type="string" office:string-value="rand-20-25-25-500-2,dssp" calcext:value-type="string">
            <text:p>rand-20-25-25-500-2,dssp</text:p>
          </table:table-cell>
          <table:table-cell table:formula="of:=[Global.B31]" office:value-type="float" office:value="42" calcext:value-type="float">
            <text:p>42</text:p>
          </table:table-cell>
          <table:table-cell table:formula="of:=[Global.C31]" office:value-type="float" office:value="-386.577102" calcext:value-type="float">
            <text:p>-386,58</text:p>
          </table:table-cell>
          <table:table-cell table:formula="of:=[Global.F31]" office:value-type="float" office:value="1801.801312" calcext:value-type="float">
            <text:p>1801,8</text:p>
          </table:table-cell>
          <table:table-cell table:formula="of:=[Global.E31]" office:value-type="float" office:value="-386.581641" calcext:value-type="float">
            <text:p>-386,58</text:p>
          </table:table-cell>
          <table:table-cell table:formula="of:=[RA.I31]" office:value-type="float" office:value="3" calcext:value-type="float">
            <text:p>3</text:p>
          </table:table-cell>
          <table:table-cell table:formula="of:=[VNS.H31]" office:value-type="float" office:value="1" calcext:value-type="float">
            <text:p>1</text:p>
          </table:table-cell>
          <table:table-cell table:formula="of:=[.G31]-[.C31]" office:value-type="float" office:value="387.577102" calcext:value-type="float">
            <text:p>387,58</text:p>
          </table:table-cell>
          <table:table-cell table:formula="of:=IF([.H31]&lt;1;1;0)" office:value-type="float" office:value="0" calcext:value-type="float">
            <text:p>0</text:p>
          </table:table-cell>
          <table:table-cell table:formula="of:=IF([.D31]&lt;0; IF([.D31]&lt;0; [.F31]-[.D31]; [.F31]+[.D31]); IF([.D31]&lt;0; [.F31]-[.D31]; [.F31]+[.D31]))" office:value-type="float" office:value="1804.801312" calcext:value-type="float">
            <text:p>1804,8</text:p>
          </table:table-cell>
          <table:table-cell table:formula="of:=[.F31]-[.C31]" office:value-type="float" office:value="389.577102" calcext:value-type="float">
            <text:p>389,58</text:p>
          </table:table-cell>
          <table:table-cell/>
          <table:table-cell table:formula="of:=[.G31]-[.C31]" office:value-type="float" office:value="387.577102" calcext:value-type="float">
            <text:p>387,58</text:p>
          </table:table-cell>
          <table:table-cell/>
          <table:table-cell table:formula="of:=IF([.K31]=[.M31]; &quot;IGUAL&quot;; IF([.K31]&lt;[.M31]; &quot;RA&quot;; &quot;VNS&quot;))" office:value-type="string" office:string-value="VNS" calcext:value-type="string">
            <text:p>VNS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table:formula="of:=[.T30]" office:value-type="float" office:value="454.934789616667" calcext:value-type="float">
            <text:p>454,93</text:p>
          </table:table-cell>
          <table:table-cell table:formula="of:=([.K31]-[.T31])*([.K31]-[.T31])" office:value-type="float" office:value="4271.62733059777" calcext:value-type="float">
            <text:p>4271,63</text:p>
          </table:table-cell>
          <table:table-cell table:formula="of:=[.V30]" office:value-type="float" office:value="449.51812295" calcext:value-type="float">
            <text:p>449,52</text:p>
          </table:table-cell>
          <table:table-cell table:formula="of:=([.M31]-[.V31])*([.M31]-[.V31])" office:value-type="float" office:value="3836.69007632834" calcext:value-type="float">
            <text:p>3836,69</text:p>
          </table:table-cell>
          <table:table-cell table:number-columns-repeated="4"/>
        </table:table-row>
        <table:table-row table:style-name="ro2">
          <table:table-cell table:formula="of:=[Global.A32]" office:value-type="string" office:string-value="rand-20-25-25-750-1,dssp" calcext:value-type="string">
            <text:p>rand-20-25-25-750-1,dssp</text:p>
          </table:table-cell>
          <table:table-cell table:formula="of:=[Global.B32]" office:value-type="float" office:value="1" calcext:value-type="float">
            <text:p>1</text:p>
          </table:table-cell>
          <table:table-cell table:formula="of:=[Global.C32]" office:value-type="float" office:value="-574.685891" calcext:value-type="float">
            <text:p>-574,69</text:p>
          </table:table-cell>
          <table:table-cell table:formula="of:=[Global.F32]" office:value-type="float" office:value="1805.988691" calcext:value-type="float">
            <text:p>1805,99</text:p>
          </table:table-cell>
          <table:table-cell table:formula="of:=[Global.E32]" office:value-type="float" office:value="-574.685891" calcext:value-type="float">
            <text:p>-574,69</text:p>
          </table:table-cell>
          <table:table-cell table:formula="of:=[RA.I32]" office:value-type="float" office:value="26" calcext:value-type="float">
            <text:p>26</text:p>
          </table:table-cell>
          <table:table-cell table:formula="of:=[VNS.H32]" office:value-type="float" office:value="5" calcext:value-type="float">
            <text:p>5</text:p>
          </table:table-cell>
          <table:table-cell table:formula="of:=[.G32]-[.C32]" office:value-type="float" office:value="579.685891" calcext:value-type="float">
            <text:p>579,69</text:p>
          </table:table-cell>
          <table:table-cell table:formula="of:=IF([.H32]&lt;1;1;0)" office:value-type="float" office:value="0" calcext:value-type="float">
            <text:p>0</text:p>
          </table:table-cell>
          <table:table-cell table:formula="of:=IF([.D32]&lt;0; IF([.D32]&lt;0; [.F32]-[.D32]; [.F32]+[.D32]); IF([.D32]&lt;0; [.F32]-[.D32]; [.F32]+[.D32]))" office:value-type="float" office:value="1831.988691" calcext:value-type="float">
            <text:p>1831,99</text:p>
          </table:table-cell>
          <table:table-cell table:formula="of:=[.F32]-[.C32]" office:value-type="float" office:value="600.685891" calcext:value-type="float">
            <text:p>600,69</text:p>
          </table:table-cell>
          <table:table-cell/>
          <table:table-cell table:formula="of:=[.G32]-[.C32]" office:value-type="float" office:value="579.685891" calcext:value-type="float">
            <text:p>579,69</text:p>
          </table:table-cell>
          <table:table-cell/>
          <table:table-cell table:formula="of:=IF([.K32]=[.M32]; &quot;IGUAL&quot;; IF([.K32]&lt;[.M32]; &quot;RA&quot;; &quot;VNS&quot;))" office:value-type="string" office:string-value="VNS" calcext:value-type="string">
            <text:p>VNS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table:formula="of:=[.T31]" office:value-type="float" office:value="454.934789616667" calcext:value-type="float">
            <text:p>454,93</text:p>
          </table:table-cell>
          <table:table-cell table:formula="of:=([.K32]-[.T32])*([.K32]-[.T32])" office:value-type="float" office:value="21243.3835544547" calcext:value-type="float">
            <text:p>21243,38</text:p>
          </table:table-cell>
          <table:table-cell table:formula="of:=[.V31]" office:value-type="float" office:value="449.51812295" calcext:value-type="float">
            <text:p>449,52</text:p>
          </table:table-cell>
          <table:table-cell table:formula="of:=([.M32]-[.V32])*([.M32]-[.V32])" office:value-type="float" office:value="16943.6478391186" calcext:value-type="float">
            <text:p>16943,65</text:p>
          </table:table-cell>
          <table:table-cell table:number-columns-repeated="4"/>
        </table:table-row>
        <table:table-row table:style-name="ro2">
          <table:table-cell table:formula="of:=[Global.A33]" office:value-type="string" office:string-value="rand-20-25-25-750-2,dssp" calcext:value-type="string">
            <text:p>rand-20-25-25-750-2,dssp</text:p>
          </table:table-cell>
          <table:table-cell table:formula="of:=[Global.B33]" office:value-type="float" office:value="4" calcext:value-type="float">
            <text:p>4</text:p>
          </table:table-cell>
          <table:table-cell table:formula="of:=[Global.C33]" office:value-type="float" office:value="-578.594159" calcext:value-type="float">
            <text:p>-578,59</text:p>
          </table:table-cell>
          <table:table-cell table:formula="of:=[Global.F33]" office:value-type="float" office:value="1804.1959" calcext:value-type="float">
            <text:p>1804,2</text:p>
          </table:table-cell>
          <table:table-cell table:formula="of:=[Global.E33]" office:value-type="float" office:value="-578.599453" calcext:value-type="float">
            <text:p>-578,6</text:p>
          </table:table-cell>
          <table:table-cell table:formula="of:=[RA.I33]" office:value-type="float" office:value="6" calcext:value-type="float">
            <text:p>6</text:p>
          </table:table-cell>
          <table:table-cell table:formula="of:=[VNS.H33]" office:value-type="float" office:value="2" calcext:value-type="float">
            <text:p>2</text:p>
          </table:table-cell>
          <table:table-cell table:formula="of:=[.G33]-[.C33]" office:value-type="float" office:value="580.594159" calcext:value-type="float">
            <text:p>580,59</text:p>
          </table:table-cell>
          <table:table-cell table:formula="of:=IF([.H33]&lt;1;1;0)" office:value-type="float" office:value="0" calcext:value-type="float">
            <text:p>0</text:p>
          </table:table-cell>
          <table:table-cell table:formula="of:=IF([.D33]&lt;0; IF([.D33]&lt;0; [.F33]-[.D33]; [.F33]+[.D33]); IF([.D33]&lt;0; [.F33]-[.D33]; [.F33]+[.D33]))" office:value-type="float" office:value="1810.1959" calcext:value-type="float">
            <text:p>1810,2</text:p>
          </table:table-cell>
          <table:table-cell table:formula="of:=[.F33]-[.C33]" office:value-type="float" office:value="584.594159" calcext:value-type="float">
            <text:p>584,59</text:p>
          </table:table-cell>
          <table:table-cell/>
          <table:table-cell table:formula="of:=[.G33]-[.C33]" office:value-type="float" office:value="580.594159" calcext:value-type="float">
            <text:p>580,59</text:p>
          </table:table-cell>
          <table:table-cell/>
          <table:table-cell table:formula="of:=IF([.K33]=[.M33]; &quot;IGUAL&quot;; IF([.K33]&lt;[.M33]; &quot;RA&quot;; &quot;VNS&quot;))" office:value-type="string" office:string-value="VNS" calcext:value-type="string">
            <text:p>VNS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table:formula="of:=[.T32]" office:value-type="float" office:value="454.934789616667" calcext:value-type="float">
            <text:p>454,93</text:p>
          </table:table-cell>
          <table:table-cell table:formula="of:=([.K33]-[.T33])*([.K33]-[.T33])" office:value-type="float" office:value="16811.5520688837" calcext:value-type="float">
            <text:p>16811,55</text:p>
          </table:table-cell>
          <table:table-cell table:formula="of:=[.V32]" office:value-type="float" office:value="449.51812295" calcext:value-type="float">
            <text:p>449,52</text:p>
          </table:table-cell>
          <table:table-cell table:formula="of:=([.M33]-[.V33])*([.M33]-[.V33])" office:value-type="float" office:value="17180.9272265809" calcext:value-type="float">
            <text:p>17180,93</text:p>
          </table:table-cell>
          <table:table-cell table:number-columns-repeated="4"/>
        </table:table-row>
        <table:table-row table:style-name="ro2">
          <table:table-cell table:formula="of:=[Global.A34]" office:value-type="string" office:string-value="rand-20-5-5-1000-1,dssp" calcext:value-type="string">
            <text:p>rand-20-5-5-1000-1,dssp</text:p>
          </table:table-cell>
          <table:table-cell table:formula="of:=[Global.B34]" office:value-type="float" office:value="396" calcext:value-type="float">
            <text:p>396</text:p>
          </table:table-cell>
          <table:table-cell table:formula="of:=[Global.C34]" office:value-type="float" office:value="-771.949347" calcext:value-type="float">
            <text:p>-771,95</text:p>
          </table:table-cell>
          <table:table-cell table:formula="of:=[Global.F34]" office:value-type="float" office:value="1801.343148" calcext:value-type="float">
            <text:p>1801,34</text:p>
          </table:table-cell>
          <table:table-cell table:formula="of:=[Global.E34]" office:value-type="float" office:value="-771.953915" calcext:value-type="float">
            <text:p>-771,95</text:p>
          </table:table-cell>
          <table:table-cell table:formula="of:=[RA.I34]" office:value-type="float" office:value="-13" calcext:value-type="float">
            <text:p>-13</text:p>
          </table:table-cell>
          <table:table-cell table:formula="of:=[VNS.H34]" office:value-type="float" office:value="-14" calcext:value-type="float">
            <text:p>-14</text:p>
          </table:table-cell>
          <table:table-cell table:formula="of:=[.G34]-[.C34]" office:value-type="float" office:value="757.949347" calcext:value-type="float">
            <text:p>757,95</text:p>
          </table:table-cell>
          <table:table-cell table:formula="of:=IF([.H34]&lt;1;1;0)" office:value-type="float" office:value="0" calcext:value-type="float">
            <text:p>0</text:p>
          </table:table-cell>
          <table:table-cell table:formula="of:=IF([.D34]&lt;0; IF([.D34]&lt;0; [.F34]-[.D34]; [.F34]+[.D34]); IF([.D34]&lt;0; [.F34]-[.D34]; [.F34]+[.D34]))" office:value-type="float" office:value="1788.343148" calcext:value-type="float">
            <text:p>1788,34</text:p>
          </table:table-cell>
          <table:table-cell table:formula="of:=[.F34]-[.C34]" office:value-type="float" office:value="758.949347" calcext:value-type="float">
            <text:p>758,95</text:p>
          </table:table-cell>
          <table:table-cell/>
          <table:table-cell table:formula="of:=[.G34]-[.C34]" office:value-type="float" office:value="757.949347" calcext:value-type="float">
            <text:p>757,95</text:p>
          </table:table-cell>
          <table:table-cell/>
          <table:table-cell table:formula="of:=IF([.K34]=[.M34]; &quot;IGUAL&quot;; IF([.K34]&lt;[.M34]; &quot;RA&quot;; &quot;VNS&quot;))" office:value-type="string" office:string-value="VNS" calcext:value-type="string">
            <text:p>VNS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table:formula="of:=[.T33]" office:value-type="float" office:value="454.934789616667" calcext:value-type="float">
            <text:p>454,93</text:p>
          </table:table-cell>
          <table:table-cell table:formula="of:=([.K34]-[.T34])*([.K34]-[.T34])" office:value-type="float" office:value="92424.8511009841" calcext:value-type="float">
            <text:p>92424,85</text:p>
          </table:table-cell>
          <table:table-cell table:formula="of:=[.V33]" office:value-type="float" office:value="449.51812295" calcext:value-type="float">
            <text:p>449,52</text:p>
          </table:table-cell>
          <table:table-cell table:formula="of:=([.M34]-[.V34])*([.M34]-[.V34])" office:value-type="float" office:value="95129.8199689813" calcext:value-type="float">
            <text:p>95129,82</text:p>
          </table:table-cell>
          <table:table-cell table:number-columns-repeated="4"/>
        </table:table-row>
        <table:table-row table:style-name="ro2">
          <table:table-cell table:formula="of:=[Global.A35]" office:value-type="string" office:string-value="rand-20-5-5-1000-2,dssp" calcext:value-type="string">
            <text:p>rand-20-5-5-1000-2,dssp</text:p>
          </table:table-cell>
          <table:table-cell table:formula="of:=[Global.B35]" office:value-type="float" office:value="530" calcext:value-type="float">
            <text:p>530</text:p>
          </table:table-cell>
          <table:table-cell table:formula="of:=[Global.C35]" office:value-type="float" office:value="-771.615062" calcext:value-type="float">
            <text:p>-771,62</text:p>
          </table:table-cell>
          <table:table-cell table:formula="of:=[Global.F35]" office:value-type="float" office:value="1801.32465" calcext:value-type="float">
            <text:p>1801,32</text:p>
          </table:table-cell>
          <table:table-cell table:formula="of:=[Global.E35]" office:value-type="float" office:value="-771.617805" calcext:value-type="float">
            <text:p>-771,62</text:p>
          </table:table-cell>
          <table:table-cell table:formula="of:=[RA.I35]" office:value-type="float" office:value="-5" calcext:value-type="float">
            <text:p>-5</text:p>
          </table:table-cell>
          <table:table-cell table:formula="of:=[VNS.H35]" office:value-type="float" office:value="-7" calcext:value-type="float">
            <text:p>-7</text:p>
          </table:table-cell>
          <table:table-cell table:formula="of:=[.G35]-[.C35]" office:value-type="float" office:value="764.615062" calcext:value-type="float">
            <text:p>764,62</text:p>
          </table:table-cell>
          <table:table-cell table:formula="of:=IF([.H35]&lt;1;1;0)" office:value-type="float" office:value="0" calcext:value-type="float">
            <text:p>0</text:p>
          </table:table-cell>
          <table:table-cell table:formula="of:=IF([.D35]&lt;0; IF([.D35]&lt;0; [.F35]-[.D35]; [.F35]+[.D35]); IF([.D35]&lt;0; [.F35]-[.D35]; [.F35]+[.D35]))" office:value-type="float" office:value="1796.32465" calcext:value-type="float">
            <text:p>1796,32</text:p>
          </table:table-cell>
          <table:table-cell table:formula="of:=[.F35]-[.C35]" office:value-type="float" office:value="766.615062" calcext:value-type="float">
            <text:p>766,62</text:p>
          </table:table-cell>
          <table:table-cell/>
          <table:table-cell table:formula="of:=[.G35]-[.C35]" office:value-type="float" office:value="764.615062" calcext:value-type="float">
            <text:p>764,62</text:p>
          </table:table-cell>
          <table:table-cell/>
          <table:table-cell table:formula="of:=IF([.K35]=[.M35]; &quot;IGUAL&quot;; IF([.K35]&lt;[.M35]; &quot;RA&quot;; &quot;VNS&quot;))" office:value-type="string" office:string-value="VNS" calcext:value-type="string">
            <text:p>VNS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table:formula="of:=[.T34]" office:value-type="float" office:value="454.934789616667" calcext:value-type="float">
            <text:p>454,93</text:p>
          </table:table-cell>
          <table:table-cell table:formula="of:=([.K35]-[.T35])*([.K35]-[.T35])" office:value-type="float" office:value="97144.5921929489" calcext:value-type="float">
            <text:p>97144,59</text:p>
          </table:table-cell>
          <table:table-cell table:formula="of:=[.V34]" office:value-type="float" office:value="449.51812295" calcext:value-type="float">
            <text:p>449,52</text:p>
          </table:table-cell>
          <table:table-cell table:formula="of:=([.M35]-[.V35])*([.M35]-[.V35])" office:value-type="float" office:value="99286.0809986794" calcext:value-type="float">
            <text:p>99286,08</text:p>
          </table:table-cell>
          <table:table-cell table:number-columns-repeated="4"/>
        </table:table-row>
        <table:table-row table:style-name="ro2">
          <table:table-cell table:formula="of:=[Global.A36]" office:value-type="string" office:string-value="rand-20-5-5-250-1,dssp" calcext:value-type="string">
            <text:p>rand-20-5-5-250-1,dssp</text:p>
          </table:table-cell>
          <table:table-cell table:formula="of:=[Global.B36]" office:value-type="float" office:value="11428" calcext:value-type="float">
            <text:p>11428</text:p>
          </table:table-cell>
          <table:table-cell table:formula="of:=[Global.C36]" office:value-type="float" office:value="-194.917972" calcext:value-type="float">
            <text:p>-194,92</text:p>
          </table:table-cell>
          <table:table-cell table:formula="of:=[Global.F36]" office:value-type="float" office:value="1800.253514" calcext:value-type="float">
            <text:p>1800,25</text:p>
          </table:table-cell>
          <table:table-cell table:formula="of:=[Global.E36]" office:value-type="float" office:value="-194.932384" calcext:value-type="float">
            <text:p>-194,93</text:p>
          </table:table-cell>
          <table:table-cell table:formula="of:=[RA.I36]" office:value-type="float" office:value="-3" calcext:value-type="float">
            <text:p>-3</text:p>
          </table:table-cell>
          <table:table-cell table:formula="of:=[VNS.H36]" office:value-type="float" office:value="-7" calcext:value-type="float">
            <text:p>-7</text:p>
          </table:table-cell>
          <table:table-cell table:formula="of:=[.G36]-[.C36]" office:value-type="float" office:value="187.917972" calcext:value-type="float">
            <text:p>187,92</text:p>
          </table:table-cell>
          <table:table-cell table:formula="of:=IF([.H36]&lt;1;1;0)" office:value-type="float" office:value="0" calcext:value-type="float">
            <text:p>0</text:p>
          </table:table-cell>
          <table:table-cell table:formula="of:=IF([.D36]&lt;0; IF([.D36]&lt;0; [.F36]-[.D36]; [.F36]+[.D36]); IF([.D36]&lt;0; [.F36]-[.D36]; [.F36]+[.D36]))" office:value-type="float" office:value="1797.253514" calcext:value-type="float">
            <text:p>1797,25</text:p>
          </table:table-cell>
          <table:table-cell table:formula="of:=[.F36]-[.C36]" office:value-type="float" office:value="191.917972" calcext:value-type="float">
            <text:p>191,92</text:p>
          </table:table-cell>
          <table:table-cell/>
          <table:table-cell table:formula="of:=[.G36]-[.C36]" office:value-type="float" office:value="187.917972" calcext:value-type="float">
            <text:p>187,92</text:p>
          </table:table-cell>
          <table:table-cell/>
          <table:table-cell table:formula="of:=IF([.K36]=[.M36]; &quot;IGUAL&quot;; IF([.K36]&lt;[.M36]; &quot;RA&quot;; &quot;VNS&quot;))" office:value-type="string" office:string-value="VNS" calcext:value-type="string">
            <text:p>VNS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table:formula="of:=[.T35]" office:value-type="float" office:value="454.934789616667" calcext:value-type="float">
            <text:p>454,93</text:p>
          </table:table-cell>
          <table:table-cell table:formula="of:=([.K36]-[.T36])*([.K36]-[.T36])" office:value-type="float" office:value="69177.8463491989" calcext:value-type="float">
            <text:p>69177,85</text:p>
          </table:table-cell>
          <table:table-cell table:formula="of:=[.V35]" office:value-type="float" office:value="449.51812295" calcext:value-type="float">
            <text:p>449,52</text:p>
          </table:table-cell>
          <table:table-cell table:formula="of:=([.M36]-[.V36])*([.M36]-[.V36])" office:value-type="float" office:value="68434.6389770628" calcext:value-type="float">
            <text:p>68434,64</text:p>
          </table:table-cell>
          <table:table-cell table:number-columns-repeated="4"/>
        </table:table-row>
        <table:table-row table:style-name="ro2">
          <table:table-cell table:formula="of:=[Global.A37]" office:value-type="string" office:string-value="rand-20-5-5-250-2,dssp" calcext:value-type="string">
            <text:p>rand-20-5-5-250-2,dssp</text:p>
          </table:table-cell>
          <table:table-cell table:formula="of:=[Global.B37]" office:value-type="float" office:value="9848" calcext:value-type="float">
            <text:p>9848</text:p>
          </table:table-cell>
          <table:table-cell table:formula="of:=[Global.C37]" office:value-type="float" office:value="-196.615039" calcext:value-type="float">
            <text:p>-196,62</text:p>
          </table:table-cell>
          <table:table-cell table:formula="of:=[Global.F37]" office:value-type="float" office:value="1800.202701" calcext:value-type="float">
            <text:p>1800,2</text:p>
          </table:table-cell>
          <table:table-cell table:formula="of:=[Global.E37]" office:value-type="float" office:value="-196.658145" calcext:value-type="float">
            <text:p>-196,66</text:p>
          </table:table-cell>
          <table:table-cell table:formula="of:=[RA.I37]" office:value-type="float" office:value="-2" calcext:value-type="float">
            <text:p>-2</text:p>
          </table:table-cell>
          <table:table-cell table:formula="of:=[VNS.H37]" office:value-type="float" office:value="-3" calcext:value-type="float">
            <text:p>-3</text:p>
          </table:table-cell>
          <table:table-cell table:formula="of:=[.G37]-[.C37]" office:value-type="float" office:value="193.615039" calcext:value-type="float">
            <text:p>193,62</text:p>
          </table:table-cell>
          <table:table-cell table:formula="of:=IF([.H37]&lt;1;1;0)" office:value-type="float" office:value="0" calcext:value-type="float">
            <text:p>0</text:p>
          </table:table-cell>
          <table:table-cell table:formula="of:=IF([.D37]&lt;0; IF([.D37]&lt;0; [.F37]-[.D37]; [.F37]+[.D37]); IF([.D37]&lt;0; [.F37]-[.D37]; [.F37]+[.D37]))" office:value-type="float" office:value="1798.202701" calcext:value-type="float">
            <text:p>1798,2</text:p>
          </table:table-cell>
          <table:table-cell table:formula="of:=[.F37]-[.C37]" office:value-type="float" office:value="194.615039" calcext:value-type="float">
            <text:p>194,62</text:p>
          </table:table-cell>
          <table:table-cell/>
          <table:table-cell table:formula="of:=[.G37]-[.C37]" office:value-type="float" office:value="193.615039" calcext:value-type="float">
            <text:p>193,62</text:p>
          </table:table-cell>
          <table:table-cell/>
          <table:table-cell table:formula="of:=IF([.K37]=[.M37]; &quot;IGUAL&quot;; IF([.K37]&lt;[.M37]; &quot;RA&quot;; &quot;VNS&quot;))" office:value-type="string" office:string-value="VNS" calcext:value-type="string">
            <text:p>VNS</text:p>
          </table:table-cell>
          <table:table-cell office:value-type="float" office:value="36" calcext:value-type="float">
            <text:p>36</text:p>
          </table:table-cell>
          <table:table-cell table:number-columns-repeated="3"/>
          <table:table-cell table:formula="of:=[.T36]" office:value-type="float" office:value="454.934789616667" calcext:value-type="float">
            <text:p>454,93</text:p>
          </table:table-cell>
          <table:table-cell table:formula="of:=([.K37]-[.T37])*([.K37]-[.T37])" office:value-type="float" office:value="67766.3725611235" calcext:value-type="float">
            <text:p>67766,37</text:p>
          </table:table-cell>
          <table:table-cell table:formula="of:=[.V36]" office:value-type="float" office:value="449.51812295" calcext:value-type="float">
            <text:p>449,52</text:p>
          </table:table-cell>
          <table:table-cell table:formula="of:=([.M37]-[.V37])*([.M37]-[.V37])" office:value-type="float" office:value="65486.3883751208" calcext:value-type="float">
            <text:p>65486,39</text:p>
          </table:table-cell>
          <table:table-cell table:number-columns-repeated="4"/>
        </table:table-row>
        <table:table-row table:style-name="ro2">
          <table:table-cell table:formula="of:=[Global.A38]" office:value-type="string" office:string-value="rand-20-5-5-500-1,dssp" calcext:value-type="string">
            <text:p>rand-20-5-5-500-1,dssp</text:p>
          </table:table-cell>
          <table:table-cell table:formula="of:=[Global.B38]" office:value-type="float" office:value="2348" calcext:value-type="float">
            <text:p>2348</text:p>
          </table:table-cell>
          <table:table-cell table:formula="of:=[Global.C38]" office:value-type="float" office:value="-387.607139" calcext:value-type="float">
            <text:p>-387,61</text:p>
          </table:table-cell>
          <table:table-cell table:formula="of:=[Global.F38]" office:value-type="float" office:value="1800.335004" calcext:value-type="float">
            <text:p>1800,34</text:p>
          </table:table-cell>
          <table:table-cell table:formula="of:=[Global.E38]" office:value-type="float" office:value="-387.612306" calcext:value-type="float">
            <text:p>-387,61</text:p>
          </table:table-cell>
          <table:table-cell table:formula="of:=[RA.I38]" office:value-type="float" office:value="-4" calcext:value-type="float">
            <text:p>-4</text:p>
          </table:table-cell>
          <table:table-cell table:formula="of:=[VNS.H38]" office:value-type="float" office:value="-7" calcext:value-type="float">
            <text:p>-7</text:p>
          </table:table-cell>
          <table:table-cell table:formula="of:=[.G38]-[.C38]" office:value-type="float" office:value="380.607139" calcext:value-type="float">
            <text:p>380,61</text:p>
          </table:table-cell>
          <table:table-cell table:formula="of:=IF([.H38]&lt;1;1;0)" office:value-type="float" office:value="0" calcext:value-type="float">
            <text:p>0</text:p>
          </table:table-cell>
          <table:table-cell table:formula="of:=IF([.D38]&lt;0; IF([.D38]&lt;0; [.F38]-[.D38]; [.F38]+[.D38]); IF([.D38]&lt;0; [.F38]-[.D38]; [.F38]+[.D38]))" office:value-type="float" office:value="1796.335004" calcext:value-type="float">
            <text:p>1796,34</text:p>
          </table:table-cell>
          <table:table-cell table:formula="of:=[.F38]-[.C38]" office:value-type="float" office:value="383.607139" calcext:value-type="float">
            <text:p>383,61</text:p>
          </table:table-cell>
          <table:table-cell/>
          <table:table-cell table:formula="of:=[.G38]-[.C38]" office:value-type="float" office:value="380.607139" calcext:value-type="float">
            <text:p>380,61</text:p>
          </table:table-cell>
          <table:table-cell/>
          <table:table-cell table:formula="of:=IF([.K38]=[.M38]; &quot;IGUAL&quot;; IF([.K38]&lt;[.M38]; &quot;RA&quot;; &quot;VNS&quot;))" office:value-type="string" office:string-value="VNS" calcext:value-type="string">
            <text:p>VNS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table:formula="of:=[.T37]" office:value-type="float" office:value="454.934789616667" calcext:value-type="float">
            <text:p>454,93</text:p>
          </table:table-cell>
          <table:table-cell table:formula="of:=([.K38]-[.T38])*([.K38]-[.T38])" office:value-type="float" office:value="5087.63374249326" calcext:value-type="float">
            <text:p>5087,63</text:p>
          </table:table-cell>
          <table:table-cell table:formula="of:=[.V37]" office:value-type="float" office:value="449.51812295" calcext:value-type="float">
            <text:p>449,52</text:p>
          </table:table-cell>
          <table:table-cell table:formula="of:=([.M38]-[.V38])*([.M38]-[.V38])" office:value-type="float" office:value="4748.72370895716" calcext:value-type="float">
            <text:p>4748,72</text:p>
          </table:table-cell>
          <table:table-cell table:number-columns-repeated="4"/>
        </table:table-row>
        <table:table-row table:style-name="ro2">
          <table:table-cell table:formula="of:=[Global.A39]" office:value-type="string" office:string-value="rand-20-5-5-500-2,dssp" calcext:value-type="string">
            <text:p>rand-20-5-5-500-2,dssp</text:p>
          </table:table-cell>
          <table:table-cell table:formula="of:=[Global.B39]" office:value-type="float" office:value="3559" calcext:value-type="float">
            <text:p>3559</text:p>
          </table:table-cell>
          <table:table-cell table:formula="of:=[Global.C39]" office:value-type="float" office:value="-388.715043" calcext:value-type="float">
            <text:p>-388,72</text:p>
          </table:table-cell>
          <table:table-cell table:formula="of:=[Global.F39]" office:value-type="float" office:value="1800.357856" calcext:value-type="float">
            <text:p>1800,36</text:p>
          </table:table-cell>
          <table:table-cell table:formula="of:=[Global.E39]" office:value-type="float" office:value="-388.724414" calcext:value-type="float">
            <text:p>-388,72</text:p>
          </table:table-cell>
          <table:table-cell table:formula="of:=[RA.I39]" office:value-type="float" office:value="-5" calcext:value-type="float">
            <text:p>-5</text:p>
          </table:table-cell>
          <table:table-cell table:formula="of:=[VNS.H39]" office:value-type="float" office:value="-7" calcext:value-type="float">
            <text:p>-7</text:p>
          </table:table-cell>
          <table:table-cell table:formula="of:=[.G39]-[.C39]" office:value-type="float" office:value="381.715043" calcext:value-type="float">
            <text:p>381,72</text:p>
          </table:table-cell>
          <table:table-cell table:formula="of:=IF([.H39]&lt;1;1;0)" office:value-type="float" office:value="0" calcext:value-type="float">
            <text:p>0</text:p>
          </table:table-cell>
          <table:table-cell table:formula="of:=IF([.D39]&lt;0; IF([.D39]&lt;0; [.F39]-[.D39]; [.F39]+[.D39]); IF([.D39]&lt;0; [.F39]-[.D39]; [.F39]+[.D39]))" office:value-type="float" office:value="1795.357856" calcext:value-type="float">
            <text:p>1795,36</text:p>
          </table:table-cell>
          <table:table-cell table:formula="of:=[.F39]-[.C39]" office:value-type="float" office:value="383.715043" calcext:value-type="float">
            <text:p>383,72</text:p>
          </table:table-cell>
          <table:table-cell/>
          <table:table-cell table:formula="of:=[.G39]-[.C39]" office:value-type="float" office:value="381.715043" calcext:value-type="float">
            <text:p>381,72</text:p>
          </table:table-cell>
          <table:table-cell/>
          <table:table-cell table:formula="of:=IF([.K39]=[.M39]; &quot;IGUAL&quot;; IF([.K39]&lt;[.M39]; &quot;RA&quot;; &quot;VNS&quot;))" office:value-type="string" office:string-value="VNS" calcext:value-type="string">
            <text:p>VNS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table:formula="of:=[.T38]" office:value-type="float" office:value="454.934789616667" calcext:value-type="float">
            <text:p>454,93</text:p>
          </table:table-cell>
          <table:table-cell table:formula="of:=([.K39]-[.T39])*([.K39]-[.T39])" office:value-type="float" office:value="5072.2523081422" calcext:value-type="float">
            <text:p>5072,25</text:p>
          </table:table-cell>
          <table:table-cell table:formula="of:=[.V38]" office:value-type="float" office:value="449.51812295" calcext:value-type="float">
            <text:p>449,52</text:p>
          </table:table-cell>
          <table:table-cell table:formula="of:=([.M39]-[.V39])*([.M39]-[.V39])" office:value-type="float" office:value="4597.2576507061" calcext:value-type="float">
            <text:p>4597,26</text:p>
          </table:table-cell>
          <table:table-cell table:number-columns-repeated="4"/>
        </table:table-row>
        <table:table-row table:style-name="ro2">
          <table:table-cell table:formula="of:=[Global.A40]" office:value-type="string" office:string-value="rand-20-5-5-750-1,dssp" calcext:value-type="string">
            <text:p>rand-20-5-5-750-1,dssp</text:p>
          </table:table-cell>
          <table:table-cell table:formula="of:=[Global.B40]" office:value-type="float" office:value="1800" calcext:value-type="float">
            <text:p>1800</text:p>
          </table:table-cell>
          <table:table-cell table:formula="of:=[Global.C40]" office:value-type="float" office:value="-580.995046" calcext:value-type="float">
            <text:p>-581</text:p>
          </table:table-cell>
          <table:table-cell table:formula="of:=[Global.F40]" office:value-type="float" office:value="1800.724019" calcext:value-type="float">
            <text:p>1800,72</text:p>
          </table:table-cell>
          <table:table-cell table:formula="of:=[Global.E40]" office:value-type="float" office:value="-580.997903" calcext:value-type="float">
            <text:p>-581</text:p>
          </table:table-cell>
          <table:table-cell table:formula="of:=[RA.I40]" office:value-type="float" office:value="-9" calcext:value-type="float">
            <text:p>-9</text:p>
          </table:table-cell>
          <table:table-cell table:formula="of:=[VNS.H40]" office:value-type="float" office:value="-12" calcext:value-type="float">
            <text:p>-12</text:p>
          </table:table-cell>
          <table:table-cell table:formula="of:=[.G40]-[.C40]" office:value-type="float" office:value="568.995046" calcext:value-type="float">
            <text:p>569</text:p>
          </table:table-cell>
          <table:table-cell table:formula="of:=IF([.H40]&lt;1;1;0)" office:value-type="float" office:value="0" calcext:value-type="float">
            <text:p>0</text:p>
          </table:table-cell>
          <table:table-cell table:formula="of:=IF([.D40]&lt;0; IF([.D40]&lt;0; [.F40]-[.D40]; [.F40]+[.D40]); IF([.D40]&lt;0; [.F40]-[.D40]; [.F40]+[.D40]))" office:value-type="float" office:value="1791.724019" calcext:value-type="float">
            <text:p>1791,72</text:p>
          </table:table-cell>
          <table:table-cell table:formula="of:=[.F40]-[.C40]" office:value-type="float" office:value="571.995046" calcext:value-type="float">
            <text:p>572</text:p>
          </table:table-cell>
          <table:table-cell/>
          <table:table-cell table:formula="of:=[.G40]-[.C40]" office:value-type="float" office:value="568.995046" calcext:value-type="float">
            <text:p>569</text:p>
          </table:table-cell>
          <table:table-cell/>
          <table:table-cell table:formula="of:=IF([.K40]=[.M40]; &quot;IGUAL&quot;; IF([.K40]&lt;[.M40]; &quot;RA&quot;; &quot;VNS&quot;))" office:value-type="string" office:string-value="VNS" calcext:value-type="string">
            <text:p>VNS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table:formula="of:=[.T39]" office:value-type="float" office:value="454.934789616667" calcext:value-type="float">
            <text:p>454,93</text:p>
          </table:table-cell>
          <table:table-cell table:formula="of:=([.K40]-[.T40])*([.K40]-[.T40])" office:value-type="float" office:value="13703.1036245318" calcext:value-type="float">
            <text:p>13703,1</text:p>
          </table:table-cell>
          <table:table-cell table:formula="of:=[.V39]" office:value-type="float" office:value="449.51812295" calcext:value-type="float">
            <text:p>449,52</text:p>
          </table:table-cell>
          <table:table-cell table:formula="of:=([.M40]-[.V40])*([.M40]-[.V40])" office:value-type="float" office:value="14274.7351414956" calcext:value-type="float">
            <text:p>14274,74</text:p>
          </table:table-cell>
          <table:table-cell table:number-columns-repeated="4"/>
        </table:table-row>
        <table:table-row table:style-name="ro2">
          <table:table-cell table:formula="of:=[Global.A41]" office:value-type="string" office:string-value="rand-20-5-5-750-2,dssp" calcext:value-type="string">
            <text:p>rand-20-5-5-750-2,dssp</text:p>
          </table:table-cell>
          <table:table-cell table:formula="of:=[Global.B41]" office:value-type="float" office:value="591" calcext:value-type="float">
            <text:p>591</text:p>
          </table:table-cell>
          <table:table-cell table:formula="of:=[Global.C41]" office:value-type="float" office:value="-581.584827" calcext:value-type="float">
            <text:p>-581,58</text:p>
          </table:table-cell>
          <table:table-cell table:formula="of:=[Global.F41]" office:value-type="float" office:value="1800.73532" calcext:value-type="float">
            <text:p>1800,74</text:p>
          </table:table-cell>
          <table:table-cell table:formula="of:=[Global.E41]" office:value-type="float" office:value="-581.58878" calcext:value-type="float">
            <text:p>-581,59</text:p>
          </table:table-cell>
          <table:table-cell table:formula="of:=[RA.I41]" office:value-type="float" office:value="-2" calcext:value-type="float">
            <text:p>-2</text:p>
          </table:table-cell>
          <table:table-cell table:formula="of:=[VNS.H41]" office:value-type="float" office:value="-6" calcext:value-type="float">
            <text:p>-6</text:p>
          </table:table-cell>
          <table:table-cell table:formula="of:=[.G41]-[.C41]" office:value-type="float" office:value="575.584827" calcext:value-type="float">
            <text:p>575,58</text:p>
          </table:table-cell>
          <table:table-cell table:formula="of:=IF([.H41]&lt;1;1;0)" office:value-type="float" office:value="0" calcext:value-type="float">
            <text:p>0</text:p>
          </table:table-cell>
          <table:table-cell table:formula="of:=IF([.D41]&lt;0; IF([.D41]&lt;0; [.F41]-[.D41]; [.F41]+[.D41]); IF([.D41]&lt;0; [.F41]-[.D41]; [.F41]+[.D41]))" office:value-type="float" office:value="1798.73532" calcext:value-type="float">
            <text:p>1798,74</text:p>
          </table:table-cell>
          <table:table-cell table:formula="of:=[.F41]-[.C41]" office:value-type="float" office:value="579.584827" calcext:value-type="float">
            <text:p>579,58</text:p>
          </table:table-cell>
          <table:table-cell/>
          <table:table-cell table:formula="of:=[.G41]-[.C41]" office:value-type="float" office:value="575.584827" calcext:value-type="float">
            <text:p>575,58</text:p>
          </table:table-cell>
          <table:table-cell/>
          <table:table-cell table:formula="of:=IF([.K41]=[.M41]; &quot;IGUAL&quot;; IF([.K41]&lt;[.M41]; &quot;RA&quot;; &quot;VNS&quot;))" office:value-type="string" office:string-value="VNS" calcext:value-type="string">
            <text:p>VNS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formula="of:=[.T40]" office:value-type="float" office:value="454.934789616667" calcext:value-type="float">
            <text:p>454,93</text:p>
          </table:table-cell>
          <table:table-cell table:formula="of:=([.K41]-[.T41])*([.K41]-[.T41])" office:value-type="float" office:value="15537.6318196664" calcext:value-type="float">
            <text:p>15537,63</text:p>
          </table:table-cell>
          <table:table-cell table:formula="of:=[.V40]" office:value-type="float" office:value="449.51812295" calcext:value-type="float">
            <text:p>449,52</text:p>
          </table:table-cell>
          <table:table-cell table:formula="of:=([.M41]-[.V41])*([.M41]-[.V41])" office:value-type="float" office:value="15892.8138700303" calcext:value-type="float">
            <text:p>15892,81</text:p>
          </table:table-cell>
          <table:table-cell table:number-columns-repeated="4"/>
        </table:table-row>
        <table:table-row table:style-name="ro2">
          <table:table-cell table:formula="of:=[Global.A42]" office:value-type="string" office:string-value="rand-4-10-10-1000-1,dssp" calcext:value-type="string">
            <text:p>rand-4-10-10-1000-1,dssp</text:p>
          </table:table-cell>
          <table:table-cell table:formula="of:=[Global.B42]" office:value-type="float" office:value="5" calcext:value-type="float">
            <text:p>5</text:p>
          </table:table-cell>
          <table:table-cell table:formula="of:=[Global.C42]" office:value-type="float" office:value="-605.588231" calcext:value-type="float">
            <text:p>-605,59</text:p>
          </table:table-cell>
          <table:table-cell table:formula="of:=[Global.F42]" office:value-type="float" office:value="1801.84509" calcext:value-type="float">
            <text:p>1801,85</text:p>
          </table:table-cell>
          <table:table-cell table:formula="of:=[Global.E42]" office:value-type="float" office:value="-605.59688" calcext:value-type="float">
            <text:p>-605,6</text:p>
          </table:table-cell>
          <table:table-cell table:formula="of:=[RA.I42]" office:value-type="float" office:value="5" calcext:value-type="float">
            <text:p>5</text:p>
          </table:table-cell>
          <table:table-cell table:formula="of:=[VNS.H42]" office:value-type="float" office:value="-5" calcext:value-type="float">
            <text:p>-5</text:p>
          </table:table-cell>
          <table:table-cell table:formula="of:=[.G42]-[.C42]" office:value-type="float" office:value="600.588231" calcext:value-type="float">
            <text:p>600,59</text:p>
          </table:table-cell>
          <table:table-cell table:formula="of:=IF([.H42]&lt;1;1;0)" office:value-type="float" office:value="0" calcext:value-type="float">
            <text:p>0</text:p>
          </table:table-cell>
          <table:table-cell table:formula="of:=IF([.D42]&lt;0; IF([.D42]&lt;0; [.F42]-[.D42]; [.F42]+[.D42]); IF([.D42]&lt;0; [.F42]-[.D42]; [.F42]+[.D42]))" office:value-type="float" office:value="1806.84509" calcext:value-type="float">
            <text:p>1806,85</text:p>
          </table:table-cell>
          <table:table-cell table:formula="of:=[.F42]-[.C42]" office:value-type="float" office:value="610.588231" calcext:value-type="float">
            <text:p>610,59</text:p>
          </table:table-cell>
          <table:table-cell/>
          <table:table-cell table:formula="of:=[.G42]-[.C42]" office:value-type="float" office:value="600.588231" calcext:value-type="float">
            <text:p>600,59</text:p>
          </table:table-cell>
          <table:table-cell/>
          <table:table-cell table:formula="of:=IF([.K42]=[.M42]; &quot;IGUAL&quot;; IF([.K42]&lt;[.M42]; &quot;RA&quot;; &quot;VNS&quot;))" office:value-type="string" office:string-value="VNS" calcext:value-type="string">
            <text:p>VNS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table:formula="of:=[.T41]" office:value-type="float" office:value="454.934789616667" calcext:value-type="float">
            <text:p>454,93</text:p>
          </table:table-cell>
          <table:table-cell table:formula="of:=([.K42]-[.T42])*([.K42]-[.T42])" office:value-type="float" office:value="24227.9938144748" calcext:value-type="float">
            <text:p>24227,99</text:p>
          </table:table-cell>
          <table:table-cell table:formula="of:=[.V41]" office:value-type="float" office:value="449.51812295" calcext:value-type="float">
            <text:p>449,52</text:p>
          </table:table-cell>
          <table:table-cell table:formula="of:=([.M42]-[.V42])*([.M42]-[.V42])" office:value-type="float" office:value="22822.1775462387" calcext:value-type="float">
            <text:p>22822,18</text:p>
          </table:table-cell>
          <table:table-cell table:number-columns-repeated="4"/>
        </table:table-row>
        <table:table-row table:style-name="ro2">
          <table:table-cell table:formula="of:=[Global.A43]" office:value-type="string" office:string-value="rand-4-10-10-1000-2,dssp" calcext:value-type="string">
            <text:p>rand-4-10-10-1000-2,dssp</text:p>
          </table:table-cell>
          <table:table-cell table:formula="of:=[Global.B43]" office:value-type="float" office:value="2" calcext:value-type="float">
            <text:p>2</text:p>
          </table:table-cell>
          <table:table-cell table:formula="of:=[Global.C43]" office:value-type="float" office:value="-607" calcext:value-type="float">
            <text:p>-607</text:p>
          </table:table-cell>
          <table:table-cell table:formula="of:=[Global.F43]" office:value-type="float" office:value="1802.843404" calcext:value-type="float">
            <text:p>1802,84</text:p>
          </table:table-cell>
          <table:table-cell table:formula="of:=[Global.E43]" office:value-type="float" office:value="-607" calcext:value-type="float">
            <text:p>-607</text:p>
          </table:table-cell>
          <table:table-cell table:formula="of:=[RA.I43]" office:value-type="float" office:value="4" calcext:value-type="float">
            <text:p>4</text:p>
          </table:table-cell>
          <table:table-cell table:formula="of:=[VNS.H43]" office:value-type="float" office:value="-3" calcext:value-type="float">
            <text:p>-3</text:p>
          </table:table-cell>
          <table:table-cell table:formula="of:=[.G43]-[.C43]" office:value-type="float" office:value="604" calcext:value-type="float">
            <text:p>604</text:p>
          </table:table-cell>
          <table:table-cell table:formula="of:=IF([.H43]&lt;1;1;0)" office:value-type="float" office:value="0" calcext:value-type="float">
            <text:p>0</text:p>
          </table:table-cell>
          <table:table-cell table:formula="of:=IF([.D43]&lt;0; IF([.D43]&lt;0; [.F43]-[.D43]; [.F43]+[.D43]); IF([.D43]&lt;0; [.F43]-[.D43]; [.F43]+[.D43]))" office:value-type="float" office:value="1806.843404" calcext:value-type="float">
            <text:p>1806,84</text:p>
          </table:table-cell>
          <table:table-cell table:formula="of:=[.F43]-[.C43]" office:value-type="float" office:value="611" calcext:value-type="float">
            <text:p>611</text:p>
          </table:table-cell>
          <table:table-cell/>
          <table:table-cell table:formula="of:=[.G43]-[.C43]" office:value-type="float" office:value="604" calcext:value-type="float">
            <text:p>604</text:p>
          </table:table-cell>
          <table:table-cell/>
          <table:table-cell table:formula="of:=IF([.K43]=[.M43]; &quot;IGUAL&quot;; IF([.K43]&lt;[.M43]; &quot;RA&quot;; &quot;VNS&quot;))" office:value-type="string" office:string-value="VNS" calcext:value-type="string">
            <text:p>VNS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table:formula="of:=[.T42]" office:value-type="float" office:value="454.934789616667" calcext:value-type="float">
            <text:p>454,93</text:p>
          </table:table-cell>
          <table:table-cell table:formula="of:=([.K43]-[.T43])*([.K43]-[.T43])" office:value-type="float" office:value="24356.3498919941" calcext:value-type="float">
            <text:p>24356,35</text:p>
          </table:table-cell>
          <table:table-cell table:formula="of:=[.V42]" office:value-type="float" office:value="449.51812295" calcext:value-type="float">
            <text:p>449,52</text:p>
          </table:table-cell>
          <table:table-cell table:formula="of:=([.M43]-[.V43])*([.M43]-[.V43])" office:value-type="float" office:value="23864.6503368913" calcext:value-type="float">
            <text:p>23864,65</text:p>
          </table:table-cell>
          <table:table-cell table:number-columns-repeated="4"/>
        </table:table-row>
        <table:table-row table:style-name="ro2">
          <table:table-cell table:formula="of:=[Global.A44]" office:value-type="string" office:string-value="rand-4-10-10-250-1,dssp" calcext:value-type="string">
            <text:p>rand-4-10-10-250-1,dssp</text:p>
          </table:table-cell>
          <table:table-cell table:formula="of:=[Global.B44]" office:value-type="float" office:value="6874" calcext:value-type="float">
            <text:p>6874</text:p>
          </table:table-cell>
          <table:table-cell table:formula="of:=[Global.C44]" office:value-type="float" office:value="-153.656961" calcext:value-type="float">
            <text:p>-153,66</text:p>
          </table:table-cell>
          <table:table-cell table:formula="of:=[Global.F44]" office:value-type="float" office:value="1800.150199" calcext:value-type="float">
            <text:p>1800,15</text:p>
          </table:table-cell>
          <table:table-cell table:formula="of:=[Global.E44]" office:value-type="float" office:value="-153.808742" calcext:value-type="float">
            <text:p>-153,81</text:p>
          </table:table-cell>
          <table:table-cell table:formula="of:=[RA.I44]" office:value-type="float" office:value="3" calcext:value-type="float">
            <text:p>3</text:p>
          </table:table-cell>
          <table:table-cell table:formula="of:=[VNS.H44]" office:value-type="float" office:value="-3" calcext:value-type="float">
            <text:p>-3</text:p>
          </table:table-cell>
          <table:table-cell table:formula="of:=[.G44]-[.C44]" office:value-type="float" office:value="150.656961" calcext:value-type="float">
            <text:p>150,66</text:p>
          </table:table-cell>
          <table:table-cell table:formula="of:=IF([.H44]&lt;1;1;0)" office:value-type="float" office:value="0" calcext:value-type="float">
            <text:p>0</text:p>
          </table:table-cell>
          <table:table-cell table:formula="of:=IF([.D44]&lt;0; IF([.D44]&lt;0; [.F44]-[.D44]; [.F44]+[.D44]); IF([.D44]&lt;0; [.F44]-[.D44]; [.F44]+[.D44]))" office:value-type="float" office:value="1803.150199" calcext:value-type="float">
            <text:p>1803,15</text:p>
          </table:table-cell>
          <table:table-cell table:formula="of:=[.F44]-[.C44]" office:value-type="float" office:value="156.656961" calcext:value-type="float">
            <text:p>156,66</text:p>
          </table:table-cell>
          <table:table-cell/>
          <table:table-cell table:formula="of:=[.G44]-[.C44]" office:value-type="float" office:value="150.656961" calcext:value-type="float">
            <text:p>150,66</text:p>
          </table:table-cell>
          <table:table-cell/>
          <table:table-cell table:formula="of:=IF([.K44]=[.M44]; &quot;IGUAL&quot;; IF([.K44]&lt;[.M44]; &quot;RA&quot;; &quot;VNS&quot;))" office:value-type="string" office:string-value="VNS" calcext:value-type="string">
            <text:p>VNS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table:formula="of:=[.T43]" office:value-type="float" office:value="454.934789616667" calcext:value-type="float">
            <text:p>454,93</text:p>
          </table:table-cell>
          <table:table-cell table:formula="of:=([.K44]-[.T44])*([.K44]-[.T44])" office:value-type="float" office:value="88969.6630442736" calcext:value-type="float">
            <text:p>88969,66</text:p>
          </table:table-cell>
          <table:table-cell table:formula="of:=[.V43]" office:value-type="float" office:value="449.51812295" calcext:value-type="float">
            <text:p>449,52</text:p>
          </table:table-cell>
          <table:table-cell table:formula="of:=([.M44]-[.V44])*([.M44]-[.V44])" office:value-type="float" office:value="89317.9941221041" calcext:value-type="float">
            <text:p>89317,99</text:p>
          </table:table-cell>
          <table:table-cell table:number-columns-repeated="4"/>
        </table:table-row>
        <table:table-row table:style-name="ro2">
          <table:table-cell table:formula="of:=[Global.A45]" office:value-type="string" office:string-value="rand-4-10-10-250-2,dssp" calcext:value-type="string">
            <text:p>rand-4-10-10-250-2,dssp</text:p>
          </table:table-cell>
          <table:table-cell table:formula="of:=[Global.B45]" office:value-type="float" office:value="6681" calcext:value-type="float">
            <text:p>6681</text:p>
          </table:table-cell>
          <table:table-cell table:formula="of:=[Global.C45]" office:value-type="float" office:value="-154.275477" calcext:value-type="float">
            <text:p>-154,28</text:p>
          </table:table-cell>
          <table:table-cell table:formula="of:=[Global.F45]" office:value-type="float" office:value="1800.185918" calcext:value-type="float">
            <text:p>1800,19</text:p>
          </table:table-cell>
          <table:table-cell table:formula="of:=[Global.E45]" office:value-type="float" office:value="-154.314405" calcext:value-type="float">
            <text:p>-154,31</text:p>
          </table:table-cell>
          <table:table-cell table:formula="of:=[RA.I45]" office:value-type="float" office:value="5" calcext:value-type="float">
            <text:p>5</text:p>
          </table:table-cell>
          <table:table-cell table:formula="of:=[VNS.H45]" office:value-type="float" office:value="0" calcext:value-type="float">
            <text:p>0</text:p>
          </table:table-cell>
          <table:table-cell table:formula="of:=[.G45]-[.C45]" office:value-type="float" office:value="154.275477" calcext:value-type="float">
            <text:p>154,28</text:p>
          </table:table-cell>
          <table:table-cell table:formula="of:=IF([.H45]&lt;1;1;0)" office:value-type="float" office:value="0" calcext:value-type="float">
            <text:p>0</text:p>
          </table:table-cell>
          <table:table-cell table:formula="of:=IF([.D45]&lt;0; IF([.D45]&lt;0; [.F45]-[.D45]; [.F45]+[.D45]); IF([.D45]&lt;0; [.F45]-[.D45]; [.F45]+[.D45]))" office:value-type="float" office:value="1805.185918" calcext:value-type="float">
            <text:p>1805,19</text:p>
          </table:table-cell>
          <table:table-cell table:formula="of:=[.F45]-[.C45]" office:value-type="float" office:value="159.275477" calcext:value-type="float">
            <text:p>159,28</text:p>
          </table:table-cell>
          <table:table-cell/>
          <table:table-cell table:formula="of:=[.G45]-[.C45]" office:value-type="float" office:value="154.275477" calcext:value-type="float">
            <text:p>154,28</text:p>
          </table:table-cell>
          <table:table-cell/>
          <table:table-cell table:formula="of:=IF([.K45]=[.M45]; &quot;IGUAL&quot;; IF([.K45]&lt;[.M45]; &quot;RA&quot;; &quot;VNS&quot;))" office:value-type="string" office:string-value="VNS" calcext:value-type="string">
            <text:p>VNS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table:formula="of:=[.T44]" office:value-type="float" office:value="454.934789616667" calcext:value-type="float">
            <text:p>454,93</text:p>
          </table:table-cell>
          <table:table-cell table:formula="of:=([.K45]-[.T45])*([.K45]-[.T45])" office:value-type="float" office:value="87414.4291369598" calcext:value-type="float">
            <text:p>87414,43</text:p>
          </table:table-cell>
          <table:table-cell table:formula="of:=[.V44]" office:value-type="float" office:value="449.51812295" calcext:value-type="float">
            <text:p>449,52</text:p>
          </table:table-cell>
          <table:table-cell table:formula="of:=([.M45]-[.V45])*([.M45]-[.V45])" office:value-type="float" office:value="87168.2199875571" calcext:value-type="float">
            <text:p>87168,22</text:p>
          </table:table-cell>
          <table:table-cell table:number-columns-repeated="4"/>
        </table:table-row>
        <table:table-row table:style-name="ro2">
          <table:table-cell table:formula="of:=[Global.A46]" office:value-type="string" office:string-value="rand-4-10-10-500-1,dssp" calcext:value-type="string">
            <text:p>rand-4-10-10-500-1,dssp</text:p>
          </table:table-cell>
          <table:table-cell table:formula="of:=[Global.B46]" office:value-type="float" office:value="441" calcext:value-type="float">
            <text:p>441</text:p>
          </table:table-cell>
          <table:table-cell table:formula="of:=[Global.C46]" office:value-type="float" office:value="-303.525315" calcext:value-type="float">
            <text:p>-303,53</text:p>
          </table:table-cell>
          <table:table-cell table:formula="of:=[Global.F46]" office:value-type="float" office:value="1800.662849" calcext:value-type="float">
            <text:p>1800,66</text:p>
          </table:table-cell>
          <table:table-cell table:formula="of:=[Global.E46]" office:value-type="float" office:value="-303.544793" calcext:value-type="float">
            <text:p>-303,54</text:p>
          </table:table-cell>
          <table:table-cell table:formula="of:=[RA.I46]" office:value-type="float" office:value="7" calcext:value-type="float">
            <text:p>7</text:p>
          </table:table-cell>
          <table:table-cell table:formula="of:=[VNS.H46]" office:value-type="float" office:value="1" calcext:value-type="float">
            <text:p>1</text:p>
          </table:table-cell>
          <table:table-cell table:formula="of:=[.G46]-[.C46]" office:value-type="float" office:value="304.525315" calcext:value-type="float">
            <text:p>304,53</text:p>
          </table:table-cell>
          <table:table-cell table:formula="of:=IF([.H46]&lt;1;1;0)" office:value-type="float" office:value="0" calcext:value-type="float">
            <text:p>0</text:p>
          </table:table-cell>
          <table:table-cell table:formula="of:=IF([.D46]&lt;0; IF([.D46]&lt;0; [.F46]-[.D46]; [.F46]+[.D46]); IF([.D46]&lt;0; [.F46]-[.D46]; [.F46]+[.D46]))" office:value-type="float" office:value="1807.662849" calcext:value-type="float">
            <text:p>1807,66</text:p>
          </table:table-cell>
          <table:table-cell table:formula="of:=[.F46]-[.C46]" office:value-type="float" office:value="310.525315" calcext:value-type="float">
            <text:p>310,53</text:p>
          </table:table-cell>
          <table:table-cell/>
          <table:table-cell table:formula="of:=[.G46]-[.C46]" office:value-type="float" office:value="304.525315" calcext:value-type="float">
            <text:p>304,53</text:p>
          </table:table-cell>
          <table:table-cell/>
          <table:table-cell table:formula="of:=IF([.K46]=[.M46]; &quot;IGUAL&quot;; IF([.K46]&lt;[.M46]; &quot;RA&quot;; &quot;VNS&quot;))" office:value-type="string" office:string-value="VNS" calcext:value-type="string">
            <text:p>VNS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table:formula="of:=[.T45]" office:value-type="float" office:value="454.934789616667" calcext:value-type="float">
            <text:p>454,93</text:p>
          </table:table-cell>
          <table:table-cell table:formula="of:=([.K46]-[.T46])*([.K46]-[.T46])" office:value-type="float" office:value="20854.0963590617" calcext:value-type="float">
            <text:p>20854,1</text:p>
          </table:table-cell>
          <table:table-cell table:formula="of:=[.V45]" office:value-type="float" office:value="449.51812295" calcext:value-type="float">
            <text:p>449,52</text:p>
          </table:table-cell>
          <table:table-cell table:formula="of:=([.M46]-[.V46])*([.M46]-[.V46])" office:value-type="float" office:value="21022.9143572256" calcext:value-type="float">
            <text:p>21022,91</text:p>
          </table:table-cell>
          <table:table-cell table:number-columns-repeated="4"/>
        </table:table-row>
        <table:table-row table:style-name="ro2">
          <table:table-cell table:formula="of:=[Global.A47]" office:value-type="string" office:string-value="rand-4-10-10-500-2,dssp" calcext:value-type="string">
            <text:p>rand-4-10-10-500-2,dssp</text:p>
          </table:table-cell>
          <table:table-cell table:formula="of:=[Global.B47]" office:value-type="float" office:value="82" calcext:value-type="float">
            <text:p>82</text:p>
          </table:table-cell>
          <table:table-cell table:formula="of:=[Global.C47]" office:value-type="float" office:value="-307.541903" calcext:value-type="float">
            <text:p>-307,54</text:p>
          </table:table-cell>
          <table:table-cell table:formula="of:=[Global.F47]" office:value-type="float" office:value="1800.424285" calcext:value-type="float">
            <text:p>1800,42</text:p>
          </table:table-cell>
          <table:table-cell table:formula="of:=[Global.E47]" office:value-type="float" office:value="-307.555234" calcext:value-type="float">
            <text:p>-307,56</text:p>
          </table:table-cell>
          <table:table-cell table:formula="of:=[RA.I47]" office:value-type="float" office:value="6" calcext:value-type="float">
            <text:p>6</text:p>
          </table:table-cell>
          <table:table-cell table:formula="of:=[VNS.H47]" office:value-type="float" office:value="-2" calcext:value-type="float">
            <text:p>-2</text:p>
          </table:table-cell>
          <table:table-cell table:formula="of:=[.G47]-[.C47]" office:value-type="float" office:value="305.541903" calcext:value-type="float">
            <text:p>305,54</text:p>
          </table:table-cell>
          <table:table-cell table:formula="of:=IF([.H47]&lt;1;1;0)" office:value-type="float" office:value="0" calcext:value-type="float">
            <text:p>0</text:p>
          </table:table-cell>
          <table:table-cell table:formula="of:=IF([.D47]&lt;0; IF([.D47]&lt;0; [.F47]-[.D47]; [.F47]+[.D47]); IF([.D47]&lt;0; [.F47]-[.D47]; [.F47]+[.D47]))" office:value-type="float" office:value="1806.424285" calcext:value-type="float">
            <text:p>1806,42</text:p>
          </table:table-cell>
          <table:table-cell table:formula="of:=[.F47]-[.C47]" office:value-type="float" office:value="313.541903" calcext:value-type="float">
            <text:p>313,54</text:p>
          </table:table-cell>
          <table:table-cell/>
          <table:table-cell table:formula="of:=[.G47]-[.C47]" office:value-type="float" office:value="305.541903" calcext:value-type="float">
            <text:p>305,54</text:p>
          </table:table-cell>
          <table:table-cell/>
          <table:table-cell table:formula="of:=IF([.K47]=[.M47]; &quot;IGUAL&quot;; IF([.K47]&lt;[.M47]; &quot;RA&quot;; &quot;VNS&quot;))" office:value-type="string" office:string-value="VNS" calcext:value-type="string">
            <text:p>VNS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table:formula="of:=[.T46]" office:value-type="float" office:value="454.934789616667" calcext:value-type="float">
            <text:p>454,93</text:p>
          </table:table-cell>
          <table:table-cell table:formula="of:=([.K47]-[.T47])*([.K47]-[.T47])" office:value-type="float" office:value="19991.9483857935" calcext:value-type="float">
            <text:p>19991,95</text:p>
          </table:table-cell>
          <table:table-cell table:formula="of:=[.V46]" office:value-type="float" office:value="449.51812295" calcext:value-type="float">
            <text:p>449,52</text:p>
          </table:table-cell>
          <table:table-cell table:formula="of:=([.M47]-[.V47])*([.M47]-[.V47])" office:value-type="float" office:value="20729.1519110908" calcext:value-type="float">
            <text:p>20729,15</text:p>
          </table:table-cell>
          <table:table-cell table:number-columns-repeated="4"/>
        </table:table-row>
        <table:table-row table:style-name="ro2">
          <table:table-cell table:formula="of:=[Global.A48]" office:value-type="string" office:string-value="rand-4-10-10-750-1,dssp" calcext:value-type="string">
            <text:p>rand-4-10-10-750-1,dssp</text:p>
          </table:table-cell>
          <table:table-cell table:formula="of:=[Global.B48]" office:value-type="float" office:value="335" calcext:value-type="float">
            <text:p>335</text:p>
          </table:table-cell>
          <table:table-cell table:formula="of:=[Global.C48]" office:value-type="float" office:value="-454.24138" calcext:value-type="float">
            <text:p>-454,24</text:p>
          </table:table-cell>
          <table:table-cell table:formula="of:=[Global.F48]" office:value-type="float" office:value="1801.085322" calcext:value-type="float">
            <text:p>1801,09</text:p>
          </table:table-cell>
          <table:table-cell table:formula="of:=[Global.E48]" office:value-type="float" office:value="-454.258396" calcext:value-type="float">
            <text:p>-454,26</text:p>
          </table:table-cell>
          <table:table-cell table:formula="of:=[RA.I48]" office:value-type="float" office:value="0" calcext:value-type="float">
            <text:p>0</text:p>
          </table:table-cell>
          <table:table-cell table:formula="of:=[VNS.H48]" office:value-type="float" office:value="-4" calcext:value-type="float">
            <text:p>-4</text:p>
          </table:table-cell>
          <table:table-cell table:formula="of:=[.G48]-[.C48]" office:value-type="float" office:value="450.24138" calcext:value-type="float">
            <text:p>450,24</text:p>
          </table:table-cell>
          <table:table-cell table:formula="of:=IF([.H48]&lt;1;1;0)" office:value-type="float" office:value="0" calcext:value-type="float">
            <text:p>0</text:p>
          </table:table-cell>
          <table:table-cell table:formula="of:=IF([.D48]&lt;0; IF([.D48]&lt;0; [.F48]-[.D48]; [.F48]+[.D48]); IF([.D48]&lt;0; [.F48]-[.D48]; [.F48]+[.D48]))" office:value-type="float" office:value="1801.085322" calcext:value-type="float">
            <text:p>1801,09</text:p>
          </table:table-cell>
          <table:table-cell table:formula="of:=[.F48]-[.C48]" office:value-type="float" office:value="454.24138" calcext:value-type="float">
            <text:p>454,24</text:p>
          </table:table-cell>
          <table:table-cell/>
          <table:table-cell table:formula="of:=[.G48]-[.C48]" office:value-type="float" office:value="450.24138" calcext:value-type="float">
            <text:p>450,24</text:p>
          </table:table-cell>
          <table:table-cell/>
          <table:table-cell table:formula="of:=IF([.K48]=[.M48]; &quot;IGUAL&quot;; IF([.K48]&lt;[.M48]; &quot;RA&quot;; &quot;VNS&quot;))" office:value-type="string" office:string-value="VNS" calcext:value-type="string">
            <text:p>VNS</text:p>
          </table:table-cell>
          <table:table-cell office:value-type="float" office:value="47" calcext:value-type="float">
            <text:p>47</text:p>
          </table:table-cell>
          <table:table-cell table:number-columns-repeated="3"/>
          <table:table-cell table:formula="of:=[.T47]" office:value-type="float" office:value="454.934789616667" calcext:value-type="float">
            <text:p>454,93</text:p>
          </table:table-cell>
          <table:table-cell table:formula="of:=([.K48]-[.T48])*([.K48]-[.T48])" office:value-type="float" office:value="0.48081689648572" calcext:value-type="float">
            <text:p>0,48</text:p>
          </table:table-cell>
          <table:table-cell table:formula="of:=[.V47]" office:value-type="float" office:value="449.51812295" calcext:value-type="float">
            <text:p>449,52</text:p>
          </table:table-cell>
          <table:table-cell table:formula="of:=([.M48]-[.V48])*([.M48]-[.V48])" office:value-type="float" office:value="0.523100760374663" calcext:value-type="float">
            <text:p>0,52</text:p>
          </table:table-cell>
          <table:table-cell table:number-columns-repeated="4"/>
        </table:table-row>
        <table:table-row table:style-name="ro2">
          <table:table-cell table:formula="of:=[Global.A49]" office:value-type="string" office:string-value="rand-4-10-10-750-2,dssp" calcext:value-type="string">
            <text:p>rand-4-10-10-750-2,dssp</text:p>
          </table:table-cell>
          <table:table-cell table:formula="of:=[Global.B49]" office:value-type="float" office:value="446" calcext:value-type="float">
            <text:p>446</text:p>
          </table:table-cell>
          <table:table-cell table:formula="of:=[Global.C49]" office:value-type="float" office:value="-456.08856" calcext:value-type="float">
            <text:p>-456,09</text:p>
          </table:table-cell>
          <table:table-cell table:formula="of:=[Global.F49]" office:value-type="float" office:value="1801.115388" calcext:value-type="float">
            <text:p>1801,12</text:p>
          </table:table-cell>
          <table:table-cell table:formula="of:=[Global.E49]" office:value-type="float" office:value="-456.104352" calcext:value-type="float">
            <text:p>-456,1</text:p>
          </table:table-cell>
          <table:table-cell table:formula="of:=[RA.I49]" office:value-type="float" office:value="7" calcext:value-type="float">
            <text:p>7</text:p>
          </table:table-cell>
          <table:table-cell table:formula="of:=[VNS.H49]" office:value-type="float" office:value="1" calcext:value-type="float">
            <text:p>1</text:p>
          </table:table-cell>
          <table:table-cell table:formula="of:=[.G49]-[.C49]" office:value-type="float" office:value="457.08856" calcext:value-type="float">
            <text:p>457,09</text:p>
          </table:table-cell>
          <table:table-cell table:formula="of:=IF([.H49]&lt;1;1;0)" office:value-type="float" office:value="0" calcext:value-type="float">
            <text:p>0</text:p>
          </table:table-cell>
          <table:table-cell table:formula="of:=IF([.D49]&lt;0; IF([.D49]&lt;0; [.F49]-[.D49]; [.F49]+[.D49]); IF([.D49]&lt;0; [.F49]-[.D49]; [.F49]+[.D49]))" office:value-type="float" office:value="1808.115388" calcext:value-type="float">
            <text:p>1808,12</text:p>
          </table:table-cell>
          <table:table-cell table:formula="of:=[.F49]-[.C49]" office:value-type="float" office:value="463.08856" calcext:value-type="float">
            <text:p>463,09</text:p>
          </table:table-cell>
          <table:table-cell/>
          <table:table-cell table:formula="of:=[.G49]-[.C49]" office:value-type="float" office:value="457.08856" calcext:value-type="float">
            <text:p>457,09</text:p>
          </table:table-cell>
          <table:table-cell/>
          <table:table-cell table:formula="of:=IF([.K49]=[.M49]; &quot;IGUAL&quot;; IF([.K49]&lt;[.M49]; &quot;RA&quot;; &quot;VNS&quot;))" office:value-type="string" office:string-value="VNS" calcext:value-type="string">
            <text:p>VNS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table:formula="of:=[.T48]" office:value-type="float" office:value="454.934789616667" calcext:value-type="float">
            <text:p>454,93</text:p>
          </table:table-cell>
          <table:table-cell table:formula="of:=([.K49]-[.T49])*([.K49]-[.T49])" office:value-type="float" office:value="66.4839714641246" calcext:value-type="float">
            <text:p>66,48</text:p>
          </table:table-cell>
          <table:table-cell table:formula="of:=[.V48]" office:value-type="float" office:value="449.51812295" calcext:value-type="float">
            <text:p>449,52</text:p>
          </table:table-cell>
          <table:table-cell table:formula="of:=([.M49]-[.V49])*([.M49]-[.V49])" office:value-type="float" office:value="57.311517128012" calcext:value-type="float">
            <text:p>57,31</text:p>
          </table:table-cell>
          <table:table-cell table:number-columns-repeated="4"/>
        </table:table-row>
        <table:table-row table:style-name="ro2">
          <table:table-cell table:formula="of:=[Global.A50]" office:value-type="string" office:string-value="rand-4-15-15-1000-1,dssp" calcext:value-type="string">
            <text:p>rand-4-15-15-1000-1,dssp</text:p>
          </table:table-cell>
          <table:table-cell table:formula="of:=[Global.B50]" office:value-type="float" office:value="2" calcext:value-type="float">
            <text:p>2</text:p>
          </table:table-cell>
          <table:table-cell table:formula="of:=[Global.C50]" office:value-type="float" office:value="-603.102945" calcext:value-type="float">
            <text:p>-603,1</text:p>
          </table:table-cell>
          <table:table-cell table:formula="of:=[Global.F50]" office:value-type="float" office:value="1804.605385" calcext:value-type="float">
            <text:p>1804,61</text:p>
          </table:table-cell>
          <table:table-cell table:formula="of:=[Global.E50]" office:value-type="float" office:value="-603.112269" calcext:value-type="float">
            <text:p>-603,11</text:p>
          </table:table-cell>
          <table:table-cell table:formula="of:=[RA.I50]" office:value-type="float" office:value="8" calcext:value-type="float">
            <text:p>8</text:p>
          </table:table-cell>
          <table:table-cell table:formula="of:=[VNS.H50]" office:value-type="float" office:value="2" calcext:value-type="float">
            <text:p>2</text:p>
          </table:table-cell>
          <table:table-cell table:formula="of:=[.G50]-[.C50]" office:value-type="float" office:value="605.102945" calcext:value-type="float">
            <text:p>605,1</text:p>
          </table:table-cell>
          <table:table-cell table:formula="of:=IF([.H50]&lt;1;1;0)" office:value-type="float" office:value="0" calcext:value-type="float">
            <text:p>0</text:p>
          </table:table-cell>
          <table:table-cell table:formula="of:=IF([.D50]&lt;0; IF([.D50]&lt;0; [.F50]-[.D50]; [.F50]+[.D50]); IF([.D50]&lt;0; [.F50]-[.D50]; [.F50]+[.D50]))" office:value-type="float" office:value="1812.605385" calcext:value-type="float">
            <text:p>1812,61</text:p>
          </table:table-cell>
          <table:table-cell table:formula="of:=[.F50]-[.C50]" office:value-type="float" office:value="611.102945" calcext:value-type="float">
            <text:p>611,1</text:p>
          </table:table-cell>
          <table:table-cell/>
          <table:table-cell table:formula="of:=[.G50]-[.C50]" office:value-type="float" office:value="605.102945" calcext:value-type="float">
            <text:p>605,1</text:p>
          </table:table-cell>
          <table:table-cell/>
          <table:table-cell table:formula="of:=IF([.K50]=[.M50]; &quot;IGUAL&quot;; IF([.K50]&lt;[.M50]; &quot;RA&quot;; &quot;VNS&quot;))" office:value-type="string" office:string-value="VNS" calcext:value-type="string">
            <text:p>VNS</text:p>
          </table:table-cell>
          <table:table-cell office:value-type="float" office:value="49" calcext:value-type="float">
            <text:p>49</text:p>
          </table:table-cell>
          <table:table-cell table:number-columns-repeated="3"/>
          <table:table-cell table:formula="of:=[.T49]" office:value-type="float" office:value="454.934789616667" calcext:value-type="float">
            <text:p>454,93</text:p>
          </table:table-cell>
          <table:table-cell table:formula="of:=([.K50]-[.T50])*([.K50]-[.T50])" office:value-type="float" office:value="24388.492755833" calcext:value-type="float">
            <text:p>24388,49</text:p>
          </table:table-cell>
          <table:table-cell table:formula="of:=[.V49]" office:value-type="float" office:value="449.51812295" calcext:value-type="float">
            <text:p>449,52</text:p>
          </table:table-cell>
          <table:table-cell table:formula="of:=([.M50]-[.V50])*([.M50]-[.V50])" office:value-type="float" office:value="24206.6368523302" calcext:value-type="float">
            <text:p>24206,64</text:p>
          </table:table-cell>
          <table:table-cell table:number-columns-repeated="4"/>
        </table:table-row>
        <table:table-row table:style-name="ro2">
          <table:table-cell table:formula="of:=[Global.A51]" office:value-type="string" office:string-value="rand-4-15-15-1000-2,dssp" calcext:value-type="string">
            <text:p>rand-4-15-15-1000-2,dssp</text:p>
          </table:table-cell>
          <table:table-cell table:formula="of:=[Global.B51]" office:value-type="float" office:value="4" calcext:value-type="float">
            <text:p>4</text:p>
          </table:table-cell>
          <table:table-cell table:formula="of:=[Global.C51]" office:value-type="float" office:value="-605.891062" calcext:value-type="float">
            <text:p>-605,89</text:p>
          </table:table-cell>
          <table:table-cell table:formula="of:=[Global.F51]" office:value-type="float" office:value="1803.37122" calcext:value-type="float">
            <text:p>1803,37</text:p>
          </table:table-cell>
          <table:table-cell table:formula="of:=[Global.E51]" office:value-type="float" office:value="-605.903586" calcext:value-type="float">
            <text:p>-605,9</text:p>
          </table:table-cell>
          <table:table-cell table:formula="of:=[RA.I51]" office:value-type="float" office:value="6" calcext:value-type="float">
            <text:p>6</text:p>
          </table:table-cell>
          <table:table-cell table:formula="of:=[VNS.H51]" office:value-type="float" office:value="3" calcext:value-type="float">
            <text:p>3</text:p>
          </table:table-cell>
          <table:table-cell table:formula="of:=[.G51]-[.C51]" office:value-type="float" office:value="608.891062" calcext:value-type="float">
            <text:p>608,89</text:p>
          </table:table-cell>
          <table:table-cell table:formula="of:=IF([.H51]&lt;1;1;0)" office:value-type="float" office:value="0" calcext:value-type="float">
            <text:p>0</text:p>
          </table:table-cell>
          <table:table-cell table:formula="of:=IF([.D51]&lt;0; IF([.D51]&lt;0; [.F51]-[.D51]; [.F51]+[.D51]); IF([.D51]&lt;0; [.F51]-[.D51]; [.F51]+[.D51]))" office:value-type="float" office:value="1809.37122" calcext:value-type="float">
            <text:p>1809,37</text:p>
          </table:table-cell>
          <table:table-cell table:formula="of:=[.F51]-[.C51]" office:value-type="float" office:value="611.891062" calcext:value-type="float">
            <text:p>611,89</text:p>
          </table:table-cell>
          <table:table-cell/>
          <table:table-cell table:formula="of:=[.G51]-[.C51]" office:value-type="float" office:value="608.891062" calcext:value-type="float">
            <text:p>608,89</text:p>
          </table:table-cell>
          <table:table-cell/>
          <table:table-cell table:formula="of:=IF([.K51]=[.M51]; &quot;IGUAL&quot;; IF([.K51]&lt;[.M51]; &quot;RA&quot;; &quot;VNS&quot;))" office:value-type="string" office:string-value="VNS" calcext:value-type="string">
            <text:p>VNS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[.T50]" office:value-type="float" office:value="454.934789616667" calcext:value-type="float">
            <text:p>454,93</text:p>
          </table:table-cell>
          <table:table-cell table:formula="of:=([.K51]-[.T51])*([.K51]-[.T51])" office:value-type="float" office:value="24635.2714404712" calcext:value-type="float">
            <text:p>24635,27</text:p>
          </table:table-cell>
          <table:table-cell table:formula="of:=[.V50]" office:value-type="float" office:value="449.51812295" calcext:value-type="float">
            <text:p>449,52</text:p>
          </table:table-cell>
          <table:table-cell table:formula="of:=([.M51]-[.V51])*([.M51]-[.V51])" office:value-type="float" office:value="25399.733701435" calcext:value-type="float">
            <text:p>25399,73</text:p>
          </table:table-cell>
          <table:table-cell table:number-columns-repeated="4"/>
        </table:table-row>
        <table:table-row table:style-name="ro2">
          <table:table-cell table:formula="of:=[Global.A52]" office:value-type="string" office:string-value="rand-4-15-15-250-1,dssp" calcext:value-type="string">
            <text:p>rand-4-15-15-250-1,dssp</text:p>
          </table:table-cell>
          <table:table-cell table:formula="of:=[Global.B52]" office:value-type="float" office:value="2548" calcext:value-type="float">
            <text:p>2548</text:p>
          </table:table-cell>
          <table:table-cell table:formula="of:=[Global.C52]" office:value-type="float" office:value="-150.751815" calcext:value-type="float">
            <text:p>-150,75</text:p>
          </table:table-cell>
          <table:table-cell table:formula="of:=[Global.F52]" office:value-type="float" office:value="1800.224057" calcext:value-type="float">
            <text:p>1800,22</text:p>
          </table:table-cell>
          <table:table-cell table:formula="of:=[Global.E52]" office:value-type="float" office:value="-150.801595" calcext:value-type="float">
            <text:p>-150,8</text:p>
          </table:table-cell>
          <table:table-cell table:formula="of:=[RA.I52]" office:value-type="float" office:value="4" calcext:value-type="float">
            <text:p>4</text:p>
          </table:table-cell>
          <table:table-cell table:formula="of:=[VNS.H52]" office:value-type="float" office:value="-1" calcext:value-type="float">
            <text:p>-1</text:p>
          </table:table-cell>
          <table:table-cell table:formula="of:=[.G52]-[.C52]" office:value-type="float" office:value="149.751815" calcext:value-type="float">
            <text:p>149,75</text:p>
          </table:table-cell>
          <table:table-cell table:formula="of:=IF([.H52]&lt;1;1;0)" office:value-type="float" office:value="0" calcext:value-type="float">
            <text:p>0</text:p>
          </table:table-cell>
          <table:table-cell table:formula="of:=IF([.D52]&lt;0; IF([.D52]&lt;0; [.F52]-[.D52]; [.F52]+[.D52]); IF([.D52]&lt;0; [.F52]-[.D52]; [.F52]+[.D52]))" office:value-type="float" office:value="1804.224057" calcext:value-type="float">
            <text:p>1804,22</text:p>
          </table:table-cell>
          <table:table-cell table:formula="of:=[.F52]-[.C52]" office:value-type="float" office:value="154.751815" calcext:value-type="float">
            <text:p>154,75</text:p>
          </table:table-cell>
          <table:table-cell/>
          <table:table-cell table:formula="of:=[.G52]-[.C52]" office:value-type="float" office:value="149.751815" calcext:value-type="float">
            <text:p>149,75</text:p>
          </table:table-cell>
          <table:table-cell/>
          <table:table-cell table:formula="of:=IF([.K52]=[.M52]; &quot;IGUAL&quot;; IF([.K52]&lt;[.M52]; &quot;RA&quot;; &quot;VNS&quot;))" office:value-type="string" office:string-value="VNS" calcext:value-type="string">
            <text:p>VNS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table:formula="of:=[.T51]" office:value-type="float" office:value="454.934789616667" calcext:value-type="float">
            <text:p>454,93</text:p>
          </table:table-cell>
          <table:table-cell table:formula="of:=([.K52]-[.T52])*([.K52]-[.T52])" office:value-type="float" office:value="90109.8182497103" calcext:value-type="float">
            <text:p>90109,82</text:p>
          </table:table-cell>
          <table:table-cell table:formula="of:=[.V51]" office:value-type="float" office:value="449.51812295" calcext:value-type="float">
            <text:p>449,52</text:p>
          </table:table-cell>
          <table:table-cell table:formula="of:=([.M52]-[.V52])*([.M52]-[.V52])" office:value-type="float" office:value="89859.8393819743" calcext:value-type="float">
            <text:p>89859,84</text:p>
          </table:table-cell>
          <table:table-cell table:number-columns-repeated="4"/>
        </table:table-row>
        <table:table-row table:style-name="ro2">
          <table:table-cell table:formula="of:=[Global.A53]" office:value-type="string" office:string-value="rand-4-15-15-250-2,dssp" calcext:value-type="string">
            <text:p>rand-4-15-15-250-2,dssp</text:p>
          </table:table-cell>
          <table:table-cell table:formula="of:=[Global.B53]" office:value-type="float" office:value="2302" calcext:value-type="float">
            <text:p>2302</text:p>
          </table:table-cell>
          <table:table-cell table:formula="of:=[Global.C53]" office:value-type="float" office:value="-152" calcext:value-type="float">
            <text:p>-152</text:p>
          </table:table-cell>
          <table:table-cell table:formula="of:=[Global.F53]" office:value-type="float" office:value="1800.206668" calcext:value-type="float">
            <text:p>1800,21</text:p>
          </table:table-cell>
          <table:table-cell table:formula="of:=[Global.E53]" office:value-type="float" office:value="-152.112556" calcext:value-type="float">
            <text:p>-152,11</text:p>
          </table:table-cell>
          <table:table-cell table:formula="of:=[RA.I53]" office:value-type="float" office:value="10" calcext:value-type="float">
            <text:p>10</text:p>
          </table:table-cell>
          <table:table-cell table:formula="of:=[VNS.H53]" office:value-type="float" office:value="2" calcext:value-type="float">
            <text:p>2</text:p>
          </table:table-cell>
          <table:table-cell table:formula="of:=[.G53]-[.C53]" office:value-type="float" office:value="154" calcext:value-type="float">
            <text:p>154</text:p>
          </table:table-cell>
          <table:table-cell table:formula="of:=IF([.H53]&lt;1;1;0)" office:value-type="float" office:value="0" calcext:value-type="float">
            <text:p>0</text:p>
          </table:table-cell>
          <table:table-cell table:formula="of:=IF([.D53]&lt;0; IF([.D53]&lt;0; [.F53]-[.D53]; [.F53]+[.D53]); IF([.D53]&lt;0; [.F53]-[.D53]; [.F53]+[.D53]))" office:value-type="float" office:value="1810.206668" calcext:value-type="float">
            <text:p>1810,21</text:p>
          </table:table-cell>
          <table:table-cell table:formula="of:=[.F53]-[.C53]" office:value-type="float" office:value="162" calcext:value-type="float">
            <text:p>162</text:p>
          </table:table-cell>
          <table:table-cell/>
          <table:table-cell table:formula="of:=[.G53]-[.C53]" office:value-type="float" office:value="154" calcext:value-type="float">
            <text:p>154</text:p>
          </table:table-cell>
          <table:table-cell/>
          <table:table-cell table:formula="of:=IF([.K53]=[.M53]; &quot;IGUAL&quot;; IF([.K53]&lt;[.M53]; &quot;RA&quot;; &quot;VNS&quot;))" office:value-type="string" office:string-value="VNS" calcext:value-type="string">
            <text:p>VNS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table:formula="of:=[.T52]" office:value-type="float" office:value="454.934789616667" calcext:value-type="float">
            <text:p>454,93</text:p>
          </table:table-cell>
          <table:table-cell table:formula="of:=([.K53]-[.T53])*([.K53]-[.T53])" office:value-type="float" office:value="85810.7909677607" calcext:value-type="float">
            <text:p>85810,79</text:p>
          </table:table-cell>
          <table:table-cell table:formula="of:=[.V52]" office:value-type="float" office:value="449.51812295" calcext:value-type="float">
            <text:p>449,52</text:p>
          </table:table-cell>
          <table:table-cell table:formula="of:=([.M53]-[.V53])*([.M53]-[.V53])" office:value-type="float" office:value="87330.9609918913" calcext:value-type="float">
            <text:p>87330,96</text:p>
          </table:table-cell>
          <table:table-cell table:number-columns-repeated="4"/>
        </table:table-row>
        <table:table-row table:style-name="ro2">
          <table:table-cell table:formula="of:=[Global.A54]" office:value-type="string" office:string-value="rand-4-15-15-500-1,dssp" calcext:value-type="string">
            <text:p>rand-4-15-15-500-1,dssp</text:p>
          </table:table-cell>
          <table:table-cell table:formula="of:=[Global.B54]" office:value-type="float" office:value="25" calcext:value-type="float">
            <text:p>25</text:p>
          </table:table-cell>
          <table:table-cell table:formula="of:=[Global.C54]" office:value-type="float" office:value="-301" calcext:value-type="float">
            <text:p>-301</text:p>
          </table:table-cell>
          <table:table-cell table:formula="of:=[Global.F54]" office:value-type="float" office:value="1801.181078" calcext:value-type="float">
            <text:p>1801,18</text:p>
          </table:table-cell>
          <table:table-cell table:formula="of:=[Global.E54]" office:value-type="float" office:value="-301.569285" calcext:value-type="float">
            <text:p>-301,57</text:p>
          </table:table-cell>
          <table:table-cell table:formula="of:=[RA.I54]" office:value-type="float" office:value="10" calcext:value-type="float">
            <text:p>10</text:p>
          </table:table-cell>
          <table:table-cell table:formula="of:=[VNS.H54]" office:value-type="float" office:value="4" calcext:value-type="float">
            <text:p>4</text:p>
          </table:table-cell>
          <table:table-cell table:formula="of:=[.G54]-[.C54]" office:value-type="float" office:value="305" calcext:value-type="float">
            <text:p>305</text:p>
          </table:table-cell>
          <table:table-cell table:formula="of:=IF([.H54]&lt;1;1;0)" office:value-type="float" office:value="0" calcext:value-type="float">
            <text:p>0</text:p>
          </table:table-cell>
          <table:table-cell table:formula="of:=IF([.D54]&lt;0; IF([.D54]&lt;0; [.F54]-[.D54]; [.F54]+[.D54]); IF([.D54]&lt;0; [.F54]-[.D54]; [.F54]+[.D54]))" office:value-type="float" office:value="1811.181078" calcext:value-type="float">
            <text:p>1811,18</text:p>
          </table:table-cell>
          <table:table-cell table:formula="of:=[.F54]-[.C54]" office:value-type="float" office:value="311" calcext:value-type="float">
            <text:p>311</text:p>
          </table:table-cell>
          <table:table-cell/>
          <table:table-cell table:formula="of:=[.G54]-[.C54]" office:value-type="float" office:value="305" calcext:value-type="float">
            <text:p>305</text:p>
          </table:table-cell>
          <table:table-cell/>
          <table:table-cell table:formula="of:=IF([.K54]=[.M54]; &quot;IGUAL&quot;; IF([.K54]&lt;[.M54]; &quot;RA&quot;; &quot;VNS&quot;))" office:value-type="string" office:string-value="VNS" calcext:value-type="string">
            <text:p>VNS</text:p>
          </table:table-cell>
          <table:table-cell office:value-type="float" office:value="53" calcext:value-type="float">
            <text:p>53</text:p>
          </table:table-cell>
          <table:table-cell table:number-columns-repeated="3"/>
          <table:table-cell table:formula="of:=[.T53]" office:value-type="float" office:value="454.934789616667" calcext:value-type="float">
            <text:p>454,93</text:p>
          </table:table-cell>
          <table:table-cell table:formula="of:=([.K54]-[.T54])*([.K54]-[.T54])" office:value-type="float" office:value="20717.2236619941" calcext:value-type="float">
            <text:p>20717,22</text:p>
          </table:table-cell>
          <table:table-cell table:formula="of:=[.V53]" office:value-type="float" office:value="449.51812295" calcext:value-type="float">
            <text:p>449,52</text:p>
          </table:table-cell>
          <table:table-cell table:formula="of:=([.M54]-[.V54])*([.M54]-[.V54])" office:value-type="float" office:value="20885.4878609913" calcext:value-type="float">
            <text:p>20885,49</text:p>
          </table:table-cell>
          <table:table-cell table:number-columns-repeated="4"/>
        </table:table-row>
        <table:table-row table:style-name="ro2">
          <table:table-cell table:formula="of:=[Global.A55]" office:value-type="string" office:string-value="rand-4-15-15-500-2,dssp" calcext:value-type="string">
            <text:p>rand-4-15-15-500-2,dssp</text:p>
          </table:table-cell>
          <table:table-cell table:formula="of:=[Global.B55]" office:value-type="float" office:value="763" calcext:value-type="float">
            <text:p>763</text:p>
          </table:table-cell>
          <table:table-cell table:formula="of:=[Global.C55]" office:value-type="float" office:value="-302.900937" calcext:value-type="float">
            <text:p>-302,9</text:p>
          </table:table-cell>
          <table:table-cell table:formula="of:=[Global.F55]" office:value-type="float" office:value="1800.673198" calcext:value-type="float">
            <text:p>1800,67</text:p>
          </table:table-cell>
          <table:table-cell table:formula="of:=[Global.E55]" office:value-type="float" office:value="-302.92638" calcext:value-type="float">
            <text:p>-302,93</text:p>
          </table:table-cell>
          <table:table-cell table:formula="of:=[RA.I55]" office:value-type="float" office:value="16" calcext:value-type="float">
            <text:p>16</text:p>
          </table:table-cell>
          <table:table-cell table:formula="of:=[VNS.H55]" office:value-type="float" office:value="5" calcext:value-type="float">
            <text:p>5</text:p>
          </table:table-cell>
          <table:table-cell table:formula="of:=[.G55]-[.C55]" office:value-type="float" office:value="307.900937" calcext:value-type="float">
            <text:p>307,9</text:p>
          </table:table-cell>
          <table:table-cell table:formula="of:=IF([.H55]&lt;1;1;0)" office:value-type="float" office:value="0" calcext:value-type="float">
            <text:p>0</text:p>
          </table:table-cell>
          <table:table-cell table:formula="of:=IF([.D55]&lt;0; IF([.D55]&lt;0; [.F55]-[.D55]; [.F55]+[.D55]); IF([.D55]&lt;0; [.F55]-[.D55]; [.F55]+[.D55]))" office:value-type="float" office:value="1816.673198" calcext:value-type="float">
            <text:p>1816,67</text:p>
          </table:table-cell>
          <table:table-cell table:formula="of:=[.F55]-[.C55]" office:value-type="float" office:value="318.900937" calcext:value-type="float">
            <text:p>318,9</text:p>
          </table:table-cell>
          <table:table-cell/>
          <table:table-cell table:formula="of:=[.G55]-[.C55]" office:value-type="float" office:value="307.900937" calcext:value-type="float">
            <text:p>307,9</text:p>
          </table:table-cell>
          <table:table-cell/>
          <table:table-cell table:formula="of:=IF([.K55]=[.M55]; &quot;IGUAL&quot;; IF([.K55]&lt;[.M55]; &quot;RA&quot;; &quot;VNS&quot;))" office:value-type="string" office:string-value="VNS" calcext:value-type="string">
            <text:p>VNS</text:p>
          </table:table-cell>
          <table:table-cell office:value-type="float" office:value="54" calcext:value-type="float">
            <text:p>54</text:p>
          </table:table-cell>
          <table:table-cell table:number-columns-repeated="3"/>
          <table:table-cell table:formula="of:=[.T54]" office:value-type="float" office:value="454.934789616667" calcext:value-type="float">
            <text:p>454,93</text:p>
          </table:table-cell>
          <table:table-cell table:formula="of:=([.K55]-[.T55])*([.K55]-[.T55])" office:value-type="float" office:value="18505.209057733" calcext:value-type="float">
            <text:p>18505,21</text:p>
          </table:table-cell>
          <table:table-cell table:formula="of:=[.V54]" office:value-type="float" office:value="449.51812295" calcext:value-type="float">
            <text:p>449,52</text:p>
          </table:table-cell>
          <table:table-cell table:formula="of:=([.M55]-[.V55])*([.M55]-[.V55])" office:value-type="float" office:value="20055.4273563969" calcext:value-type="float">
            <text:p>20055,43</text:p>
          </table:table-cell>
          <table:table-cell table:number-columns-repeated="4"/>
        </table:table-row>
        <table:table-row table:style-name="ro2">
          <table:table-cell table:formula="of:=[Global.A56]" office:value-type="string" office:string-value="rand-4-15-15-750-1,dssp" calcext:value-type="string">
            <text:p>rand-4-15-15-750-1,dssp</text:p>
          </table:table-cell>
          <table:table-cell table:formula="of:=[Global.B56]" office:value-type="float" office:value="6" calcext:value-type="float">
            <text:p>6</text:p>
          </table:table-cell>
          <table:table-cell table:formula="of:=[Global.C56]" office:value-type="float" office:value="-452.221667" calcext:value-type="float">
            <text:p>-452,22</text:p>
          </table:table-cell>
          <table:table-cell table:formula="of:=[Global.F56]" office:value-type="float" office:value="1802.142683" calcext:value-type="float">
            <text:p>1802,14</text:p>
          </table:table-cell>
          <table:table-cell table:formula="of:=[Global.E56]" office:value-type="float" office:value="-452.237583" calcext:value-type="float">
            <text:p>-452,24</text:p>
          </table:table-cell>
          <table:table-cell table:formula="of:=[RA.I56]" office:value-type="float" office:value="17" calcext:value-type="float">
            <text:p>17</text:p>
          </table:table-cell>
          <table:table-cell table:formula="of:=[VNS.H56]" office:value-type="float" office:value="4" calcext:value-type="float">
            <text:p>4</text:p>
          </table:table-cell>
          <table:table-cell table:formula="of:=[.G56]-[.C56]" office:value-type="float" office:value="456.221667" calcext:value-type="float">
            <text:p>456,22</text:p>
          </table:table-cell>
          <table:table-cell table:formula="of:=IF([.H56]&lt;1;1;0)" office:value-type="float" office:value="0" calcext:value-type="float">
            <text:p>0</text:p>
          </table:table-cell>
          <table:table-cell table:formula="of:=IF([.D56]&lt;0; IF([.D56]&lt;0; [.F56]-[.D56]; [.F56]+[.D56]); IF([.D56]&lt;0; [.F56]-[.D56]; [.F56]+[.D56]))" office:value-type="float" office:value="1819.142683" calcext:value-type="float">
            <text:p>1819,14</text:p>
          </table:table-cell>
          <table:table-cell table:formula="of:=[.F56]-[.C56]" office:value-type="float" office:value="469.221667" calcext:value-type="float">
            <text:p>469,22</text:p>
          </table:table-cell>
          <table:table-cell/>
          <table:table-cell table:formula="of:=[.G56]-[.C56]" office:value-type="float" office:value="456.221667" calcext:value-type="float">
            <text:p>456,22</text:p>
          </table:table-cell>
          <table:table-cell/>
          <table:table-cell table:formula="of:=IF([.K56]=[.M56]; &quot;IGUAL&quot;; IF([.K56]&lt;[.M56]; &quot;RA&quot;; &quot;VNS&quot;))" office:value-type="string" office:string-value="VNS" calcext:value-type="string">
            <text:p>VNS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table:formula="of:=[.T55]" office:value-type="float" office:value="454.934789616667" calcext:value-type="float">
            <text:p>454,93</text:p>
          </table:table-cell>
          <table:table-cell table:formula="of:=([.K56]-[.T56])*([.K56]-[.T56])" office:value-type="float" office:value="204.114865366404" calcext:value-type="float">
            <text:p>204,11</text:p>
          </table:table-cell>
          <table:table-cell table:formula="of:=[.V55]" office:value-type="float" office:value="449.51812295" calcext:value-type="float">
            <text:p>449,52</text:p>
          </table:table-cell>
          <table:table-cell table:formula="of:=([.M56]-[.V56])*([.M56]-[.V56])" office:value-type="float" office:value="44.9375028302905" calcext:value-type="float">
            <text:p>44,94</text:p>
          </table:table-cell>
          <table:table-cell table:number-columns-repeated="4"/>
        </table:table-row>
        <table:table-row table:style-name="ro2">
          <table:table-cell table:formula="of:=[Global.A57]" office:value-type="string" office:string-value="rand-4-15-15-750-2,dssp" calcext:value-type="string">
            <text:p>rand-4-15-15-750-2,dssp</text:p>
          </table:table-cell>
          <table:table-cell table:formula="of:=[Global.B57]" office:value-type="float" office:value="14" calcext:value-type="float">
            <text:p>14</text:p>
          </table:table-cell>
          <table:table-cell table:formula="of:=[Global.C57]" office:value-type="float" office:value="-459.607449" calcext:value-type="float">
            <text:p>-459,61</text:p>
          </table:table-cell>
          <table:table-cell table:formula="of:=[Global.F57]" office:value-type="float" office:value="1801.699318" calcext:value-type="float">
            <text:p>1801,7</text:p>
          </table:table-cell>
          <table:table-cell table:formula="of:=[Global.E57]" office:value-type="float" office:value="-459.623925" calcext:value-type="float">
            <text:p>-459,62</text:p>
          </table:table-cell>
          <table:table-cell table:formula="of:=[RA.I57]" office:value-type="float" office:value="9" calcext:value-type="float">
            <text:p>9</text:p>
          </table:table-cell>
          <table:table-cell table:formula="of:=[VNS.H57]" office:value-type="float" office:value="5" calcext:value-type="float">
            <text:p>5</text:p>
          </table:table-cell>
          <table:table-cell table:formula="of:=[.G57]-[.C57]" office:value-type="float" office:value="464.607449" calcext:value-type="float">
            <text:p>464,61</text:p>
          </table:table-cell>
          <table:table-cell table:formula="of:=IF([.H57]&lt;1;1;0)" office:value-type="float" office:value="0" calcext:value-type="float">
            <text:p>0</text:p>
          </table:table-cell>
          <table:table-cell table:formula="of:=IF([.D57]&lt;0; IF([.D57]&lt;0; [.F57]-[.D57]; [.F57]+[.D57]); IF([.D57]&lt;0; [.F57]-[.D57]; [.F57]+[.D57]))" office:value-type="float" office:value="1810.699318" calcext:value-type="float">
            <text:p>1810,7</text:p>
          </table:table-cell>
          <table:table-cell table:formula="of:=[.F57]-[.C57]" office:value-type="float" office:value="468.607449" calcext:value-type="float">
            <text:p>468,61</text:p>
          </table:table-cell>
          <table:table-cell/>
          <table:table-cell table:formula="of:=[.G57]-[.C57]" office:value-type="float" office:value="464.607449" calcext:value-type="float">
            <text:p>464,61</text:p>
          </table:table-cell>
          <table:table-cell/>
          <table:table-cell table:formula="of:=IF([.K57]=[.M57]; &quot;IGUAL&quot;; IF([.K57]&lt;[.M57]; &quot;RA&quot;; &quot;VNS&quot;))" office:value-type="string" office:string-value="VNS" calcext:value-type="string">
            <text:p>VNS</text:p>
          </table:table-cell>
          <table:table-cell office:value-type="float" office:value="56" calcext:value-type="float">
            <text:p>56</text:p>
          </table:table-cell>
          <table:table-cell table:number-columns-repeated="3"/>
          <table:table-cell table:formula="of:=[.T56]" office:value-type="float" office:value="454.934789616667" calcext:value-type="float">
            <text:p>454,93</text:p>
          </table:table-cell>
          <table:table-cell table:formula="of:=([.K57]-[.T57])*([.K57]-[.T57])" office:value-type="float" office:value="186.941614612654" calcext:value-type="float">
            <text:p>186,94</text:p>
          </table:table-cell>
          <table:table-cell table:formula="of:=[.V56]" office:value-type="float" office:value="449.51812295" calcext:value-type="float">
            <text:p>449,52</text:p>
          </table:table-cell>
          <table:table-cell table:formula="of:=([.M57]-[.V57])*([.M57]-[.V57])" office:value-type="float" office:value="227.687760643207" calcext:value-type="float">
            <text:p>227,69</text:p>
          </table:table-cell>
          <table:table-cell table:number-columns-repeated="4"/>
        </table:table-row>
        <table:table-row table:style-name="ro2">
          <table:table-cell table:formula="of:=[Global.A58]" office:value-type="string" office:string-value="rand-4-20-20-1000-1,dssp" calcext:value-type="string">
            <text:p>rand-4-20-20-1000-1,dssp</text:p>
          </table:table-cell>
          <table:table-cell table:formula="of:=[Global.B58]" office:value-type="float" office:value="1" calcext:value-type="float">
            <text:p>1</text:p>
          </table:table-cell>
          <table:table-cell table:formula="of:=[Global.C58]" office:value-type="float" office:value="-601.465055" calcext:value-type="float">
            <text:p>-601,47</text:p>
          </table:table-cell>
          <table:table-cell table:formula="of:=[Global.F58]" office:value-type="float" office:value="1807.079786" calcext:value-type="float">
            <text:p>1807,08</text:p>
          </table:table-cell>
          <table:table-cell table:formula="of:=[Global.E58]" office:value-type="float" office:value="-601.465055" calcext:value-type="float">
            <text:p>-601,47</text:p>
          </table:table-cell>
          <table:table-cell table:formula="of:=[RA.I58]" office:value-type="float" office:value="40" calcext:value-type="float">
            <text:p>40</text:p>
          </table:table-cell>
          <table:table-cell table:formula="of:=[VNS.H58]" office:value-type="float" office:value="8" calcext:value-type="float">
            <text:p>8</text:p>
          </table:table-cell>
          <table:table-cell table:formula="of:=[.G58]-[.C58]" office:value-type="float" office:value="609.465055" calcext:value-type="float">
            <text:p>609,47</text:p>
          </table:table-cell>
          <table:table-cell table:formula="of:=IF([.H58]&lt;1;1;0)" office:value-type="float" office:value="0" calcext:value-type="float">
            <text:p>0</text:p>
          </table:table-cell>
          <table:table-cell table:formula="of:=IF([.D58]&lt;0; IF([.D58]&lt;0; [.F58]-[.D58]; [.F58]+[.D58]); IF([.D58]&lt;0; [.F58]-[.D58]; [.F58]+[.D58]))" office:value-type="float" office:value="1847.079786" calcext:value-type="float">
            <text:p>1847,08</text:p>
          </table:table-cell>
          <table:table-cell table:formula="of:=[.F58]-[.C58]" office:value-type="float" office:value="641.465055" calcext:value-type="float">
            <text:p>641,47</text:p>
          </table:table-cell>
          <table:table-cell/>
          <table:table-cell table:formula="of:=[.G58]-[.C58]" office:value-type="float" office:value="609.465055" calcext:value-type="float">
            <text:p>609,47</text:p>
          </table:table-cell>
          <table:table-cell/>
          <table:table-cell table:formula="of:=IF([.K58]=[.M58]; &quot;IGUAL&quot;; IF([.K58]&lt;[.M58]; &quot;RA&quot;; &quot;VNS&quot;))" office:value-type="string" office:string-value="VNS" calcext:value-type="string">
            <text:p>VNS</text:p>
          </table:table-cell>
          <table:table-cell office:value-type="float" office:value="57" calcext:value-type="float">
            <text:p>57</text:p>
          </table:table-cell>
          <table:table-cell table:number-columns-repeated="3"/>
          <table:table-cell table:formula="of:=[.T57]" office:value-type="float" office:value="454.934789616667" calcext:value-type="float">
            <text:p>454,93</text:p>
          </table:table-cell>
          <table:table-cell table:formula="of:=([.K58]-[.T58])*([.K58]-[.T58])" office:value-type="float" office:value="34793.5399039768" calcext:value-type="float">
            <text:p>34793,54</text:p>
          </table:table-cell>
          <table:table-cell table:formula="of:=[.V57]" office:value-type="float" office:value="449.51812295" calcext:value-type="float">
            <text:p>449,52</text:p>
          </table:table-cell>
          <table:table-cell table:formula="of:=([.M58]-[.V58])*([.M58]-[.V58])" office:value-type="float" office:value="25583.0210722073" calcext:value-type="float">
            <text:p>25583,02</text:p>
          </table:table-cell>
          <table:table-cell table:number-columns-repeated="4"/>
        </table:table-row>
        <table:table-row table:style-name="ro2">
          <table:table-cell table:formula="of:=[Global.A59]" office:value-type="string" office:string-value="rand-4-20-20-1000-2,dssp" calcext:value-type="string">
            <text:p>rand-4-20-20-1000-2,dssp</text:p>
          </table:table-cell>
          <table:table-cell table:formula="of:=[Global.B59]" office:value-type="float" office:value="2" calcext:value-type="float">
            <text:p>2</text:p>
          </table:table-cell>
          <table:table-cell table:formula="of:=[Global.C59]" office:value-type="float" office:value="-604.484897" calcext:value-type="float">
            <text:p>-604,48</text:p>
          </table:table-cell>
          <table:table-cell table:formula="of:=[Global.F59]" office:value-type="float" office:value="1804.903477" calcext:value-type="float">
            <text:p>1804,9</text:p>
          </table:table-cell>
          <table:table-cell table:formula="of:=[Global.E59]" office:value-type="float" office:value="-604.484897" calcext:value-type="float">
            <text:p>-604,48</text:p>
          </table:table-cell>
          <table:table-cell table:formula="of:=[RA.I59]" office:value-type="float" office:value="10" calcext:value-type="float">
            <text:p>10</text:p>
          </table:table-cell>
          <table:table-cell table:formula="of:=[VNS.H59]" office:value-type="float" office:value="4" calcext:value-type="float">
            <text:p>4</text:p>
          </table:table-cell>
          <table:table-cell table:formula="of:=[.G59]-[.C59]" office:value-type="float" office:value="608.484897" calcext:value-type="float">
            <text:p>608,48</text:p>
          </table:table-cell>
          <table:table-cell table:formula="of:=IF([.H59]&lt;1;1;0)" office:value-type="float" office:value="0" calcext:value-type="float">
            <text:p>0</text:p>
          </table:table-cell>
          <table:table-cell table:formula="of:=IF([.D59]&lt;0; IF([.D59]&lt;0; [.F59]-[.D59]; [.F59]+[.D59]); IF([.D59]&lt;0; [.F59]-[.D59]; [.F59]+[.D59]))" office:value-type="float" office:value="1814.903477" calcext:value-type="float">
            <text:p>1814,9</text:p>
          </table:table-cell>
          <table:table-cell table:formula="of:=[.F59]-[.C59]" office:value-type="float" office:value="614.484897" calcext:value-type="float">
            <text:p>614,48</text:p>
          </table:table-cell>
          <table:table-cell/>
          <table:table-cell table:formula="of:=[.G59]-[.C59]" office:value-type="float" office:value="608.484897" calcext:value-type="float">
            <text:p>608,48</text:p>
          </table:table-cell>
          <table:table-cell/>
          <table:table-cell table:formula="of:=IF([.K59]=[.M59]; &quot;IGUAL&quot;; IF([.K59]&lt;[.M59]; &quot;RA&quot;; &quot;VNS&quot;))" office:value-type="string" office:string-value="VNS" calcext:value-type="string">
            <text:p>VNS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table:formula="of:=[.T58]" office:value-type="float" office:value="454.934789616667" calcext:value-type="float">
            <text:p>454,93</text:p>
          </table:table-cell>
          <table:table-cell table:formula="of:=([.K59]-[.T59])*([.K59]-[.T59])" office:value-type="float" office:value="25456.2367660332" calcext:value-type="float">
            <text:p>25456,24</text:p>
          </table:table-cell>
          <table:table-cell table:formula="of:=[.V58]" office:value-type="float" office:value="449.51812295" calcext:value-type="float">
            <text:p>449,52</text:p>
          </table:table-cell>
          <table:table-cell table:formula="of:=([.M59]-[.V59])*([.M59]-[.V59])" office:value-type="float" office:value="25270.4352518638" calcext:value-type="float">
            <text:p>25270,44</text:p>
          </table:table-cell>
          <table:table-cell table:number-columns-repeated="4"/>
        </table:table-row>
        <table:table-row table:style-name="ro2">
          <table:table-cell table:formula="of:=[Global.A60]" office:value-type="string" office:string-value="rand-4-20-20-250-1,dssp" calcext:value-type="string">
            <text:p>rand-4-20-20-250-1,dssp</text:p>
          </table:table-cell>
          <table:table-cell table:formula="of:=[Global.B60]" office:value-type="float" office:value="2013" calcext:value-type="float">
            <text:p>2013</text:p>
          </table:table-cell>
          <table:table-cell table:formula="of:=[Global.C60]" office:value-type="float" office:value="-151.152221" calcext:value-type="float">
            <text:p>-151,15</text:p>
          </table:table-cell>
          <table:table-cell table:formula="of:=[Global.F60]" office:value-type="float" office:value="1800.269987" calcext:value-type="float">
            <text:p>1800,27</text:p>
          </table:table-cell>
          <table:table-cell table:formula="of:=[Global.E60]" office:value-type="float" office:value="-151.20241" calcext:value-type="float">
            <text:p>-151,2</text:p>
          </table:table-cell>
          <table:table-cell table:formula="of:=[RA.I60]" office:value-type="float" office:value="12" calcext:value-type="float">
            <text:p>12</text:p>
          </table:table-cell>
          <table:table-cell table:formula="of:=[VNS.H60]" office:value-type="float" office:value="4" calcext:value-type="float">
            <text:p>4</text:p>
          </table:table-cell>
          <table:table-cell table:formula="of:=[.G60]-[.C60]" office:value-type="float" office:value="155.152221" calcext:value-type="float">
            <text:p>155,15</text:p>
          </table:table-cell>
          <table:table-cell table:formula="of:=IF([.H60]&lt;1;1;0)" office:value-type="float" office:value="0" calcext:value-type="float">
            <text:p>0</text:p>
          </table:table-cell>
          <table:table-cell table:formula="of:=IF([.D60]&lt;0; IF([.D60]&lt;0; [.F60]-[.D60]; [.F60]+[.D60]); IF([.D60]&lt;0; [.F60]-[.D60]; [.F60]+[.D60]))" office:value-type="float" office:value="1812.269987" calcext:value-type="float">
            <text:p>1812,27</text:p>
          </table:table-cell>
          <table:table-cell table:formula="of:=[.F60]-[.C60]" office:value-type="float" office:value="163.152221" calcext:value-type="float">
            <text:p>163,15</text:p>
          </table:table-cell>
          <table:table-cell/>
          <table:table-cell table:formula="of:=[.G60]-[.C60]" office:value-type="float" office:value="155.152221" calcext:value-type="float">
            <text:p>155,15</text:p>
          </table:table-cell>
          <table:table-cell/>
          <table:table-cell table:formula="of:=IF([.K60]=[.M60]; &quot;IGUAL&quot;; IF([.K60]&lt;[.M60]; &quot;RA&quot;; &quot;VNS&quot;))" office:value-type="string" office:string-value="VNS" calcext:value-type="string">
            <text:p>VNS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table:formula="of:=[.T59]" office:value-type="float" office:value="454.934789616667" calcext:value-type="float">
            <text:p>454,93</text:p>
          </table:table-cell>
          <table:table-cell table:formula="of:=([.K60]-[.T60])*([.K60]-[.T60])" office:value-type="float" office:value="85137.0673485398" calcext:value-type="float">
            <text:p>85137,07</text:p>
          </table:table-cell>
          <table:table-cell table:formula="of:=[.V59]" office:value-type="float" office:value="449.51812295" calcext:value-type="float">
            <text:p>449,52</text:p>
          </table:table-cell>
          <table:table-cell table:formula="of:=([.M60]-[.V60])*([.M60]-[.V60])" office:value-type="float" office:value="86651.284230837" calcext:value-type="float">
            <text:p>86651,28</text:p>
          </table:table-cell>
          <table:table-cell table:number-columns-repeated="4"/>
        </table:table-row>
        <table:table-row table:style-name="ro2">
          <table:table-cell table:formula="of:=[Global.A61]" office:value-type="string" office:string-value="rand-4-20-20-250-2,dssp" calcext:value-type="string">
            <text:p>rand-4-20-20-250-2,dssp</text:p>
          </table:table-cell>
          <table:table-cell table:formula="of:=[Global.B61]" office:value-type="float" office:value="1419" calcext:value-type="float">
            <text:p>1419</text:p>
          </table:table-cell>
          <table:table-cell table:formula="of:=[Global.C61]" office:value-type="float" office:value="-153" calcext:value-type="float">
            <text:p>-153</text:p>
          </table:table-cell>
          <table:table-cell table:formula="of:=[Global.F61]" office:value-type="float" office:value="1800.250571" calcext:value-type="float">
            <text:p>1800,25</text:p>
          </table:table-cell>
          <table:table-cell table:formula="of:=[Global.E61]" office:value-type="float" office:value="-153.644036" calcext:value-type="float">
            <text:p>-153,64</text:p>
          </table:table-cell>
          <table:table-cell table:formula="of:=[RA.I61]" office:value-type="float" office:value="7" calcext:value-type="float">
            <text:p>7</text:p>
          </table:table-cell>
          <table:table-cell table:formula="of:=[VNS.H61]" office:value-type="float" office:value="5" calcext:value-type="float">
            <text:p>5</text:p>
          </table:table-cell>
          <table:table-cell table:formula="of:=[.G61]-[.C61]" office:value-type="float" office:value="158" calcext:value-type="float">
            <text:p>158</text:p>
          </table:table-cell>
          <table:table-cell table:formula="of:=IF([.H61]&lt;1;1;0)" office:value-type="float" office:value="0" calcext:value-type="float">
            <text:p>0</text:p>
          </table:table-cell>
          <table:table-cell table:formula="of:=IF([.D61]&lt;0; IF([.D61]&lt;0; [.F61]-[.D61]; [.F61]+[.D61]); IF([.D61]&lt;0; [.F61]-[.D61]; [.F61]+[.D61]))" office:value-type="float" office:value="1807.250571" calcext:value-type="float">
            <text:p>1807,25</text:p>
          </table:table-cell>
          <table:table-cell table:formula="of:=[.F61]-[.C61]" office:value-type="float" office:value="160" calcext:value-type="float">
            <text:p>160</text:p>
          </table:table-cell>
          <table:table-cell/>
          <table:table-cell table:formula="of:=[.G61]-[.C61]" office:value-type="float" office:value="158" calcext:value-type="float">
            <text:p>158</text:p>
          </table:table-cell>
          <table:table-cell/>
          <table:table-cell table:formula="of:=IF([.K61]=[.M61]; &quot;IGUAL&quot;; IF([.K61]&lt;[.M61]; &quot;RA&quot;; &quot;VNS&quot;))" office:value-type="string" office:string-value="VNS" calcext:value-type="string">
            <text:p>VNS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table:formula="of:=[.T60]" office:value-type="float" office:value="454.934789616667" calcext:value-type="float">
            <text:p>454,93</text:p>
          </table:table-cell>
          <table:table-cell table:formula="of:=([.K61]-[.T61])*([.K61]-[.T61])" office:value-type="float" office:value="86986.5301262274" calcext:value-type="float">
            <text:p>86986,53</text:p>
          </table:table-cell>
          <table:table-cell table:formula="of:=[.V60]" office:value-type="float" office:value="449.51812295" calcext:value-type="float">
            <text:p>449,52</text:p>
          </table:table-cell>
          <table:table-cell table:formula="of:=([.M61]-[.V61])*([.M61]-[.V61])" office:value-type="float" office:value="84982.8160082913" calcext:value-type="float">
            <text:p>84982,82</text:p>
          </table:table-cell>
          <table:table-cell table:number-columns-repeated="4"/>
        </table:table-row>
        <table:table-row table:style-name="ro2" table:number-rows-repeated="15">
          <table:table-cell table:number-columns-repeated="11"/>
          <table:table-cell table:style-name="Default"/>
          <table:table-cell table:number-columns-repeated="15"/>
        </table:table-row>
        <table:table-row table:style-name="ro2" table:number-rows-repeated="4">
          <table:table-cell table:number-columns-repeated="9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12"/>
        </table:table-row>
        <table:table-row table:style-name="ro2">
          <table:table-cell table:formula="of:=[Global.A81]" office:value-type="string" office:string-value="rand-4-5-5-750-2,dssp" calcext:value-type="string">
            <text:p>rand-4-5-5-750-2,dssp</text:p>
          </table:table-cell>
          <table:table-cell table:number-columns-repeated="8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3">
      <number:number number:decimal-places="3" loext:min-decimal-places="3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3">00/00/0000</text:date>, <text:time style:data-style-name="N2" text:time-value="06:38:25.5816456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7H16M51S</meta:editing-duration>
    <meta:editing-cycles>28</meta:editing-cycles>
    <meta:generator>LibreOffice/5.3.1.2$Linux_X86_64 LibreOffice_project/30m0$Build-2</meta:generator>
    <dc:date>2017-10-03T06:39:09.513635975</dc:date>
    <meta:document-statistic meta:table-count="5" meta:cell-count="3938" meta:object-count="0"/>
    <meta:user-defined meta:name="Info 1"/>
    <meta:user-defined meta:name="Info 2"/>
    <meta:user-defined meta:name="Info 3"/>
    <meta:user-defined meta:name="Info 4"/>
  </office:meta>
</office:document-meta>
</file>